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nsolas" svg:font-family="Consolas" style:font-family-generic="modern" style:font-pitch="fixed"/>
    <style:font-face style:name="Consolas1" svg:font-family="Consolas" style:font-family-generic="modern"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textarea-horizontal-align="justify" draw:textarea-vertical-align="middle" draw:auto-grow-height="false" fo:min-height="8.75cm" fo:min-width="19cm" style:writing-mode="lr-tb" loext:decorative="false"/>
      <style:paragraph-properties style:writing-mode="lr-tb"/>
    </style:style>
    <style:style style:name="gr3" style:family="graphic" style:parent-style-name="standard">
      <style:graphic-properties svg:stroke-color="#00a933" draw:fill-color="#afd095" draw:textarea-horizontal-align="justify" draw:textarea-vertical-align="middle" draw:auto-grow-height="false" fo:min-height="1.25cm" fo:min-width="5.5cm" style:writing-mode="lr-tb" loext:decorative="false"/>
      <style:paragraph-properties style:writing-mode="lr-tb"/>
    </style:style>
    <style:style style:name="gr4" style:family="graphic" style:parent-style-name="standard">
      <style:graphic-properties svg:stroke-color="#00a933" draw:fill-color="#afd095" draw:textarea-horizontal-align="justify" draw:textarea-vertical-align="middle" draw:auto-grow-height="false" fo:min-height="1.25cm" fo:min-width="3cm" style:writing-mode="lr-tb" loext:decorative="false"/>
      <style:paragraph-properties style:writing-mode="lr-tb"/>
    </style:style>
    <style:style style:name="gr5" style:family="graphic" style:parent-style-name="standard">
      <style:graphic-properties svg:stroke-color="#00a933" draw:fill-color="#afd095" draw:textarea-horizontal-align="justify" draw:textarea-vertical-align="middle" draw:auto-grow-height="false" fo:min-height="1.25cm" fo:min-width="6.5cm" style:writing-mode="lr-tb" loext:decorative="false"/>
      <style:paragraph-properties style:writing-mode="lr-tb"/>
    </style:style>
    <style:style style:name="gr6" style:family="graphic" style:parent-style-name="objectwithoutfill">
      <style:graphic-properties svg:stroke-width="0.081cm" svg:stroke-color="#000000" draw:marker-start-width="0.326cm" draw:marker-end="Arrowheads_20_1" draw:marker-end-width="0.346cm" draw:fill="none" draw:fill-color="#000000" draw:textarea-vertical-align="middle" fo:padding-top="0.14cm" fo:padding-bottom="0.14cm" fo:padding-left="0.265cm" fo:padding-right="0.265cm" loext:decorative="false"/>
    </style:style>
    <style:style style:name="gr7"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8" style:family="graphic" style:parent-style-name="objectwithoutfill">
      <style:graphic-properties svg:stroke-width="0.081cm" svg:stroke-color="#000000" draw:marker-start="Arrowheads_20_2" draw:marker-start-width="0.326cm" draw:marker-end="" draw:marker-end-width="0.346cm" draw:fill="none" draw:fill-color="#000000" draw:textarea-vertical-align="middle" fo:padding-top="0.14cm" fo:padding-bottom="0.14cm" fo:padding-left="0.265cm" fo:padding-right="0.265cm" loext:decorative="false"/>
    </style:style>
    <style:style style:name="gr9" style:family="graphic" style:parent-style-name="standard">
      <style:graphic-properties draw:fill="none" draw:textarea-vertical-align="middle" draw:auto-grow-height="false" fo:min-height="8.282cm" fo:min-width="0cm" fo:wrap-option="wrap" loext:decorative="false"/>
    </style:style>
    <style:style style:name="gr10"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11" style:family="graphic" style:parent-style-name="standard">
      <style:graphic-properties svg:stroke-color="#00a933" draw:fill-color="#afd095" draw:textarea-horizontal-align="justify" draw:textarea-vertical-align="middle" draw:auto-grow-height="false" fo:min-height="1.25cm" fo:min-width="2cm" style:writing-mode="lr-tb"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in-height="0.75cm" loext:decorative="false"/>
      <style:paragraph-properties style:writing-mode="lr-tb"/>
    </style:style>
    <style:style style:name="gr13" style:family="graphic" style:parent-style-name="objectwithoutfill">
      <style:graphic-properties draw:stroke="dash" draw:stroke-dash="Long_20_Dot" draw:marker-end="Arrowheads_20_4" draw:marker-end-width="0.3cm" svg:stroke-linecap="butt" draw:fill="none" draw:textarea-vertical-align="middle" loext:decorative="false"/>
    </style:style>
    <style:style style:name="gr14" style:family="graphic" style:parent-style-name="standard">
      <style:graphic-properties draw:stroke="none" svg:stroke-color="#000000" draw:fill="none" draw:fill-color="#ffffff" draw:auto-grow-height="true" draw:auto-grow-width="false" fo:min-height="3.25cm" loext:decorative="false"/>
      <style:paragraph-properties style:writing-mode="lr-tb"/>
    </style:style>
    <style:style style:name="gr15" style:family="graphic" style:parent-style-name="standard">
      <style:graphic-properties loext:decorative="false"/>
    </style:style>
    <style:style style:name="gr16" style:family="graphic" style:parent-style-name="standard">
      <style:graphic-properties draw:stroke="none" svg:stroke-color="#000000" draw:fill="none" draw:fill-color="#ffffff" draw:auto-grow-height="true" draw:auto-grow-width="false" fo:min-height="1.486cm" loext:decorative="false"/>
      <style:paragraph-properties style:writing-mode="lr-tb"/>
    </style:style>
    <style:style style:name="gr17" style:family="graphic" style:parent-style-name="standard">
      <style:graphic-properties draw:fill="none" draw:textarea-vertical-align="middle" draw:auto-grow-height="false" fo:min-height="10.178cm" fo:min-width="0cm" fo:wrap-option="wrap" loext:decorative="false"/>
    </style:style>
    <style:style style:name="gr18"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in-height="10.514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in-height="10.25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11.881cm"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in-height="4.741cm" loext:decorative="false"/>
      <style:paragraph-properties style:writing-mode="lr-tb"/>
    </style:style>
    <style:style style:name="gr23" style:family="graphic" style:parent-style-name="standard">
      <style:graphic-properties draw:fill="none" draw:textarea-vertical-align="middle" draw:auto-grow-height="false" fo:min-height="7.781cm" fo:min-width="0cm" fo:wrap-option="wrap" loext:decorative="false"/>
    </style:style>
    <style:style style:name="gr24" style:family="graphic" style:parent-style-name="standard">
      <style:graphic-properties draw:stroke="none" svg:stroke-color="#000000" draw:fill="none" draw:fill-color="#ffffff" draw:auto-grow-height="true" draw:auto-grow-width="false" fo:min-height="0.581cm" loext:decorative="false"/>
      <style:paragraph-properties style:writing-mode="lr-tb"/>
    </style:style>
    <style:style style:name="gr25" style:family="graphic" style:parent-style-name="standard">
      <style:graphic-properties draw:fill="none" draw:textarea-vertical-align="middle" draw:auto-grow-height="false" fo:min-height="17.504cm" fo:min-width="0cm" fo:wrap-option="wrap" loext:decorative="false"/>
    </style:style>
    <style:style style:name="gr26" style:family="graphic" style:parent-style-name="standard">
      <style:graphic-properties draw:stroke="none" svg:stroke-color="#000000" draw:fill="none" draw:fill-color="#ffffff" draw:auto-grow-height="true" draw:auto-grow-width="false" fo:min-height="0.94cm" loext:decorative="false"/>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in-height="1.624cm" loext:decorative="false"/>
      <style:paragraph-properties style:writing-mode="lr-tb"/>
    </style:style>
    <style:style style:name="gr28" style:family="graphic">
      <style:graphic-properties style:writing-mode="lr-tb" loext:decorative="false"/>
    </style:style>
    <style:style style:name="gr29" style:family="graphic" style:parent-style-name="standard">
      <style:graphic-properties draw:textarea-horizontal-align="justify" draw:textarea-vertical-align="middle" draw:auto-grow-height="false" fo:min-height="2.757cm" fo:min-width="18.122cm" style:writing-mode="lr-tb"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3.626cm" loext:decorative="false"/>
      <style:paragraph-properties style:writing-mode="lr-tb"/>
    </style:style>
    <style:style style:name="gr31" style:family="graphic" style:parent-style-name="standard">
      <style:graphic-properties svg:stroke-color="#00a933" draw:fill-color="#afd095" draw:textarea-horizontal-align="justify" draw:textarea-vertical-align="middle" draw:auto-grow-height="false" fo:min-height="1.25cm" fo:min-width="1.134cm" style:writing-mode="lr-tb" loext:decorative="false"/>
      <style:paragraph-properties style:writing-mode="lr-tb"/>
    </style:style>
    <style:style style:name="gr32" style:family="graphic" style:parent-style-name="standard">
      <style:graphic-properties draw:stroke="none" draw:fill="none" loext:decorative="false"/>
      <style:paragraph-properties style:writing-mode="lr-tb"/>
    </style:style>
    <style:style style:name="gr33" style:family="graphic" style:parent-style-name="standard">
      <style:graphic-properties draw:fill="none" draw:textarea-vertical-align="middle" draw:auto-grow-height="false" fo:min-height="1.275cm" fo:min-width="0cm" fo:wrap-option="wrap" loext:decorative="false"/>
    </style:style>
    <style:style style:name="gr34" style:family="graphic" style:parent-style-name="standard" style:list-style-name="L1">
      <style:graphic-properties draw:stroke="none" svg:stroke-color="#000000" draw:fill="none" draw:fill-color="#ffffff" draw:auto-grow-height="true" draw:auto-grow-width="false" fo:min-height="1.639cm" loext:decorative="false"/>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in-height="1.624cm" loext:decorative="false"/>
      <style:paragraph-properties style:writing-mode="lr-tb"/>
    </style:style>
    <style:style style:name="gr36" style:family="graphic" style:parent-style-name="standard">
      <style:graphic-properties draw:stroke-linejoin="round" svg:stroke-linecap="round" draw:textarea-horizontal-align="justify" draw:textarea-vertical-align="middle" draw:auto-grow-height="false" fo:min-height="4.165cm" fo:min-width="8.606cm" style:writing-mode="lr-tb" loext:decorative="false"/>
      <style:paragraph-properties style:writing-mode="lr-tb"/>
    </style:style>
    <style:style style:name="gr37" style:family="graphic" style:parent-style-name="standard">
      <style:graphic-properties draw:fill="none" draw:textarea-vertical-align="middle" draw:auto-grow-height="false" fo:min-height="3.877cm" fo:min-width="0cm" fo:wrap-option="wrap" loext:decorative="false"/>
    </style:style>
    <style:style style:name="gr38" style:family="graphic" style:parent-style-name="objectwithoutfill">
      <style:graphic-properties draw:stroke="dash" draw:stroke-dash="Long_20_Dot" svg:stroke-color="#000000" draw:marker-start="Arrowheads_20_8" draw:marker-end="Arrowheads_20_7" draw:marker-end-width="0.3cm" svg:stroke-linecap="butt" draw:fill="none" draw:textarea-vertical-align="middle" loext:decorative="false"/>
    </style:style>
    <style:style style:name="gr39" style:family="graphic" style:parent-style-name="standard" style:list-style-name="L1">
      <style:graphic-properties draw:stroke="none" svg:stroke-color="#000000" draw:fill="none" draw:fill-color="#ffffff" draw:auto-grow-height="true" draw:auto-grow-width="false" fo:min-height="1.624cm" loext:decorative="false"/>
      <style:paragraph-properties style:writing-mode="lr-tb"/>
    </style:style>
    <style:style style:name="pr1" style:family="presentation" style:parent-style-name="Forestbird-title">
      <style:graphic-properties draw:auto-grow-height="true" fo:min-height="2.5cm" loext:decorative="false"/>
      <style:paragraph-properties style:writing-mode="lr-tb"/>
    </style:style>
    <style:style style:name="pr2" style:family="presentation" style:parent-style-name="Forestbird-outline1">
      <style:graphic-properties fo:min-height="11.929cm" loext:decorative="false"/>
      <style:paragraph-properties style:writing-mode="lr-tb"/>
    </style:style>
    <style:style style:name="pr3" style:family="presentation" style:parent-style-name="Forestbird-notes">
      <style:graphic-properties draw:fill-color="#ffffff" draw:auto-grow-height="true" fo:min-height="13.364cm" loext:decorative="false"/>
      <style:paragraph-properties style:writing-mode="lr-tb"/>
    </style:style>
    <style:style style:name="pr4" style:family="presentation" style:parent-style-name="Forestbird1-title">
      <style:graphic-properties draw:auto-grow-height="true" fo:min-height="2.5cm" loext:decorative="false"/>
      <style:paragraph-properties style:writing-mode="lr-tb"/>
    </style:style>
    <style:style style:name="pr5" style:family="presentation" style:parent-style-name="Forestbird1-notes">
      <style:graphic-properties draw:fill-color="#ffffff" draw:auto-grow-height="true" fo:min-height="13.364cm" loext:decorative="false"/>
      <style:paragraph-properties style:writing-mode="lr-tb"/>
    </style:style>
    <style:style style:name="pr6" style:family="presentation" style:parent-style-name="Forestbird3_5f_-title">
      <style:graphic-properties fo:min-height="2.5cm" loext:decorative="false"/>
      <style:paragraph-properties style:writing-mode="lr-tb"/>
    </style:style>
    <style:style style:name="pr7" style:family="presentation" style:parent-style-name="Forestbird3_5f_-notes">
      <style:graphic-properties draw:fill-color="#ffffff" fo:min-height="13.364cm" loext:decorative="false"/>
      <style:paragraph-properties style:writing-mode="lr-tb"/>
    </style:style>
    <style:style style:name="pr8" style:family="presentation" style:parent-style-name="Forestbird3_5f__5f_-title">
      <style:graphic-properties fo:min-height="2.5cm" loext:decorative="false"/>
      <style:paragraph-properties style:writing-mode="lr-tb"/>
    </style:style>
    <style:style style:name="pr9" style:family="presentation" style:parent-style-name="Forestbird3_5f__5f_-outline1">
      <style:graphic-properties fo:min-height="12cm" loext:decorative="false"/>
      <style:paragraph-properties style:writing-mode="lr-tb"/>
    </style:style>
    <style:style style:name="pr10" style:family="presentation" style:parent-style-name="Forestbird3_5f__5f_-notes">
      <style:graphic-properties draw:fill-color="#ffffff" fo:min-height="13.364cm" loext:decorative="false"/>
      <style:paragraph-properties style:writing-mode="lr-tb"/>
    </style:style>
    <style:style style:name="pr11" style:family="presentation" style:parent-style-name="Forestbird3-title">
      <style:graphic-properties draw:auto-grow-height="true" fo:min-height="2.5cm" loext:decorative="false"/>
      <style:paragraph-properties style:writing-mode="lr-tb"/>
    </style:style>
    <style:style style:name="pr12" style:family="presentation" style:parent-style-name="Forestbird3-notes">
      <style:graphic-properties draw:fill-color="#ffffff" draw:auto-grow-height="true" fo:min-height="14.293cm" loext:decorative="false"/>
      <style:paragraph-properties style:writing-mode="lr-tb"/>
    </style:style>
    <style:style style:name="pr13" style:family="presentation" style:parent-style-name="Forestbird3-notes">
      <style:graphic-properties draw:fill-color="#ffffff" draw:auto-grow-height="true" fo:min-height="14.468cm" loext:decorative="false"/>
      <style:paragraph-properties style:writing-mode="lr-tb"/>
    </style:style>
    <style:style style:name="pr14" style:family="presentation" style:parent-style-name="Forestbird2-title">
      <style:graphic-properties draw:auto-grow-height="true" fo:min-height="2.5cm" loext:decorative="false"/>
      <style:paragraph-properties style:writing-mode="lr-tb"/>
    </style:style>
    <style:style style:name="pr15" style:family="presentation" style:parent-style-name="Forestbird2-outline1">
      <style:graphic-properties fo:min-height="12cm" loext:decorative="false"/>
      <style:paragraph-properties style:writing-mode="lr-tb"/>
    </style:style>
    <style:style style:name="pr16" style:family="presentation" style:parent-style-name="Forestbird2-notes">
      <style:graphic-properties draw:fill-color="#ffffff" draw:auto-grow-height="true" fo:min-height="13.364cm" loext:decorative="false"/>
      <style:paragraph-properties style:writing-mode="lr-tb"/>
    </style:style>
    <style:style style:name="pr17" style:family="presentation" style:parent-style-name="Forestbird2_5f_-title">
      <style:graphic-properties draw:auto-grow-height="true" fo:min-height="2.5cm" loext:decorative="false"/>
      <style:paragraph-properties style:writing-mode="lr-tb"/>
    </style:style>
    <style:style style:name="pr18" style:family="presentation" style:parent-style-name="Forestbird2_5f_-notes">
      <style:graphic-properties draw:fill-color="#ffffff" draw:auto-grow-height="true" fo:min-height="13.364cm" loext:decorative="false"/>
      <style:paragraph-properties style:writing-mode="lr-tb"/>
    </style:style>
    <style:style style:name="pr19" style:family="presentation" style:parent-style-name="Forestbird2_5f__5f_-title">
      <style:graphic-properties draw:auto-grow-height="true" fo:min-height="2.5cm" loext:decorative="false"/>
      <style:paragraph-properties style:writing-mode="lr-tb"/>
    </style:style>
    <style:style style:name="pr20" style:family="presentation" style:parent-style-name="Forestbird2_5f__5f_-notes">
      <style:graphic-properties draw:fill-color="#ffffff" draw:auto-grow-height="true" fo:min-height="13.364cm" loext:decorative="false"/>
      <style:paragraph-properties style:writing-mode="lr-tb"/>
    </style:style>
    <style:style style:name="pr21" style:family="presentation" style:parent-style-name="Forestbird2_5f__5f__5f_-title">
      <style:graphic-properties draw:auto-grow-height="true" fo:min-height="2.5cm" loext:decorative="false"/>
      <style:paragraph-properties style:writing-mode="lr-tb"/>
    </style:style>
    <style:style style:name="pr22" style:family="presentation" style:parent-style-name="Forestbird2_5f__5f__5f_-notes">
      <style:graphic-properties draw:fill-color="#ffffff" draw:auto-grow-height="true" fo:min-height="13.364cm" loext:decorative="false"/>
      <style:paragraph-properties style:writing-mode="lr-tb"/>
    </style:style>
    <style:style style:name="pr23" style:family="presentation" style:parent-style-name="Forestbird2_5f__5f__5f_-outline1">
      <style:graphic-properties fo:min-height="12cm" loext:decorative="false"/>
      <style:paragraph-properties style:writing-mode="lr-tb"/>
    </style:style>
    <style:style style:name="pr24" style:family="presentation" style:parent-style-name="Forestbird3_5f_-title">
      <style:graphic-properties draw:auto-grow-height="true" fo:min-height="2.5cm" loext:decorative="false"/>
      <style:paragraph-properties style:writing-mode="lr-tb"/>
    </style:style>
    <style:style style:name="pr25" style:family="presentation" style:parent-style-name="Forestbird3_5f_-outline1">
      <style:graphic-properties fo:min-height="12cm" loext:decorative="false"/>
      <style:paragraph-properties style:writing-mode="lr-tb"/>
    </style:style>
    <style:style style:name="pr26" style:family="presentation" style:parent-style-name="Forestbird3_5f_-notes">
      <style:graphic-properties draw:fill-color="#ffffff" draw:auto-grow-height="true" fo:min-height="13.364cm" loext:decorative="false"/>
      <style:paragraph-properties style:writing-mode="lr-tb"/>
    </style:style>
    <style:style style:name="co1" style:family="table-column">
      <style:table-column-properties style:column-width="1.114cm" style:use-optimal-column-width="false"/>
    </style:style>
    <style:style style:name="co2" style:family="table-column">
      <style:table-column-properties style:column-width="3.813cm" style:use-optimal-column-width="false"/>
    </style:style>
    <style:style style:name="co3" style:family="table-column">
      <style:table-column-properties style:column-width="5.822cm" style:use-optimal-column-width="false"/>
    </style:style>
    <style:style style:name="co4" style:family="table-column">
      <style:table-column-properties style:column-width="2.462cm" style:use-optimal-column-width="false"/>
    </style:style>
    <style:style style:name="co5" style:family="table-column">
      <style:table-column-properties style:column-width="2.465cm" style:use-optimal-column-width="false"/>
    </style:style>
    <style:style style:name="co6" style:family="table-column">
      <style:table-column-properties style:column-width="3.487cm" style:use-optimal-column-width="false"/>
    </style:style>
    <style:style style:name="co7" style:family="table-column">
      <style:table-column-properties style:column-width="4.141cm" style:use-optimal-column-width="false"/>
    </style:style>
    <style:style style:name="co8" style:family="table-column">
      <style:table-column-properties style:column-width="4.233cm" style:use-optimal-column-width="false"/>
    </style:style>
    <style:style style:name="co9" style:family="table-column">
      <style:table-column-properties style:column-width="4.694cm" style:use-optimal-column-width="false"/>
    </style:style>
    <style:style style:name="co10" style:family="table-column">
      <style:table-column-properties style:column-width="3.396cm" style:use-optimal-column-width="false"/>
    </style:style>
    <style:style style:name="co11" style:family="table-column">
      <style:table-column-properties style:column-width="5.171cm" style:use-optimal-column-width="false"/>
    </style:style>
    <style:style style:name="co12" style:family="table-column">
      <style:table-column-properties style:column-width="4.494cm" style:use-optimal-column-width="false"/>
    </style:style>
    <style:style style:name="co13" style:family="table-column">
      <style:table-column-properties style:column-width="4.341cm" style:use-optimal-column-width="false"/>
    </style:style>
    <style:style style:name="co14" style:family="table-column">
      <style:table-column-properties style:column-width="4.018cm" style:use-optimal-column-width="false"/>
    </style:style>
    <style:style style:name="co15" style:family="table-column">
      <style:table-column-properties style:column-width="2.784cm" style:use-optimal-column-width="false"/>
    </style:style>
    <style:style style:name="co16" style:family="table-column">
      <style:table-column-properties style:column-width="4.785cm" style:use-optimal-column-width="false"/>
    </style:style>
    <style:style style:name="co17" style:family="table-column">
      <style:table-column-properties style:column-width="2.393cm" style:use-optimal-column-width="false"/>
    </style:style>
    <style:style style:name="co18" style:family="table-column">
      <style:table-column-properties style:column-width="4.172cm" style:use-optimal-column-width="false"/>
    </style:style>
    <style:style style:name="co19" style:family="table-column">
      <style:table-column-properties style:column-width="4.218cm" style:use-optimal-column-width="false"/>
    </style:style>
    <style:style style:name="co20" style:family="table-column">
      <style:table-column-properties style:column-width="3.13cm" style:use-optimal-column-width="false"/>
    </style:style>
    <style:style style:name="co21" style:family="table-column">
      <style:table-column-properties style:column-width="2.411cm" style:use-optimal-column-width="false"/>
    </style:style>
    <style:style style:name="co22" style:family="table-column">
      <style:table-column-properties style:column-width="2.872cm" style:use-optimal-column-width="false"/>
    </style:style>
    <style:style style:name="co23" style:family="table-column">
      <style:table-column-properties style:column-width="3.241cm" style:use-optimal-column-width="false"/>
    </style:style>
    <style:style style:name="co24" style:family="table-column">
      <style:table-column-properties style:column-width="3.282cm" style:use-optimal-column-width="false"/>
    </style:style>
    <style:style style:name="co25" style:family="table-column">
      <style:table-column-properties style:column-width="3.64cm" style:use-optimal-column-width="false"/>
    </style:style>
    <style:style style:name="co26" style:family="table-column">
      <style:table-column-properties style:column-width="4.008cm" style:use-optimal-column-width="false"/>
    </style:style>
    <style:style style:name="co27" style:family="table-column">
      <style:table-column-properties style:column-width="1.878cm" style:use-optimal-column-width="false"/>
    </style:style>
    <style:style style:name="co28" style:family="table-column">
      <style:table-column-properties style:column-width="2.659cm" style:use-optimal-column-width="false"/>
    </style:style>
    <style:style style:name="co29" style:family="table-column">
      <style:table-column-properties style:column-width="3.525cm" style:use-optimal-column-width="false"/>
    </style:style>
    <style:style style:name="ro1" style:family="table-row">
      <style:table-row-properties style:row-height="0.732cm" style:use-optimal-row-height="false"/>
    </style:style>
    <style:style style:name="ro2" style:family="table-row">
      <style:table-row-properties style:row-height="0.879cm" style:use-optimal-row-height="false"/>
    </style:style>
    <style:style style:name="ro3" style:family="table-row">
      <style:table-row-properties style:row-height="0.734cm" style:use-optimal-row-height="false"/>
    </style:style>
    <style:style style:name="ro4" style:family="table-row">
      <style:table-row-properties style:row-height="0.696cm" style:use-optimal-row-height="false"/>
    </style:style>
    <style:style style:name="ro5" style:family="table-row">
      <style:table-row-properties style:row-height="0.221cm" style:use-optimal-row-height="false"/>
    </style:style>
    <style:style style:name="ce1" style:family="table-cell">
      <style:paragraph-properties fo:text-align="center" fo:border="0.85pt solid #666666"/>
      <style:text-properties style:font-name="Consolas"/>
    </style:style>
    <style:style style:name="ce2" style:family="table-cell">
      <style:paragraph-properties fo:text-align="center" fo:border="0.85pt solid #666666"/>
      <style:text-properties style:font-name="Consolas" fo:font-size="14pt" style:font-size-asian="14pt" style:font-size-complex="14pt"/>
    </style:style>
    <style:style style:name="ce3" style:family="table-cell">
      <style:paragraph-properties fo:text-align="center"/>
      <style:text-properties style:font-name="Consolas" fo:font-size="14pt" style:font-size-asian="14pt" style:font-size-complex="14pt"/>
    </style:style>
    <style:style style:name="ce4" style:family="table-cell">
      <style:paragraph-properties fo:margin-left="0cm" fo:margin-right="0cm" fo:margin-top="0cm" fo:margin-bottom="0cm" fo:line-height="100%" fo:text-align="center" fo:text-indent="0cm"/>
      <style:text-properties style:font-name="Consolas" fo:font-size="14pt" style:font-size-asian="14pt" style:font-size-complex="14pt"/>
    </style:style>
    <style:style style:name="ce5" style:family="table-cell">
      <style:paragraph-properties fo:margin-left="0cm" fo:margin-right="0cm" fo:margin-top="0cm" fo:margin-bottom="0cm" fo:line-height="100%" fo:text-align="center" fo:text-indent="0cm"/>
      <style:text-properties style:font-name="Consolas" fo:font-size="14pt" style:font-size-asian="14pt" style:font-size-complex="14pt"/>
    </style:style>
    <style:style style:name="P1" style:family="paragraph">
      <loext:graphic-properties draw:fill-color="#ffffff"/>
    </style:style>
    <style:style style:name="P2" style:family="paragraph">
      <style:paragraph-properties fo:margin-left="0cm" fo:margin-right="0cm" fo:margin-top="0.374cm" fo:margin-bottom="0cm" fo:text-align="start" fo:text-indent="0cm"/>
    </style:style>
    <style:style style:name="P3" style:family="paragraph">
      <style:paragraph-properties fo:text-align="center" style:writing-mode="lr-tb"/>
    </style:style>
    <style:style style:name="P4" style:family="paragraph">
      <style:paragraph-properties fo:text-align="center"/>
    </style:style>
    <style:style style:name="P5" style:family="paragraph">
      <loext:graphic-properties draw:fill-color="#afd095"/>
      <style:paragraph-properties fo:text-align="center" style:writing-mode="lr-tb"/>
    </style:style>
    <style:style style:name="P6" style:family="paragraph">
      <loext:graphic-properties draw:fill="none" draw:fill-color="#000000"/>
      <style:paragraph-properties fo:text-align="center"/>
    </style:style>
    <style:style style:name="P7" style:family="paragraph">
      <loext:graphic-properties draw:fill="none" draw:fill-color="#ffffff"/>
    </style:style>
    <style:style style:name="P8" style:family="paragraph">
      <loext:graphic-properties draw:fill="none"/>
      <style:paragraph-properties fo:text-align="center"/>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paragraph-properties fo:margin-left="0cm" fo:margin-right="0cm" fo:margin-top="0cm" fo:margin-bottom="0cm" fo:line-height="100%" fo:text-align="center" fo:text-indent="0cm"/>
    </style:style>
    <style:style style:name="P11" style:family="paragraph">
      <style:paragraph-properties fo:margin-left="0cm" fo:margin-right="0cm" fo:text-indent="-0.6cm"/>
    </style:style>
    <style:style style:name="P12" style:family="paragraph">
      <style:paragraph-properties fo:margin-left="0cm" fo:margin-right="0cm" fo:text-indent="0cm"/>
    </style:style>
    <style:style style:name="P13" style:family="paragraph">
      <loext:graphic-properties draw:fill-color="#ffffff"/>
      <style:text-properties fo:font-size="14pt" style:font-size-asian="14pt" style:font-size-complex="14pt"/>
    </style:style>
    <style:style style:name="P14" style:family="paragraph">
      <loext:graphic-properties draw:fill="none" draw:fill-color="#ffffff"/>
      <style:text-properties style:font-name="Consolas" fo:font-size="14pt" style:font-size-asian="14pt" style:font-size-complex="14pt"/>
    </style:style>
    <style:style style:name="P15" style:family="paragraph">
      <style:paragraph-properties fo:text-align="center"/>
      <style:text-properties style:font-name="Consolas"/>
    </style:style>
    <style:style style:name="P16" style:family="paragraph">
      <style:paragraph-properties fo:text-align="center"/>
      <style:text-properties style:font-name="Consolas" fo:font-size="14pt" style:font-size-asian="14pt" style:font-size-complex="14pt"/>
    </style:style>
    <style:style style:name="P17" style:family="paragraph">
      <loext:graphic-properties draw:fill-color="#ffffff"/>
      <style:paragraph-properties fo:margin-left="0cm" fo:margin-right="0cm" fo:text-indent="0cm"/>
      <style:text-properties fo:font-size="14pt" style:font-size-asian="14pt" style:font-size-complex="14pt"/>
    </style:style>
    <style:style style:name="P18" style:family="paragraph">
      <loext:graphic-properties draw:fill="none" draw:fill-color="#ffffff"/>
      <style:text-properties fo:font-size="18pt"/>
    </style:style>
    <style:style style:name="P19" style:family="paragraph">
      <style:paragraph-properties fo:text-align="center"/>
      <style:text-properties style:font-name="Liberation Sans1"/>
    </style:style>
    <style:style style:name="P20" style:family="paragraph">
      <style:paragraph-properties fo:margin-left="0cm" fo:margin-right="0cm" fo:margin-top="0cm" fo:margin-bottom="0cm" fo:line-height="100%" fo:text-indent="0cm"/>
    </style:style>
    <style:style style:name="P21" style:family="paragraph">
      <loext:graphic-properties draw:fill-color="#ffffff"/>
      <style:paragraph-properties fo:margin-left="0cm" fo:margin-right="0cm" fo:text-indent="0cm"/>
      <style:text-properties fo:font-size="14pt"/>
    </style:style>
    <style:style style:name="P22" style:family="paragraph">
      <style:paragraph-properties fo:text-align="start"/>
    </style:style>
    <style:style style:name="P23" style:family="paragraph">
      <style:paragraph-properties fo:margin-left="0cm" fo:margin-right="0cm" fo:margin-top="0.374cm" fo:margin-bottom="0cm" fo:text-indent="0cm"/>
    </style:style>
    <style:style style:name="P24" style:family="paragraph">
      <style:paragraph-properties fo:margin-left="0cm" fo:margin-right="0cm" fo:margin-top="0cm" fo:margin-bottom="0cm" fo:text-indent="0cm"/>
    </style:style>
    <style:style style:name="P25" style:family="paragraph">
      <loext:graphic-properties draw:fill-color="#ffffff"/>
      <style:paragraph-properties fo:margin-left="0cm" fo:margin-right="0cm" fo:margin-top="0.374cm" fo:margin-bottom="0cm" fo:text-indent="0cm"/>
      <style:text-properties fo:font-size="14pt" style:font-size-asian="14pt" style:font-size-complex="14pt"/>
    </style:style>
    <style:style style:name="P26" style:family="paragraph">
      <loext:graphic-properties draw:fill="none" draw:fill-color="#ffffff"/>
      <style:paragraph-properties fo:margin-left="0cm" fo:margin-right="0cm" fo:margin-top="0cm" fo:margin-bottom="0cm" fo:line-height="100%" fo:text-indent="0cm"/>
      <style:text-properties style:font-name="Consolas" fo:font-size="14pt" style:font-size-asian="14pt" style:font-size-complex="14pt"/>
    </style:style>
    <style:style style:name="P27" style:family="paragraph">
      <style:paragraph-properties fo:margin-left="0cm" fo:margin-right="0cm" fo:margin-top="0cm" fo:margin-bottom="0cm" fo:line-height="100%" fo:text-align="center" fo:text-indent="0cm"/>
      <style:text-properties style:font-name="Consolas" fo:font-size="14pt" style:font-size-asian="14pt" style:font-size-complex="14pt"/>
    </style:style>
    <style:style style:name="P28" style:family="paragraph">
      <loext:graphic-properties draw:fill="none"/>
    </style:style>
    <style:style style:name="P29" style:family="paragraph">
      <style:paragraph-properties fo:margin-left="0cm" fo:margin-right="0cm" fo:text-indent="0cm"/>
      <style:text-properties fo:font-size="14pt"/>
    </style:style>
    <style:style style:name="P30" style:family="paragraph">
      <style:paragraph-properties fo:margin-left="0cm" fo:margin-right="0cm" fo:margin-top="0cm" fo:margin-bottom="0cm" fo:line-height="100%" fo:text-indent="0cm"/>
      <style:text-properties fo:font-size="14pt"/>
    </style:style>
    <style:style style:name="P31" style:family="paragraph">
      <style:text-properties fo:font-size="18pt"/>
    </style:style>
    <style:style style:name="P32" style:family="paragraph">
      <loext:graphic-properties draw:fill="none"/>
      <style:text-properties fo:font-size="18pt"/>
    </style:style>
    <style:style style:name="P33" style:family="paragraph">
      <style:text-properties style:font-name="Liberation Sans1"/>
    </style:style>
    <style:style style:name="P34" style:family="paragraph">
      <loext:graphic-properties draw:fill-color="#ffffff"/>
      <style:text-properties fo:font-size="20pt"/>
    </style:style>
    <style:style style:name="T1" style:family="text">
      <style:text-properties fo:font-size="14pt" style:font-size-asian="14pt" style:font-size-complex="14pt"/>
    </style:style>
    <style:style style:name="T2" style:family="text">
      <style:text-properties fo:color="#3465a4" loext:opacity="100%" style:font-name="Consolas" fo:font-size="14pt" style:font-size-asian="14pt" style:font-size-complex="14pt"/>
    </style:style>
    <style:style style:name="T3" style:family="text">
      <style:text-properties style:font-name="Consolas" fo:font-size="14pt" style:font-size-asian="14pt" style:font-size-complex="14pt"/>
    </style:style>
    <style:style style:name="T4" style:family="text">
      <style:text-properties fo:color="#81aca6" loext:opacity="100%" style:font-name="Consolas" fo:font-size="14pt" style:font-size-asian="14pt" style:font-size-complex="14pt"/>
    </style:style>
    <style:style style:name="T5" style:family="text">
      <style:text-properties fo:color="#000000" loext:opacity="100%" style:font-name="Consolas" fo:font-size="14pt" style:font-size-asian="14pt" style:font-size-complex="14pt"/>
    </style:style>
    <style:style style:name="T6" style:family="text">
      <style:text-properties fo:color="#ffa6a6" loext:opacity="100%" style:font-name="Consolas" fo:font-size="14pt" style:font-size-asian="14pt" style:font-size-complex="14pt"/>
    </style:style>
    <style:style style:name="T7" style:family="text">
      <style:text-properties style:use-window-font-color="true" loext:opacity="0%" style:font-name="Consolas" fo:font-size="14pt" style:font-size-asian="14pt" style:font-size-complex="14pt"/>
    </style:style>
    <style:style style:name="T8" style:family="text">
      <style:text-properties fo:font-variant="normal" fo:text-transform="none" fo:color="#3465a4" loext:opacity="10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8pt"/>
    </style:style>
    <style:style style:name="T12" style:family="text">
      <style:text-properties fo:font-size="14pt"/>
    </style:style>
    <style:style style:name="T13" style:family="text">
      <style:text-properties style:font-name="Consolas" fo:font-size="14pt" fo:font-weight="bold" style:font-size-asian="14pt" style:font-weight-asian="bold" style:font-size-complex="14pt" style:font-weight-complex="bold"/>
    </style:style>
    <style:style style:name="T14" style:family="text">
      <style:text-properties fo:font-variant="normal" fo:text-transform="none" fo:color="#000000" loext:opacity="10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5" style:family="text">
      <style:text-properties fo:color="#000000" loext:opacity="100%" style:font-name="Consolas" fo:font-size="14pt" fo:font-weight="bold" style:font-size-asian="14pt" style:font-weight-asian="bold" style:font-size-complex="14pt" style:font-weight-complex="bold"/>
    </style:style>
    <style:style style:name="T16" style:family="text">
      <style:text-properties fo:font-variant="normal" fo:text-transform="none" fo:color="#81aca6" loext:opacity="10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loext:opacity="100%" style:text-outline="false" style:text-line-through-style="none" style:text-line-through-type="none" style:font-name="Consolas" fo:font-size="14pt" fo:font-style="normal" fo:text-shadow="none" style:text-underline-style="none" fo:font-weight="normal" style:letter-kerning="true" fo:background-color="transparent"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8" style:family="text">
      <style:text-properties fo:font-weight="bold" style:font-weight-asian="bold" style:font-weight-complex="bold"/>
    </style:style>
    <style:style style:name="T19" style:family="text">
      <style:text-properties fo:font-variant="normal" fo:text-transform="none"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a6a6" loext:opacity="10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1" style:family="text">
      <style:text-properties fo:color="#3465a4" loext:opacity="100%" style:font-name="Consolas" fo:font-size="14pt" fo:font-weight="normal" style:font-size-asian="14pt" style:font-weight-asian="normal" style:font-size-complex="14pt" style:font-weight-complex="normal"/>
    </style:style>
    <style:style style:name="T22" style:family="text">
      <style:text-properties fo:color="#000000" loext:opacity="100%" style:font-name="Consolas" fo:font-size="14pt" fo:font-weight="normal" style:font-size-asian="14pt" style:font-weight-asian="normal" style:font-size-complex="14pt" style:font-weight-complex="normal"/>
    </style:style>
    <style:style style:name="T23" style:family="text">
      <style:text-properties fo:font-size="14pt" fo:font-weight="bold" style:font-weight-asian="bold" style:font-weight-complex="bold"/>
    </style:style>
    <style:style style:name="T24" style:family="text">
      <style:text-properties style:text-position="-8% 58%"/>
    </style:style>
    <style:style style:name="T25" style:family="text">
      <style:text-properties style:font-name="Liberation Sans1"/>
    </style:style>
    <style:style style:name="T26" style:family="text">
      <style:text-properties style:font-name="Liberation Mono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layer="layout" svg:width="25cm" svg:height="2.5cm" svg:x="1.5cm" svg:y="0.5cm" presentation:class="title">
          <draw:text-box>
            <text:p>Postgres - Insights</text:p>
          </draw:text-box>
        </draw:frame>
        <draw:frame presentation:style-name="pr2" draw:layer="layout" svg:width="25cm" svg:height="9cm" svg:x="1.5cm" svg:y="3.5cm" presentation:class="outline" presentation:user-transformed="true">
          <draw:text-box>
            <text:p>Agenda</text:p>
            <text:list text:style-name="L2">
              <text:list-item>
                <text:p>Database Page Layout</text:p>
              </text:list-item>
              <text:list-item>
                <text:p>System Catalog Tables</text:p>
              </text:list-item>
              <text:list-item>
                <text:p>Indexing</text:p>
              </text:list-item>
              <text:list-item>
                <text:p>Explain</text:p>
              </text:list-item>
              <text:list-item>
                <text:p>Monitoring</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presentation:style-name="pr4" draw:layer="layout" svg:width="25cm" svg:height="2.5cm" svg:x="1.5cm" svg:y="0.5cm" presentation:class="title" presentation:user-transformed="true">
          <draw:text-box>
            <text:p text:style-name="P2">Database Page Layout</text:p>
          </draw:text-box>
        </draw:frame>
        <draw:custom-shape draw:style-name="gr2" draw:text-style-name="P3" draw:layer="layout" svg:width="19.5cm" svg:height="9cm" svg:x="1.5cm" svg:y="3.5cm">
          <text:p/>
          <draw:enhanced-geometry svg:viewBox="0 0 21600 21600" draw:type="rectangle" draw:enhanced-path="M 0 0 L 21600 0 21600 21600 0 21600 0 0 Z N"/>
        </draw:custom-shape>
        <draw:custom-shape draw:style-name="gr3" draw:text-style-name="P5" draw:layer="layout" svg:width="6cm" svg:height="1.5cm" svg:x="1.5cm" svg:y="3.5cm">
          <text:p text:style-name="P4">PageHeaderData</text:p>
          <draw:enhanced-geometry svg:viewBox="0 0 21600 21600" draw:type="rectangle" draw:enhanced-path="M 0 0 L 21600 0 21600 21600 0 21600 0 0 Z N"/>
        </draw:custom-shape>
        <draw:custom-shape draw:style-name="gr4" draw:text-style-name="P5" draw:layer="layout" svg:width="3.5cm" svg:height="1.5cm" svg:x="17.5cm" svg:y="11cm">
          <text:p text:style-name="P4">Special</text:p>
          <draw:enhanced-geometry svg:viewBox="0 0 21600 21600" draw:type="rectangle" draw:enhanced-path="M 0 0 L 21600 0 21600 21600 0 21600 0 0 Z N"/>
        </draw:custom-shape>
        <draw:custom-shape draw:style-name="gr5" draw:text-style-name="P5" xml:id="id2" draw:id="id2" draw:layer="layout" svg:width="7cm" svg:height="1.5cm" svg:x="10.5cm" svg:y="11cm">
          <text:p text:style-name="P4">Item</text:p>
          <draw:enhanced-geometry svg:viewBox="0 0 21600 21600" draw:type="rectangle" draw:enhanced-path="M 0 0 L 21600 0 21600 21600 0 21600 0 0 Z N"/>
        </draw:custom-shape>
        <draw:custom-shape draw:style-name="gr5" draw:text-style-name="P5" xml:id="id4" draw:id="id4" draw:layer="layout" svg:width="7cm" svg:height="1.5cm" svg:x="3.5cm" svg:y="11cm">
          <text:p text:style-name="P4">Item</text:p>
          <draw:enhanced-geometry svg:viewBox="0 0 21600 21600" draw:type="rectangle" draw:enhanced-path="M 0 0 L 21600 0 21600 21600 0 21600 0 0 Z N"/>
        </draw:custom-shape>
        <draw:line draw:style-name="gr6" draw:text-style-name="P6" draw:layer="layout" svg:x1="12.5cm" svg:y1="4.3cm" svg:x2="13.5cm" svg:y2="4.3cm">
          <text:p/>
        </draw:line>
        <draw:frame draw:style-name="gr7" draw:text-style-name="P7" draw:layer="layout" svg:width="1.5cm" svg:height="1cm" svg:x="13.3cm" svg:y="4.2cm">
          <draw:text-box>
            <text:p>...</text:p>
          </draw:text-box>
        </draw:frame>
        <draw:frame draw:style-name="gr7" draw:text-style-name="P7" draw:layer="layout" svg:width="1.5cm" svg:height="1cm" svg:x="1.5cm" svg:y="11.5cm">
          <draw:text-box>
            <text:p>...</text:p>
          </draw:text-box>
        </draw:frame>
        <draw:line draw:style-name="gr8" draw:text-style-name="P6" draw:layer="layout" svg:x1="2.5cm" svg:y1="11.8cm" svg:x2="3.5cm" svg:y2="11.8cm">
          <text:p/>
        </draw:line>
        <draw:custom-shape draw:style-name="gr9" draw:text-style-name="P8" draw:layer="layout" svg:width="1cm" svg:height="9cm" svg:x="21.5cm" svg:y="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 draw:text-style-name="P7" draw:layer="layout" svg:width="5cm" svg:height="2cm" svg:x="22.5cm" svg:y="7cm">
          <draw:text-box>
            <text:p>8192 bytes</text:p>
            <text:p>(8kb)</text:p>
          </draw:text-box>
        </draw:frame>
        <draw:custom-shape draw:style-name="gr11" draw:text-style-name="P5" xml:id="id1" draw:id="id1" draw:layer="layout" svg:width="2.5cm" svg:height="1.5cm" svg:x="7.5cm" svg:y="3.5cm">
          <text:p text:style-name="P4">ItemId</text:p>
          <draw:enhanced-geometry svg:viewBox="0 0 21600 21600" draw:type="rectangle" draw:enhanced-path="M 0 0 L 21600 0 21600 21600 0 21600 0 0 Z N"/>
        </draw:custom-shape>
        <draw:custom-shape draw:style-name="gr11" draw:text-style-name="P5" xml:id="id3" draw:id="id3" draw:layer="layout" svg:width="2.5cm" svg:height="1.5cm" svg:x="10cm" svg:y="3.5cm">
          <text:p text:style-name="P4">ItemId</text:p>
          <draw:enhanced-geometry svg:viewBox="0 0 21600 21600" draw:type="rectangle" draw:enhanced-path="M 0 0 L 21600 0 21600 21600 0 21600 0 0 Z N"/>
        </draw:custom-shape>
        <draw:frame draw:style-name="gr12" draw:text-style-name="P10" draw:layer="layout" svg:width="5cm" svg:height="1cm" svg:x="12.5cm" svg:y="7.5cm">
          <draw:text-box>
            <text:p text:style-name="P9">Free space</text:p>
          </draw:text-box>
        </draw:frame>
        <draw:connector draw:style-name="gr13" draw:text-style-name="P8" draw:layer="layout" draw:type="curve" svg:x1="8.75cm" svg:y1="5cm" svg:x2="14cm" svg:y2="11cm" draw:start-shape="id1" draw:start-glue-point="2" draw:end-shape="id2" draw:end-glue-point="0" svg:d="M8750 5000c0 4500 5250 1500 5250 6000" svg:viewBox="0 0 5251 6001">
          <text:p/>
        </draw:connector>
        <draw:connector draw:style-name="gr13" draw:text-style-name="P8" draw:layer="layout" draw:type="curve" svg:x1="11.25cm" svg:y1="5cm" svg:x2="7cm" svg:y2="11cm" draw:start-shape="id3" draw:start-glue-point="2" draw:end-shape="id4" draw:end-glue-point="0" svg:d="M11250 5000c0 4500-4250 1500-4250 6000" svg:viewBox="0 0 4251 6001">
          <text:p/>
        </draw:connector>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13" draw:layer="layout" svg:width="16.799cm" svg:height="13.364cm" svg:x="2.1cm" svg:y="14.107cm" presentation:class="notes" presentation:user-transformed="true">
            <draw:text-box>
              <text:p text:style-name="P11"><text:span text:style-name="T1">Postgres uses a fixed page size to physicaly store data on disk.</text:span></text:p>
              <text:list text:style-name="L4">
                <text:list-header>
                  <text:p><text:span text:style-name="T1"/></text:p>
                </text:list-header>
                <text:list-item>
                  <text:p text:style-name="P12"><text:span text:style-name="T1">PageHeaderData: Contains general information about the page, including free space pointers. (24 bytes)</text:span></text:p>
                </text:list-item>
                <text:list-item>
                  <text:p text:style-name="P12"><text:span text:style-name="T1">ItemId: is an array of pointers to the actual data. (4 bytes per item) </text:span></text:p>
                </text:list-item>
                <text:list-item>
                  <text:p text:style-name="P12"><text:span text:style-name="T1">Items: is the data itself. For pages storing tables these are rows, for pages storing indexes these are index entries.</text:span></text:p>
                </text:list-item>
                <text:list-item>
                  <text:p text:style-name="P12"><text:span text:style-name="T1">Special space is mostly empty. B-tree indexes store pointers to the next and previous page.</text:span></text:p>
                </text:list-item>
              </text:list>
              <text:p text:style-name="P12"><text:span text:style-name="T1"/></text:p>
              <text:p text:style-name="P12"><text:span text:style-name="T1">Something important to mention is that the Items/Tuples/Rows can’t be bigger that 8kb.</text:span></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ref: https://www.postgresql.org/docs/current/storage-page-layout.html</text:span></text:p>
            </draw:text-box>
          </draw:frame>
        </presentation:notes>
      </draw:page>
      <draw:page draw:name="page3" draw:style-name="dp1" draw:master-page-name="Forestbird3_5f_" presentation:presentation-page-layout-name="AL2T1">
        <office:forms form:automatic-focus="false" form:apply-design-mode="false"/>
        <draw:frame presentation:style-name="pr6" draw:layer="layout" svg:width="25cm" svg:height="2.5cm" svg:x="1.5cm" svg:y="0.5cm" presentation:class="title" presentation:user-transformed="true">
          <draw:text-box>
            <text:p text:style-name="P2">Database Page Layout</text:p>
          </draw:text-box>
        </draw:frame>
        <draw:frame draw:style-name="gr14" draw:text-style-name="P14" draw:layer="layout" svg:width="14cm" svg:height="3.5cm" svg:x="1.5cm" svg:y="3cm">
          <draw:text-box>
            <text:p><text:span text:style-name="T2">CREATE TABLE</text:span><text:span text:style-name="T3"> customer</text:span></text:p>
            <text:p><text:span text:style-name="T3">(</text:span></text:p>
            <text:p><text:span text:style-name="T3"><text:s text:c="4"/></text:span><text:span text:style-name="T3">id </text:span><text:span text:style-name="T2">BIGINT NOT NULL</text:span><text:span text:style-name="T3">, </text:span><text:span text:style-name="T4">-- 8 bytes</text:span></text:p>
            <text:p><text:span text:style-name="T3"><text:s text:c="4"/></text:span><text:span text:style-name="T3">full_name </text:span><text:span text:style-name="T2">VARCHAR(100) NOT NULL</text:span><text:span text:style-name="T3">, </text:span><text:span text:style-name="T4">-- 100 bytes</text:span></text:p>
            <text:p><text:span text:style-name="T3"><text:s text:c="4"/></text:span><text:span text:style-name="T3">email </text:span><text:span text:style-name="T2">VARCHAR(100) NOT NULL</text:span><text:span text:style-name="T3"> </text:span><text:span text:style-name="T4">-- 100 bytes</text:span></text:p>
            <text:p><text:span text:style-name="T3">); </text:span><text:span text:style-name="T4">-- 208 bytes</text:span></text:p>
          </draw:text-box>
        </draw:frame>
        <draw:frame draw:style-name="gr14" draw:text-style-name="P14" draw:layer="layout" svg:width="14cm" svg:height="3.5cm" svg:x="1.5cm" svg:y="7.5cm">
          <draw:text-box>
            <text:p><text:span text:style-name="T2">INSERT INTO</text:span><text:span text:style-name="T5"> customer (id, full_name, email)</text:span></text:p>
            <text:p><text:span text:style-name="T2">SELECT</text:span></text:p>
            <text:p><text:span text:style-name="T5"><text:s text:c="4"/></text:span><text:span text:style-name="T5">id,</text:span></text:p>
            <text:p><text:span text:style-name="T5"><text:s text:c="4"/></text:span><text:span text:style-name="T5">CONCAT(</text:span><text:span text:style-name="T6">'Customer '</text:span><text:span text:style-name="T5">, id),</text:span></text:p>
            <text:p><text:span text:style-name="T5"><text:s text:c="4"/></text:span><text:span text:style-name="T5">CONCAT(</text:span><text:span text:style-name="T6">'customer'</text:span><text:span text:style-name="T5">, id, </text:span><text:span text:style-name="T6">'@gmail.com'</text:span><text:span text:style-name="T5">)</text:span></text:p>
            <text:p><text:span text:style-name="T2">FROM</text:span><text:span text:style-name="T5"> generate_series(1, 10) AS id;</text:span></text:p>
          </draw:text-box>
        </draw:frame>
        <draw:frame draw:style-name="gr15" draw:layer="layout" svg:width="10.748cm" svg:height="8.494cm" svg:x="16.188cm" svg:y="2.868cm">
          <table:table table:template-name="blue-gray" table:use-first-row-styles="true" table:use-banding-rows-styles="true">
            <table:table-column table:style-name="co1"/>
            <table:table-column table:style-name="co2"/>
            <table:table-column table:style-name="co3"/>
            <table:table-row table:style-name="ro1" table:default-cell-style-name="ce1">
              <table:table-cell>
                <text:p text:style-name="P15"><text:span text:style-name="T3">id</text:span></text:p>
              </table:table-cell>
              <table:table-cell>
                <text:p text:style-name="P15"><text:span text:style-name="T3">full_name</text:span></text:p>
              </table:table-cell>
              <table:table-cell>
                <text:p text:style-name="P15"><text:span text:style-name="T3">email</text:span></text:p>
              </table:table-cell>
            </table:table-row>
            <table:table-row table:style-name="ro2" table:default-cell-style-name="ce1">
              <table:table-cell>
                <text:p text:style-name="P15"><text:span text:style-name="T3">1</text:span></text:p>
              </table:table-cell>
              <table:table-cell>
                <text:p text:style-name="P15"><text:span text:style-name="T3">Customer 1</text:span></text:p>
              </table:table-cell>
              <table:table-cell>
                <text:p text:style-name="P15"><text:span text:style-name="T3">customer1@gmail.com</text:span></text:p>
              </table:table-cell>
            </table:table-row>
            <table:table-row table:style-name="ro2" table:default-cell-style-name="ce1">
              <table:table-cell>
                <text:p text:style-name="P15"><text:span text:style-name="T3">2</text:span></text:p>
              </table:table-cell>
              <table:table-cell>
                <text:p text:style-name="P15"><text:span text:style-name="T3">Customer 2</text:span></text:p>
              </table:table-cell>
              <table:table-cell>
                <text:p text:style-name="P15"><text:span text:style-name="T3">customer2@gmail.com</text:span></text:p>
              </table:table-cell>
            </table:table-row>
            <table:table-row table:style-name="ro2" table:default-cell-style-name="ce1">
              <table:table-cell>
                <text:p text:style-name="P15"><text:span text:style-name="T3">3</text:span></text:p>
              </table:table-cell>
              <table:table-cell>
                <text:p text:style-name="P15"><text:span text:style-name="T3">Customer 3</text:span></text:p>
              </table:table-cell>
              <table:table-cell>
                <text:p text:style-name="P15"><text:span text:style-name="T3">customer3@gmail.com</text:span></text:p>
              </table:table-cell>
            </table:table-row>
            <table:table-row table:style-name="ro1" table:default-cell-style-name="ce1">
              <table:table-cell>
                <text:p text:style-name="P15"><text:span text:style-name="T3">4</text:span></text:p>
              </table:table-cell>
              <table:table-cell>
                <text:p text:style-name="P15"><text:span text:style-name="T3">Customer 4</text:span></text:p>
              </table:table-cell>
              <table:table-cell>
                <text:p text:style-name="P15"><text:span text:style-name="T3">customer4@gmail.com</text:span></text:p>
              </table:table-cell>
            </table:table-row>
            <table:table-row table:style-name="ro1" table:default-cell-style-name="ce1">
              <table:table-cell>
                <text:p text:style-name="P15"><text:span text:style-name="T3">5</text:span></text:p>
              </table:table-cell>
              <table:table-cell>
                <text:p text:style-name="P15"><text:span text:style-name="T3">Customer 5</text:span></text:p>
              </table:table-cell>
              <table:table-cell>
                <text:p text:style-name="P15"><text:span text:style-name="T3">customer5@gmail.com</text:span></text:p>
              </table:table-cell>
            </table:table-row>
            <table:table-row table:style-name="ro1" table:default-cell-style-name="ce2">
              <table:table-cell>
                <text:p text:style-name="P16"><text:span text:style-name="T3">6</text:span></text:p>
              </table:table-cell>
              <table:table-cell>
                <text:p text:style-name="P16"><text:span text:style-name="T3">Customer 6</text:span></text:p>
              </table:table-cell>
              <table:table-cell>
                <text:p text:style-name="P16"><text:span text:style-name="T3">customer6@gmail.com</text:span></text:p>
              </table:table-cell>
            </table:table-row>
            <table:table-row table:style-name="ro1" table:default-cell-style-name="ce1">
              <table:table-cell>
                <text:p text:style-name="P15"><text:span text:style-name="T3">7</text:span></text:p>
              </table:table-cell>
              <table:table-cell>
                <text:p text:style-name="P15"><text:span text:style-name="T3">Customer 7</text:span></text:p>
              </table:table-cell>
              <table:table-cell>
                <text:p text:style-name="P15"><text:span text:style-name="T3">customer7@gmail.com</text:span></text:p>
              </table:table-cell>
            </table:table-row>
            <table:table-row table:style-name="ro1" table:default-cell-style-name="ce1">
              <table:table-cell>
                <text:p text:style-name="P15"><text:span text:style-name="T3">8</text:span></text:p>
              </table:table-cell>
              <table:table-cell>
                <text:p text:style-name="P15"><text:span text:style-name="T3">Customer 8</text:span></text:p>
              </table:table-cell>
              <table:table-cell>
                <text:p text:style-name="P15"><text:span text:style-name="T3">customer8@gmail.com</text:span></text:p>
              </table:table-cell>
            </table:table-row>
            <table:table-row table:style-name="ro1" table:default-cell-style-name="ce1">
              <table:table-cell>
                <text:p text:style-name="P15"><text:span text:style-name="T3">9</text:span></text:p>
              </table:table-cell>
              <table:table-cell>
                <text:p text:style-name="P15"><text:span text:style-name="T3">Customer 9</text:span></text:p>
              </table:table-cell>
              <table:table-cell>
                <text:p text:style-name="P15"><text:span text:style-name="T3">customer9@gmail.com</text:span></text:p>
              </table:table-cell>
            </table:table-row>
            <table:table-row table:style-name="ro3" table:default-cell-style-name="ce1">
              <table:table-cell>
                <text:p text:style-name="P15"><text:span text:style-name="T3">10</text:span></text:p>
              </table:table-cell>
              <table:table-cell>
                <text:p text:style-name="P15"><text:span text:style-name="T3">Customer 10</text:span></text:p>
              </table:table-cell>
              <table:table-cell>
                <text:p text:style-name="P15"><text:span text:style-name="T3">customer10@gmail.com</text:span></text:p>
              </table:table-cell>
            </table:table-row>
          </table:table>
          <draw:image xlink:href="Pictures/TablePreview1.svm" xlink:type="simple" xlink:show="embed" xlink:actuate="onLoad"/>
        </draw:frame>
        <draw:frame draw:style-name="gr16" draw:text-style-name="P14" draw:layer="layout" svg:width="14cm" svg:height="1.736cm" svg:x="1.5cm" svg:y="12cm">
          <draw:text-box>
            <text:p><text:span text:style-name="T2">VACUUM </text:span><text:span text:style-name="T7">customer; </text:span><text:span text:style-name="T4">-- Update statistics</text:span></text:p>
            <text:p><text:span text:style-name="T2"/></text:p>
            <text:p><text:span text:style-name="T8">SELECT</text:span><text:span text:style-name="T9"> </text:span><text:span text:style-name="T3">pg_relation_size(</text:span><text:span text:style-name="T6">'customer'</text:span><text:span text:style-name="T3">);</text:span></text:p>
          </draw:text-box>
        </draw:frame>
        <draw:custom-shape draw:style-name="gr17" draw:text-style-name="P8" draw:layer="layout" svg:width="1cm" svg:height="11cm" draw:transform="rotate (-1.5707963267949) translate (27cm 11.5cm)">
          <text:p/>
          <draw:enhanced-geometry svg:viewBox="0 0 21600 21600" draw:glue-points="0 0 0 21600 21600 10800" draw:text-areas="0 ?f9 7800 ?f10" draw:type="right-brace" draw:modifiers="1800 17543.4960458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7" draw:layer="layout" svg:width="4cm" svg:height="1cm" svg:x="16.5cm" svg:y="12.5cm">
          <draw:text-box>
            <text:p>2080 bytes</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7" draw:layer="layout" svg:width="16.799cm" svg:height="13.876cm" svg:x="2.1cm" svg:y="14.107cm" presentation:class="notes" presentation:user-transformed="true">
            <draw:text-box>
              <text:p text:style-name="P12"><text:span text:style-name="T1">Let’s create a table customer, with these 3 attributes: id, fullname and email. A total of 208 bytes per row.</text:span></text:p>
              <text:p text:style-name="P12"><text:span text:style-name="T1"/></text:p>
              <text:p text:style-name="P12"><text:span text:style-name="T1">We insert 10 rows, that gives us 2080bytes.</text:span></text:p>
              <text:p text:style-name="P12"><text:span text:style-name="T1"/></text:p>
              <text:p text:style-name="P12"><text:span text:style-name="T1">What do you think is the actual size of the table?</text:span></text:p>
              <text:p text:style-name="P12"><text:span text:style-name="T1"/></text:p>
              <text:p text:style-name="P12"><text:span text:style-name="T1">Also note that we are using </text:span></text:p>
              <text:p text:style-name="P12"><text:span text:style-name="T10">pg_relation_size('customer')</text:span><text:span text:style-name="T1"> <text:s/>→ The size of the main data.</text:span></text:p>
              <text:p text:style-name="P12"><text:span text:style-name="T1"/></text:p>
              <text:p text:style-name="P12"><text:span text:style-name="T1">Because </text:span></text:p>
              <text:p text:style-name="P12"><text:span text:style-name="T10">pg_table_size('customer')</text:span><text:span text:style-name="T1"> → Will include main data + free space map (FSM) + visibility map (VM) + init.</text:span></text:p>
              <text:p text:style-name="P12"><text:span text:style-name="T1"/></text:p>
              <text:p text:style-name="P12"><text:span text:style-name="T1">The free space map size. (FSM) is used to keep track of available space in the relation.</text:span></text:p>
              <text:p text:style-name="P12"><text:span text:style-name="T1"/></text:p>
              <text:p text:style-name="P12"><text:span text:style-name="T1">The size of the visibility map (VM) for the relation. (VM) is used to keep track of which pages contain only tuples that are known to be visible to all active transactions</text:span></text:p>
              <text:p text:style-name="P12"><text:span text:style-name="T1"/></text:p>
              <text:p text:style-name="P12"><text:span text:style-name="T1">And </text:span></text:p>
              <text:p text:style-name="P12"><text:span text:style-name="T10">pg_total_relation_size('customer')</text:span><text:span text:style-name="T1"> → Is the table size + index size</text:span></text:p>
              <text:p text:style-name="P12"><text:span text:style-name="T1"/></text:p>
              <text:p text:style-name="P12"><text:span text:style-name="T1"/></text:p>
            </draw:text-box>
          </draw:frame>
        </presentation:notes>
      </draw:page>
      <draw:page draw:name="page4" draw:style-name="dp1" draw:master-page-name="Forestbird3_5f__5f_" presentation:presentation-page-layout-name="AL2T1">
        <office:forms form:automatic-focus="false" form:apply-design-mode="false"/>
        <draw:frame presentation:style-name="pr8" draw:layer="layout" svg:width="25cm" svg:height="2.5cm" svg:x="1.5cm" svg:y="0.5cm" presentation:class="title" presentation:user-transformed="true">
          <draw:text-box>
            <text:p text:style-name="P2">Database Page Layout</text:p>
          </draw:text-box>
        </draw:frame>
        <draw:frame draw:style-name="gr15" draw:layer="layout" svg:width="10.748cm" svg:height="2.783cm" svg:x="16.188cm" svg:y="2.868cm">
          <table:table table:template-name="blue-gray" table:use-first-row-styles="true" table:use-banding-rows-styles="true">
            <table:table-column table:style-name="co1"/>
            <table:table-column table:style-name="co2"/>
            <table:table-column table:style-name="co3"/>
            <table:table-row table:style-name="ro4" table:default-cell-style-name="ce1">
              <table:table-cell>
                <text:p text:style-name="P15"><text:span text:style-name="T3">id</text:span></text:p>
              </table:table-cell>
              <table:table-cell>
                <text:p text:style-name="P15"><text:span text:style-name="T3">full_name</text:span></text:p>
              </table:table-cell>
              <table:table-cell>
                <text:p text:style-name="P15"><text:span text:style-name="T3">email</text:span></text:p>
              </table:table-cell>
            </table:table-row>
            <table:table-row table:style-name="ro4" table:default-cell-style-name="ce1">
              <table:table-cell>
                <text:p text:style-name="P15"><text:span text:style-name="T3">1</text:span></text:p>
              </table:table-cell>
              <table:table-cell>
                <text:p text:style-name="P15"><text:span text:style-name="T3">Customer 1</text:span></text:p>
              </table:table-cell>
              <table:table-cell>
                <text:p text:style-name="P15"><text:span text:style-name="T3">customer1@gmail.com</text:span></text:p>
              </table:table-cell>
            </table:table-row>
            <table:table-row table:style-name="ro4" table:default-cell-style-name="ce2">
              <table:table-cell>
                <text:p text:style-name="P16"><text:span text:style-name="T3">...</text:span></text:p>
              </table:table-cell>
              <table:table-cell>
                <text:p text:style-name="P16"><text:span text:style-name="T3">...</text:span></text:p>
              </table:table-cell>
              <table:table-cell>
                <text:p text:style-name="P16"><text:span text:style-name="T3">...</text:span></text:p>
              </table:table-cell>
            </table:table-row>
            <table:table-row table:style-name="ro4" table:default-cell-style-name="ce1">
              <table:table-cell>
                <text:p text:style-name="P15"><text:span text:style-name="T3">40</text:span></text:p>
              </table:table-cell>
              <table:table-cell>
                <text:p text:style-name="P15"><text:span text:style-name="T3">Customer 40</text:span></text:p>
              </table:table-cell>
              <table:table-cell>
                <text:p text:style-name="P15"><text:span text:style-name="T3">customer40@gmail.com</text:span></text:p>
              </table:table-cell>
            </table:table-row>
          </table:table>
          <draw:image xlink:href="Pictures/TablePreview2.svm" xlink:type="simple" xlink:show="embed" xlink:actuate="onLoad"/>
        </draw:frame>
        <draw:frame draw:style-name="gr18" draw:text-style-name="P14" draw:layer="layout" svg:width="14.512cm" svg:height="1.5cm" svg:x="1.5cm" svg:y="3cm">
          <draw:text-box>
            <text:p><text:span text:style-name="T2">SELECT</text:span><text:span text:style-name="T3"> pg_relation_size(</text:span><text:span text:style-name="T6">'customer'</text:span><text:span text:style-name="T3">); </text:span><text:span text:style-name="T4">-- 8192 bytes.</text:span></text:p>
          </draw:text-box>
        </draw:frame>
        <draw:custom-shape draw:style-name="gr17" draw:text-style-name="P8" draw:layer="layout" svg:width="1cm" svg:height="11cm" draw:transform="rotate (-1.5707963267949) translate (27.1cm 5.9cm)">
          <text:p/>
          <draw:enhanced-geometry svg:viewBox="0 0 21600 21600" draw:glue-points="0 0 0 21600 21600 10800" draw:text-areas="0 ?f9 7800 ?f10" draw:type="right-brace" draw:modifiers="1800 5271.8843741478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18" draw:layer="layout" svg:width="10cm" svg:height="1cm" svg:x="16.4cm" svg:y="7cm">
          <draw:text-box>
            <text:p><text:span text:style-name="T11">208 bytes x 40 rows = 8320 bytes</text:span></text:p>
          </draw:text-box>
        </draw:frame>
        <draw:frame draw:style-name="gr14" draw:text-style-name="P14" draw:layer="layout" svg:width="14cm" svg:height="3.5cm" svg:x="1.5cm" svg:y="4.5cm">
          <draw:text-box>
            <text:p><text:span text:style-name="T2">INSERT INTO</text:span><text:span text:style-name="T5"> customer (id, full_name, email)</text:span></text:p>
            <text:p><text:span text:style-name="T2">SELECT</text:span></text:p>
            <text:p><text:span text:style-name="T5"><text:s text:c="4"/></text:span><text:span text:style-name="T5">id,</text:span></text:p>
            <text:p><text:span text:style-name="T5"><text:s text:c="4"/></text:span><text:span text:style-name="T5">CONCAT(</text:span><text:span text:style-name="T6">'Customer '</text:span><text:span text:style-name="T5">, id),</text:span></text:p>
            <text:p><text:span text:style-name="T5"><text:s text:c="4"/></text:span><text:span text:style-name="T5">CONCAT(</text:span><text:span text:style-name="T6">'customer'</text:span><text:span text:style-name="T5">, id, </text:span><text:span text:style-name="T6">'@gmail.com'</text:span><text:span text:style-name="T5">)</text:span></text:p>
            <text:p><text:span text:style-name="T2">FROM</text:span><text:span text:style-name="T5"> generate_series(11, 40) AS id;</text:span></text:p>
          </draw:text-box>
        </draw:frame>
        <draw:frame presentation:style-name="pr9" draw:text-style-name="P19" draw:layer="layout" svg:width="25cm" svg:height="1cm" svg:x="1.5cm" svg:y="11.3cm" presentation:class="outline" presentation:user-transformed="true">
          <draw:text-box>
            <text:p text:style-name="P4">Why table size is still 8192 bytes?</text:p>
          </draw:text-box>
        </draw:frame>
        <draw:frame presentation:style-name="pr9" draw:text-style-name="P19" draw:layer="layout" svg:width="25cm" svg:height="1cm" svg:x="1.5cm" svg:y="12.7cm" presentation:class="outline" presentation:user-transformed="true">
          <draw:text-box>
            <text:p text:style-name="P4">Where is metadata stored?</text:p>
          </draw:text-box>
        </draw:frame>
        <draw:frame draw:style-name="gr16" draw:text-style-name="P14" draw:layer="layout" svg:width="14.512cm" svg:height="1.736cm" svg:x="1.5cm" svg:y="8.9cm">
          <draw:text-box>
            <text:p text:style-name="P20"><text:span text:style-name="T2">VACUUM </text:span><text:span text:style-name="T7">customer; </text:span><text:span text:style-name="T4">-- Update statistics</text:span></text:p>
            <text:p text:style-name="P20"><text:span text:style-name="T4"/></text:p>
            <text:p><text:span text:style-name="T2">SELECT</text:span><text:span text:style-name="T3"> pg_relation_size(</text:span><text:span text:style-name="T6">'customer'</text:span><text:span text:style-name="T3">); </text:span><text:span text:style-name="T4">-- 8192 bytes.</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10" draw:text-style-name="P21" draw:layer="layout" svg:width="16.799cm" svg:height="13.364cm" svg:x="2.1cm" svg:y="14.107cm" presentation:class="notes" presentation:user-transformed="true">
            <draw:text-box>
              <text:p text:style-name="P12"><text:span text:style-name="T12">The actual size of the table is 8182 bytes because that is the minimum page size. </text:span></text:p>
              <text:p text:style-name="P12"><text:span text:style-name="T12"/></text:p>
              <text:p text:style-name="P12"><text:span text:style-name="T12">When data grows and takes over the whole page size, a new page will be created. </text:span></text:p>
              <text:p text:style-name="P12"><text:span text:style-name="T12"/></text:p>
              <text:p text:style-name="P12"><text:span text:style-name="T12">Where is metadata like column name, column type stored?</text:span></text:p>
              <text:p text:style-name="P12"><text:span text:style-name="T12"/></text:p>
            </draw:text-box>
          </draw:frame>
        </presentation:notes>
      </draw:page>
      <draw:page draw:name="page5" draw:style-name="dp1" draw:master-page-name="Forestbird3" presentation:presentation-page-layout-name="AL2T1">
        <office:forms form:automatic-focus="false" form:apply-design-mode="false"/>
        <draw:frame presentation:style-name="pr11" draw:layer="layout" svg:width="25cm" svg:height="2.5cm" svg:x="1.5cm" svg:y="0.5cm" presentation:class="title">
          <draw:text-box>
            <text:p text:style-name="P22">System Catalog Tables</text:p>
          </draw:text-box>
        </draw:frame>
        <draw:frame draw:style-name="gr19" draw:text-style-name="P14" draw:layer="layout" svg:width="22.5cm" svg:height="10.764cm" svg:x="1.5cm" svg:y="3cm">
          <draw:text-box>
            <text:p><text:span text:style-name="T2">SELECT</text:span><text:span text:style-name="T3"> nspname </text:span></text:p>
            <text:p><text:span text:style-name="T2">FROM</text:span><text:span text:style-name="T3"> </text:span><text:span text:style-name="T13">pg_namespace</text:span><text:span text:style-name="T3">; </text:span><text:span text:style-name="T4">-- List all schemas</text:span></text:p>
            <text:p><text:span text:style-name="T5"/></text:p>
            <text:p><text:span text:style-name="T5"/></text:p>
            <text:p><text:span text:style-name="T2">SELECT</text:span></text:p>
            <text:p><text:span text:style-name="T14"><text:s text:c="4"/></text:span><text:span text:style-name="T14">oid, </text:span><text:span text:style-name="T4">-- Object identifier</text:span><text:span text:style-name="T2"> </text:span></text:p>
            <text:p><text:span text:style-name="T4"><text:s text:c="4"/></text:span><text:span text:style-name="T5">relname,</text:span><text:span text:style-name="T4"> -- Relation name</text:span></text:p>
            <text:p><text:span text:style-name="T4"><text:s text:c="4"/></text:span><text:span text:style-name="T5">relkind,</text:span><text:span text:style-name="T4"> -- Table (r), Index (i), View (v), TOAST(t) <text:s/></text:span></text:p>
            <text:p><text:span text:style-name="T4"><text:s text:c="4"/></text:span><text:span text:style-name="T5">relpages,</text:span><text:span text:style-name="T4"> -- Number of pages</text:span></text:p>
            <text:p><text:span text:style-name="T4"><text:s text:c="4"/></text:span><text:span text:style-name="T5">reltuples,</text:span><text:span text:style-name="T4"> -- Number of rows</text:span></text:p>
            <text:p><text:span text:style-name="T4"><text:s text:c="4"/></text:span><text:span text:style-name="T5">relhasindex</text:span><text:span text:style-name="T4"> <text:s/>-- Has an index</text:span></text:p>
            <text:p><text:span text:style-name="T2">FROM</text:span><text:span text:style-name="T4"> </text:span><text:span text:style-name="T15">pg_class</text:span><text:span text:style-name="T5"> </text:span></text:p>
            <text:p><text:span text:style-name="T2">WHERE</text:span><text:span text:style-name="T4"> </text:span><text:span text:style-name="T5">relname = </text:span><text:span text:style-name="T6">'customer'</text:span><text:span text:style-name="T5">;</text:span></text:p>
            <text:p><text:span text:style-name="T5"/></text:p>
            <text:p text:style-name="P20"><text:span text:style-name="T2"/></text:p>
            <text:p><text:span text:style-name="T5"/></text:p>
            <text:p><text:span text:style-name="T5"/></text:p>
            <text:p><text:span text:style-name="T2"/></text:p>
            <text:p><text:span text:style-name="T3"/></text:p>
          </draw:text-box>
        </draw:frame>
        <draw:frame draw:style-name="gr15" draw:layer="layout" svg:width="21.481cm" svg:height="1.391cm" svg:x="1.725cm" svg:y="10.753cm">
          <table:table table:template-name="blue-gray" table:use-first-row-styles="true" table:use-banding-rows-styles="true">
            <table:table-column table:style-name="co4"/>
            <table:table-column table:style-name="co5"/>
            <table:table-column table:style-name="co6"/>
            <table:table-column table:style-name="co7"/>
            <table:table-column table:style-name="co8"/>
            <table:table-column table:style-name="co9"/>
            <table:table-row table:style-name="ro5" table:default-cell-style-name="ce3">
              <table:table-cell>
                <text:p text:style-name="P16"><text:span text:style-name="T3">oid</text:span></text:p>
              </table:table-cell>
              <table:table-cell>
                <text:p text:style-name="P16"><text:span text:style-name="T3">relname</text:span></text:p>
              </table:table-cell>
              <table:table-cell>
                <text:p text:style-name="P16"><text:span text:style-name="T3">relkind</text:span></text:p>
              </table:table-cell>
              <table:table-cell>
                <text:p text:style-name="P16"><text:span text:style-name="T3">relpages</text:span></text:p>
              </table:table-cell>
              <table:table-cell>
                <text:p text:style-name="P16"><text:span text:style-name="T3">reltuples</text:span></text:p>
              </table:table-cell>
              <table:table-cell>
                <text:p text:style-name="P16"><text:span text:style-name="T3">relhasindex</text:span></text:p>
              </table:table-cell>
            </table:table-row>
            <table:table-row table:style-name="ro4" table:default-cell-style-name="ce3">
              <table:table-cell>
                <text:p text:style-name="P16"><text:span text:style-name="T3">32781</text:span></text:p>
              </table:table-cell>
              <table:table-cell>
                <text:p text:style-name="P16"><text:span text:style-name="T3">customer</text:span></text:p>
              </table:table-cell>
              <table:table-cell>
                <text:p text:style-name="P16"><text:span text:style-name="T3">r</text:span></text:p>
              </table:table-cell>
              <table:table-cell>
                <text:p text:style-name="P16"><text:span text:style-name="T3">1</text:span></text:p>
              </table:table-cell>
              <table:table-cell>
                <text:p text:style-name="P16"><text:span text:style-name="T3">40</text:span></text:p>
              </table:table-cell>
              <table:table-cell>
                <text:p text:style-name="P16"><text:span text:style-name="T3">f</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12" draw:text-style-name="P25" draw:layer="layout" svg:width="19cm" svg:height="14.293cm" svg:x="1cm" svg:y="14.207cm" presentation:class="notes" presentation:user-transformed="true">
            <draw:text-box>
              <text:p text:style-name="P23"><text:span text:style-name="T1">Tables that store schema metadata.</text:span></text:p>
              <text:list text:style-name="L4">
                <text:list-item>
                  <text:p text:style-name="P23"><text:span text:style-name="T10">pg_namespace</text:span><text:span text:style-name="T1">: contains information about database schemas</text:span></text:p>
                </text:list-item>
                <text:list-item>
                  <text:p text:style-name="P23"><text:span text:style-name="T10">pg_class</text:span><text:span text:style-name="T1">: contains information about different type of objetcs like tables, views, indexes. Inclides the number of rows and the table size on disk.</text:span></text:p>
                  <text:list>
                    <text:list-item>
                      <text:p text:style-name="P23"><text:span text:style-name="T1">We can see here that the relation kind is `r` which means it is a table.</text:span></text:p>
                    </text:list-item>
                    <text:list-item>
                      <text:p text:style-name="P23"><text:span text:style-name="T1">We can also see the number of pages is 1 and number of tuples is 40 as expected.</text:span></text:p>
                    </text:list-item>
                    <text:list-item>
                      <text:p text:style-name="P23"><text:span text:style-name="T1">It also shows that the relation does not have an index.</text:span></text:p>
                    </text:list-item>
                    <text:list-item>
                      <text:p text:style-name="P23"><text:span text:style-name="T1"/></text:p>
                    </text:list-item>
                  </text:list>
                </text:list-item>
                <text:list-item>
                  <text:p text:style-name="P23"><text:span text:style-name="T10">pg_index</text:span><text:span text:style-name="T1">: contains information about indexes. </text:span></text:p>
                </text:list-item>
              </text:list>
              <text:p text:style-name="P23"><text:span text:style-name="T1"/></text:p>
              <text:p text:style-name="P24"><text:span text:style-name="T1">ref: </text:span></text:p>
              <text:p text:style-name="P24"><text:span text:style-name="T1"><text:a xlink:href="https://www.postgresql.org/docs/current/catalogs.html" xlink:type="simple">https://www.postgresql.org/docs/current/catalogs.html</text:a></text:span></text:p>
            </draw:text-box>
          </draw:frame>
        </presentation:notes>
      </draw:page>
      <draw:page draw:name="page6" draw:style-name="dp1" draw:master-page-name="Forestbird3" presentation:presentation-page-layout-name="AL2T1">
        <office:forms form:automatic-focus="false" form:apply-design-mode="false"/>
        <draw:frame presentation:style-name="pr11" draw:layer="layout" svg:width="25cm" svg:height="2.5cm" svg:x="1.5cm" svg:y="0.5cm" presentation:class="title">
          <draw:text-box>
            <text:p text:style-name="P22">System Catalog Tables</text:p>
          </draw:text-box>
        </draw:frame>
        <draw:frame draw:style-name="gr19" draw:text-style-name="P14" draw:layer="layout" svg:width="22.5cm" svg:height="10.764cm" svg:x="1.5cm" svg:y="3cm">
          <draw:text-box>
            <text:p text:style-name="P20"><text:span text:style-name="T2">CREATE INDEX </text:span><text:span text:style-name="T7">ix_customer</text:span><text:span text:style-name="T2"> ON </text:span><text:span text:style-name="T7">customer </text:span><text:span text:style-name="T2">USING </text:span><text:span text:style-name="T7">btree (id, email);</text:span></text:p>
            <text:p text:style-name="P20"><text:span text:style-name="T2"/></text:p>
            <text:p text:style-name="P20"><text:span text:style-name="T2"/></text:p>
            <text:p text:style-name="P20"><text:span text:style-name="T2">SELECT</text:span></text:p>
            <text:p text:style-name="P20"><text:span text:style-name="T2"><text:tab/></text:span><text:span text:style-name="T5">indisunique, </text:span><text:span text:style-name="T4">-- Is unique</text:span></text:p>
            <text:p text:style-name="P20"><text:span text:style-name="T5"><text:tab/></text:span><text:span text:style-name="T5">indisprimary, </text:span><text:span text:style-name="T4">-- Is primary key</text:span></text:p>
            <text:p text:style-name="P20"><text:span text:style-name="T5"><text:tab/></text:span><text:span text:style-name="T5">indisclustered, </text:span><text:span text:style-name="T4">-- Is clustered</text:span></text:p>
            <text:p text:style-name="P20"><text:span text:style-name="T5"><text:tab/></text:span><text:span text:style-name="T5">indkey, </text:span><text:span text:style-name="T4">-- Array of columns included in the index</text:span></text:p>
            <text:p text:style-name="P20"><text:span text:style-name="T5"><text:tab/></text:span><text:span text:style-name="T5">indpred </text:span><text:span text:style-name="T4">-- Predicate for the index, example: price &gt; 100</text:span></text:p>
            <text:p text:style-name="P20"><text:span text:style-name="T2">FROM</text:span><text:span text:style-name="T5"> </text:span><text:span text:style-name="T15">pg_index</text:span></text:p>
            <text:p text:style-name="P20"><text:span text:style-name="T2">WHERE</text:span><text:span text:style-name="T5"> indexrelid = </text:span><text:span text:style-name="T6">'ix_customer'</text:span><text:span text:style-name="T5">::regclass;</text:span></text:p>
            <text:p><text:span text:style-name="T5"/></text:p>
            <text:p text:style-name="P20"><text:span text:style-name="T2"/></text:p>
            <text:p><text:span text:style-name="T5"/></text:p>
            <text:p><text:span text:style-name="T5"/></text:p>
            <text:p><text:span text:style-name="T2"/></text:p>
            <text:p><text:span text:style-name="T3"/></text:p>
          </draw:text-box>
        </draw:frame>
        <draw:frame draw:style-name="gr15" draw:layer="layout" svg:width="21.419cm" svg:height="1.391cm" svg:x="1.725cm" svg:y="10.753cm">
          <table:table table:template-name="blue-gray" table:use-first-row-styles="true" table:use-banding-rows-styles="true">
            <table:table-column table:style-name="co10"/>
            <table:table-column table:style-name="co11"/>
            <table:table-column table:style-name="co12"/>
            <table:table-column table:style-name="co13"/>
            <table:table-column table:style-name="co14"/>
            <table:table-row table:style-name="ro5" table:default-cell-style-name="ce3">
              <table:table-cell>
                <text:p text:style-name="P16"><text:span text:style-name="T3">indisunique</text:span></text:p>
              </table:table-cell>
              <table:table-cell>
                <text:p text:style-name="P16"><text:span text:style-name="T3">indisprimary</text:span></text:p>
              </table:table-cell>
              <table:table-cell>
                <text:p text:style-name="P16"><text:span text:style-name="T3">indisclustered</text:span></text:p>
              </table:table-cell>
              <table:table-cell>
                <text:p text:style-name="P16"><text:span text:style-name="T3">indkey</text:span></text:p>
              </table:table-cell>
              <table:table-cell>
                <text:p text:style-name="P16"><text:span text:style-name="T3">indpred</text:span></text:p>
              </table:table-cell>
            </table:table-row>
            <table:table-row table:style-name="ro4" table:default-cell-style-name="ce3">
              <table:table-cell>
                <text:p text:style-name="P16"><text:span text:style-name="T3">f</text:span></text:p>
              </table:table-cell>
              <table:table-cell>
                <text:p text:style-name="P16"><text:span text:style-name="T3">f</text:span></text:p>
              </table:table-cell>
              <table:table-cell>
                <text:p text:style-name="P16"><text:span text:style-name="T3">f</text:span></text:p>
              </table:table-cell>
              <table:table-cell>
                <text:p text:style-name="P16"><text:span text:style-name="T3">1 3</text:span></text:p>
              </table:table-cell>
              <table:table-cell/>
            </table:table-row>
          </table:table>
          <draw:image xlink:href="Pictures/TablePreview4.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2" draw:text-style-name="P25" draw:layer="layout" svg:width="19cm" svg:height="14.293cm" svg:x="1cm" svg:y="14.207cm" presentation:class="notes" presentation:user-transformed="true">
            <draw:text-box>
              <text:p text:style-name="P23"><text:span text:style-name="T1">Tables that store schema metadata.</text:span></text:p>
              <text:list text:style-name="L4">
                <text:list-item>
                  <text:p text:style-name="P23"><text:span text:style-name="T10">pg_namespace</text:span><text:span text:style-name="T1">: contains information about database schemas</text:span></text:p>
                </text:list-item>
                <text:list-item>
                  <text:p text:style-name="P23"><text:span text:style-name="T10">pg_class</text:span><text:span text:style-name="T1">: contains information about different type of objetcs like tables, views, indexes. Inclides the number of rows and the table size on disk.</text:span></text:p>
                  <text:list>
                    <text:list-item>
                      <text:p text:style-name="P23"><text:span text:style-name="T1">We can see here that the relation kind is `r` which means it is a table.</text:span></text:p>
                    </text:list-item>
                    <text:list-item>
                      <text:p text:style-name="P23"><text:span text:style-name="T1">We can also see the number of pages is 1 and number of tuples is 40 as expected.</text:span></text:p>
                    </text:list-item>
                    <text:list-item>
                      <text:p text:style-name="P23"><text:span text:style-name="T1">It also shows that the relation does not have an index.</text:span></text:p>
                    </text:list-item>
                    <text:list-item>
                      <text:p text:style-name="P23"><text:span text:style-name="T1"/></text:p>
                    </text:list-item>
                  </text:list>
                </text:list-item>
                <text:list-item>
                  <text:p text:style-name="P23"><text:span text:style-name="T10">pg_index</text:span><text:span text:style-name="T1">: contains information about indexes. </text:span></text:p>
                </text:list-item>
              </text:list>
              <text:p text:style-name="P23"><text:span text:style-name="T1"/></text:p>
              <text:p text:style-name="P24"><text:span text:style-name="T1">ref: </text:span></text:p>
              <text:p text:style-name="P24"><text:span text:style-name="T1"><text:a xlink:href="https://www.postgresql.org/docs/current/catalogs.html" xlink:type="simple">https://www.postgresql.org/docs/current/catalogs.html</text:a></text:span></text:p>
            </draw:text-box>
          </draw:frame>
        </presentation:notes>
      </draw:page>
      <draw:page draw:name="page7" draw:style-name="dp1" draw:master-page-name="Forestbird3" presentation:presentation-page-layout-name="AL2T1">
        <office:forms form:automatic-focus="false" form:apply-design-mode="false"/>
        <draw:frame presentation:style-name="pr11" draw:layer="layout" svg:width="25cm" svg:height="2.5cm" svg:x="1.5cm" svg:y="0.5cm" presentation:class="title">
          <draw:text-box>
            <text:p text:style-name="P22">System Catalog Tables</text:p>
          </draw:text-box>
        </draw:frame>
        <draw:frame draw:style-name="gr20" draw:text-style-name="P14" draw:layer="layout" svg:width="22.5cm" svg:height="10.5cm" svg:x="1.5cm" svg:y="3cm">
          <draw:text-box>
            <text:p><text:span text:style-name="T2">SELECT</text:span></text:p>
            <text:p text:style-name="P20"><text:span text:style-name="T5"><text:s text:c="4"/></text:span><text:span text:style-name="T5">attname,</text:span><text:span text:style-name="T4"> -- Column name</text:span></text:p>
            <text:p text:style-name="P20"><text:span text:style-name="T14"><text:s text:c="4"/></text:span><text:span text:style-name="T14">atttypid::regtype, </text:span><text:span text:style-name="T4">-- Column type</text:span></text:p>
            <text:p text:style-name="P20"><text:span text:style-name="T16"><text:s text:c="4"/></text:span><text:span text:style-name="T5">attnum,</text:span><text:span text:style-name="T4"> -- Column number withing the table</text:span></text:p>
            <text:p text:style-name="P20"><text:span text:style-name="T4"><text:s text:c="4"/></text:span><text:span text:style-name="T5">attnotnull,</text:span><text:span text:style-name="T4"> -- Not NULL Constraint</text:span></text:p>
            <text:p text:style-name="P20"><text:span text:style-name="T14"><text:s text:c="4"/></text:span><text:span text:style-name="T14">attcompression, </text:span><text:span text:style-name="T4">-- Compression</text:span></text:p>
            <text:p text:style-name="P20"><text:span text:style-name="T5"><text:s text:c="4"/></text:span><text:span text:style-name="T5">attstorage </text:span><text:span text:style-name="T4">-- plain(p), external (e), main (m), extended (x)</text:span></text:p>
            <text:p text:style-name="P20"><text:span text:style-name="T2">FROM</text:span><text:span text:style-name="T5"> </text:span><text:span text:style-name="T15">pg_attribute</text:span></text:p>
            <text:p text:style-name="P20"><text:span text:style-name="T2">WHERE</text:span><text:span text:style-name="T5"> attrelid = </text:span><text:span text:style-name="T6">'customer'</text:span><text:span text:style-name="T5">::regclass </text:span><text:span text:style-name="T2">AND</text:span><text:span text:style-name="T5"> attnum &gt; 0;</text:span></text:p>
          </draw:text-box>
        </draw:frame>
        <draw:frame draw:style-name="gr15" draw:layer="layout" svg:width="21.481cm" svg:height="3.773cm" svg:x="1.726cm" svg:y="8.854cm">
          <table:table table:template-name="blue-gray" table:use-first-row-styles="true" table:use-banding-rows-styles="true">
            <table:table-column table:style-name="co15"/>
            <table:table-column table:style-name="co16"/>
            <table:table-column table:style-name="co17"/>
            <table:table-column table:style-name="co18"/>
            <table:table-column table:style-name="co19"/>
            <table:table-column table:style-name="co20"/>
            <table:table-row table:style-name="ro5" table:default-cell-style-name="ce3">
              <table:table-cell>
                <text:p text:style-name="P16"><text:span text:style-name="T5">attname</text:span></text:p>
              </table:table-cell>
              <table:table-cell>
                <text:p text:style-name="P16"><text:span text:style-name="T14">atttypid</text:span></text:p>
              </table:table-cell>
              <table:table-cell>
                <text:p text:style-name="P16"><text:span text:style-name="T5">attnum</text:span></text:p>
              </table:table-cell>
              <table:table-cell>
                <text:p text:style-name="P16"><text:span text:style-name="T5">attnotnull</text:span></text:p>
              </table:table-cell>
              <table:table-cell>
                <text:p text:style-name="P16"><text:span text:style-name="T14">attcompression</text:span></text:p>
              </table:table-cell>
              <table:table-cell>
                <text:p text:style-name="P16"><text:span text:style-name="T5">attstorage</text:span></text:p>
              </table:table-cell>
            </table:table-row>
            <table:table-row table:style-name="ro4" table:default-cell-style-name="ce3">
              <table:table-cell>
                <text:p text:style-name="P16"><text:span text:style-name="T3">id</text:span></text:p>
              </table:table-cell>
              <table:table-cell>
                <text:p text:style-name="P16"><text:span text:style-name="T3">bigint</text:span></text:p>
              </table:table-cell>
              <table:table-cell>
                <text:p text:style-name="P16"><text:span text:style-name="T3">1</text:span></text:p>
              </table:table-cell>
              <table:table-cell>
                <text:p text:style-name="P16"><text:span text:style-name="T3">t</text:span></text:p>
              </table:table-cell>
              <table:table-cell/>
              <table:table-cell>
                <text:p text:style-name="P16"><text:span text:style-name="T3">p</text:span></text:p>
              </table:table-cell>
            </table:table-row>
            <table:table-row table:style-name="ro4" table:default-cell-style-name="ce3">
              <table:table-cell>
                <text:p text:style-name="P16"><text:span text:style-name="T3">full_name</text:span></text:p>
              </table:table-cell>
              <table:table-cell>
                <text:p text:style-name="P16"><text:span text:style-name="T3">character varying</text:span></text:p>
              </table:table-cell>
              <table:table-cell>
                <text:p text:style-name="P16"><text:span text:style-name="T3">2</text:span></text:p>
              </table:table-cell>
              <table:table-cell>
                <text:p text:style-name="P16"><text:span text:style-name="T3">t</text:span></text:p>
              </table:table-cell>
              <table:table-cell/>
              <table:table-cell>
                <text:p text:style-name="P16"><text:span text:style-name="T3">x</text:span></text:p>
              </table:table-cell>
            </table:table-row>
            <table:table-row table:style-name="ro4" table:default-cell-style-name="ce3">
              <table:table-cell>
                <text:p text:style-name="P16"><text:span text:style-name="T3">email</text:span></text:p>
              </table:table-cell>
              <table:table-cell>
                <text:p text:style-name="P16"><text:span text:style-name="T3">character varying</text:span></text:p>
              </table:table-cell>
              <table:table-cell>
                <text:p text:style-name="P16"><text:span text:style-name="T3">3</text:span></text:p>
              </table:table-cell>
              <table:table-cell>
                <text:p text:style-name="P16"><text:span text:style-name="T3">t</text:span></text:p>
              </table:table-cell>
              <table:table-cell/>
              <table:table-cell>
                <text:p text:style-name="P16"><text:span text:style-name="T3">x</text:span></text:p>
              </table:table-cell>
            </table:table-row>
          </table:table>
          <draw:image xlink:href="Pictures/TablePreview5.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3" draw:text-style-name="P13" draw:layer="layout" svg:width="16.799cm" svg:height="14.468cm" svg:x="2.1cm" svg:y="14.107cm" presentation:class="notes" presentation:user-transformed="true">
            <draw:text-box>
              <text:p text:style-name="P23"><text:span text:style-name="T1">Tables that store schema metadata:</text:span></text:p>
              <text:p text:style-name="P23"><text:span text:style-name="T10">pg_attribute</text:span><text:span text:style-name="T1">: contains information about columns of tables, like column names and constrains. For this attribute, the </text:span><text:span text:style-name="T10">storage strategy</text:span><text:span text:style-name="T1"> types are:</text:span></text:p>
              <text:p text:style-name="P23"><text:span text:style-name="T10">Plain</text:span><text:span text:style-name="T1">: prevents either compression or out-of-line storage. Is used for fixed value length like integer, decimal, etc.</text:span></text:p>
              <text:p text:style-name="P23"><text:span text:style-name="T10">External</text:span><text:span text:style-name="T1"> allows out-of-line storage but not compression. Is used for BLOB data, that stores in a separate file.</text:span></text:p>
              <text:p text:style-name="P23"><text:span text:style-name="T10">Main</text:span><text:span text:style-name="T1"> allows compression but not out-of-line storage. * (it just allow out-of-line storage when the row is too big to fit in 1 page).</text:span></text:p>
              <text:p text:style-name="P23"><text:span text:style-name="T10">Extended</text:span><text:span text:style-name="T1"> allows both compression and out-of-line storage. Is the defaul for TOAST-able data types like VARCHAR. Compression will be attempted first, then out-of-line storage if the row is still too big.</text:span></text:p>
              <text:p text:style-name="P23"><text:span text:style-name="T1">TOAST means The Oversized-Attribute Storage Technique.</text:span></text:p>
              <text:p text:style-name="P23"><text:span text:style-name="T1">This is to solve the probalem of tuple/rows expanding multiple pages.</text:span></text:p>
              <text:p text:style-name="P23"><text:span text:style-name="T1">‘</text:span><text:span text:style-name="T1">name’::regclass is used to convert name into the object id in the pg_class table.</text:span></text:p>
              <text:p text:style-name="P24"><text:span text:style-name="T1">ref: </text:span></text:p>
              <text:p text:style-name="P24"><text:span text:style-name="T1"><text:a xlink:href="https://www.postgresql.org/docs/current/catalogs.html" xlink:type="simple">https://www.postgresql.org/docs/current/catalogs.html</text:a></text:span></text:p>
              <text:p text:style-name="P24"><text:span text:style-name="T17"><text:a xlink:href="https://www.postgresql.org/docs/current/sql-altertable.html#SQL-ALTERTABLE-DESC-SET-STORAGE" xlink:type="simple">https://www.postgresql.org/docs/current/sql-altertable.html#SQL-ALTERTABLE-DESC-SET-STORAGE</text:a></text:span></text:p>
              <text:p text:style-name="P20"><text:span text:style-name="T17">https://medium.com/@lk.snatch/postgresql-compression-854a4647ee43</text:span></text:p>
            </draw:text-box>
          </draw:frame>
        </presentation:notes>
      </draw:page>
      <draw:page draw:name="page8" draw:style-name="dp1" draw:master-page-name="Forestbird2" presentation:presentation-page-layout-name="AL2T1">
        <office:forms form:automatic-focus="false" form:apply-design-mode="false"/>
        <draw:frame presentation:style-name="pr14" draw:text-style-name="P22" draw:layer="layout" svg:width="25cm" svg:height="2.5cm" svg:x="1.5cm" svg:y="0.5cm" presentation:class="title" presentation:user-transformed="true">
          <draw:text-box>
            <text:p text:style-name="P22">Indexing</text:p>
          </draw:text-box>
        </draw:frame>
        <draw:frame presentation:style-name="pr15" draw:layer="layout" svg:width="25cm" svg:height="9cm" svg:x="1.5cm" svg:y="3.5cm" presentation:class="outline" presentation:user-transformed="true">
          <draw:text-box>
            <text:p>The main objective is to speed up data retrival by reducing the number of pages scanned.</text:p>
            <text:p/>
            <text:list text:style-name="L2">
              <text:list-item>
                <text:p><text:span text:style-name="T18">Heap</text:span>: data stored without a cluster index.</text:p>
              </text:list-item>
              <text:list-item>
                <text:p><text:span text:style-name="T18">Cluster index*</text:span>: data phisicaly sorted on disk.</text:p>
              </text:list-item>
              <text:list-item>
                <text:p><text:span text:style-name="T18">Non-cluster index</text:span>: is a separate structure from the base table.</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6" draw:text-style-name="P21" draw:layer="layout" svg:width="16.799cm" svg:height="13.364cm" svg:x="2.1cm" svg:y="14.107cm" presentation:class="notes" presentation:user-transformed="true">
            <draw:text-box>
              <text:p text:style-name="P12"><text:span text:style-name="T12">Cluster indexes don’t require additional disk space.</text:span></text:p>
              <text:p text:style-name="P12"><text:span text:style-name="T12">In postgres, the cluster index concept is referred as clustering.</text:span></text:p>
              <text:p text:style-name="P12"><text:span text:style-name="T12">So we first need to create a non cluster index, and then cluster the data based on that index.</text:span></text:p>
              <text:p text:style-name="P12"><text:span text:style-name="T12"/></text:p>
              <text:p text:style-name="P12"><text:span text:style-name="T12"/></text:p>
              <text:p text:style-name="P12"><text:span text:style-name="T12"/></text:p>
              <text:p text:style-name="P12"><text:span text:style-name="T12"/></text:p>
              <text:p text:style-name="P12"><text:span text:style-name="T12">ref: </text:span><text:span text:style-name="T12"><text:a xlink:href="https://www.postgresql.org/docs/16/sql-cluster.html" xlink:type="simple">https://www.postgresql.org/docs/16/sql-cluster.html</text:a></text:span></text:p>
              <text:p text:style-name="P12"><text:span text:style-name="T12"/></text:p>
            </draw:text-box>
          </draw:frame>
        </presentation:notes>
      </draw:page>
      <draw:page draw:name="page9" draw:style-name="dp1" draw:master-page-name="Forestbird2_5f_" presentation:presentation-page-layout-name="AL2T1">
        <office:forms form:automatic-focus="false" form:apply-design-mode="false"/>
        <draw:frame presentation:style-name="pr17" draw:text-style-name="P22" draw:layer="layout" svg:width="25cm" svg:height="2.5cm" svg:x="1.5cm" svg:y="0.5cm" presentation:class="title" presentation:user-transformed="true">
          <draw:text-box>
            <text:p text:style-name="P22">Indexing</text:p>
          </draw:text-box>
        </draw:frame>
        <draw:frame draw:style-name="gr21" draw:text-style-name="P14" draw:layer="layout" svg:width="22.443cm" svg:height="12.131cm" svg:x="1.5cm" svg:y="3cm">
          <draw:text-box>
            <text:p><text:span text:style-name="T2">CREATE TABLE</text:span><text:span text:style-name="T3"> product</text:span></text:p>
            <text:p><text:span text:style-name="T3">(</text:span></text:p>
            <text:p><text:span text:style-name="T3"><text:s text:c="4"/></text:span><text:span text:style-name="T3">id </text:span><text:span text:style-name="T2">SERIAL PRIMARY KEY</text:span><text:span text:style-name="T3">,</text:span></text:p>
            <text:p text:style-name="P20"><text:span text:style-name="T9"><text:s text:c="4"/></text:span><text:span text:style-name="T9">store_id</text:span><text:span text:style-name="T3"> </text:span><text:span text:style-name="T2">BIGINT NOT NULL</text:span><text:span text:style-name="T3">,</text:span></text:p>
            <text:p><text:span text:style-name="T3"><text:s text:c="4"/></text:span><text:span text:style-name="T3">name </text:span><text:span text:style-name="T2">VARCHAR(50) NOT NULL</text:span><text:span text:style-name="T3">,</text:span></text:p>
            <text:p><text:span text:style-name="T19"><text:s text:c="4"/></text:span><text:span text:style-name="T19">description </text:span><text:span text:style-name="T8">TEXT NOT NULL</text:span><text:span text:style-name="T7">,</text:span></text:p>
            <text:p text:style-name="P20"><text:span text:style-name="T9"><text:s text:c="4"/></text:span><text:span text:style-name="T9">image_url </text:span><text:span text:style-name="T8">VARCHAR(400) NOT NULL</text:span><text:span text:style-name="T9">,</text:span></text:p>
            <text:p text:style-name="P20"><text:span text:style-name="T9"><text:s text:c="4"/></text:span><text:span text:style-name="T9">price</text:span><text:span text:style-name="T7"> </text:span><text:span text:style-name="T2">DECIMAL(10,2) NOT NULL</text:span><text:span text:style-name="T7">,</text:span></text:p>
            <text:p text:style-name="P20"><text:span text:style-name="T9"><text:s text:c="4"/></text:span><text:span text:style-name="T9">stock</text:span><text:span text:style-name="T7"> </text:span><text:span text:style-name="T2">INTEGER NOT NULL</text:span></text:p>
            <text:p><text:span text:style-name="T3">);</text:span></text:p>
            <text:p><text:span text:style-name="T3"/></text:p>
            <text:p><text:span text:style-name="T3"/></text:p>
            <text:p text:style-name="P20"><text:span text:style-name="T2">INSERT INTO</text:span><text:span text:style-name="T5"> product (store_id, name, description, image_url, price, stock)</text:span></text:p>
            <text:p text:style-name="P20"><text:span text:style-name="T2">SELECT</text:span></text:p>
            <text:p text:style-name="P20"><text:span text:style-name="T5"><text:s text:c="4"/></text:span><text:span text:style-name="T5">id % 10 + 1,</text:span></text:p>
            <text:p text:style-name="P20"><text:span text:style-name="T5"><text:s text:c="4"/></text:span><text:span text:style-name="T5">CONCAT(</text:span><text:span text:style-name="T6">'Product '</text:span><text:span text:style-name="T5">, id),</text:span></text:p>
            <text:p text:style-name="P20"><text:span text:style-name="T5"><text:s text:c="4"/></text:span><text:span text:style-name="T5">CONCAT(</text:span><text:span text:style-name="T6">'Description '</text:span><text:span text:style-name="T5">, id),</text:span></text:p>
            <text:p text:style-name="P20"><text:span text:style-name="T14"><text:s text:c="4"/></text:span><text:span text:style-name="T14">CONCAT(</text:span><text:span text:style-name="T20">'https://example.com/product/'</text:span><text:span text:style-name="T14">, id, </text:span><text:span text:style-name="T6">'.jpg'</text:span><text:span text:style-name="T5">),</text:span></text:p>
            <text:p text:style-name="P20"><text:span text:style-name="T5"><text:s text:c="4"/></text:span><text:span text:style-name="T5">random() * 100,</text:span></text:p>
            <text:p text:style-name="P20"><text:span text:style-name="T5"><text:s text:c="4"/></text:span><text:span text:style-name="T5">random() * 100</text:span></text:p>
            <text:p text:style-name="P20"><text:span text:style-name="T2">FROM</text:span><text:span text:style-name="T5"> generate_series(1, 2000000) AS id;</text:span></text:p>
            <text:p text:style-name="P20"><text:span text:style-name="T5"/></text:p>
            <text:p text:style-name="P20"><text:span text:style-name="T5"/></text:p>
            <text:p text:style-name="P20"><text:span text:style-name="T5"/></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8" draw:text-style-name="P21" draw:layer="layout" svg:width="16.799cm" svg:height="13.364cm" svg:x="2.1cm" svg:y="14.107cm" presentation:class="notes" presentation:user-transformed="true">
            <draw:text-box>
              <text:p text:style-name="P12"><text:span text:style-name="T12">How would you select your cluster index and secondary indexes here? All depends in how you access the database. </text:span></text:p>
              <text:p text:style-name="P12"><text:span text:style-name="T12"/></text:p>
              <text:p text:style-name="P12"><text:span text:style-name="T12">In this case in order to optimeze for query single product by id, because you query 1 at a time you can use a simple secondary index. You don’t need to cluster them.</text:span></text:p>
              <text:p text:style-name="P12"><text:span text:style-name="T12"/></text:p>
              <text:p text:style-name="P12"><text:span text:style-name="T12">In the case you want to query all the products that belong to a particular store_id, then you beter cluster by store_id and not by product id.</text:span></text:p>
            </draw:text-box>
          </draw:frame>
        </presentation:notes>
      </draw:page>
      <draw:page draw:name="page10" draw:style-name="dp1" draw:master-page-name="Forestbird2_5f_" presentation:presentation-page-layout-name="AL2T1">
        <office:forms form:automatic-focus="false" form:apply-design-mode="false"/>
        <draw:frame presentation:style-name="pr17" draw:text-style-name="P22" draw:layer="layout" svg:width="25cm" svg:height="2.5cm" svg:x="1.5cm" svg:y="0.5cm" presentation:class="title" presentation:user-transformed="true">
          <draw:text-box>
            <text:p text:style-name="P22">Indexing</text:p>
          </draw:text-box>
        </draw:frame>
        <draw:frame draw:style-name="gr22" draw:text-style-name="P26" draw:layer="layout" svg:width="22.443cm" svg:height="9.656cm" svg:x="1.5cm" svg:y="3cm">
          <draw:text-box>
            <text:p text:style-name="P20"><text:span text:style-name="T2">SELECT</text:span></text:p>
            <text:p text:style-name="P20"><text:span text:style-name="T4"><text:s text:c="4"/></text:span><text:span text:style-name="T7">t.</text:span><text:span text:style-name="T5">relpages,</text:span><text:span text:style-name="T4"> -- Number of pages</text:span></text:p>
            <text:p text:style-name="P20"><text:span text:style-name="T4"><text:s text:c="3"/></text:span><text:span text:style-name="T7"><text:s/></text:span><text:span text:style-name="T7">to_char(t.reltuples, </text:span><text:span text:style-name="T6">'999,999,999'</text:span><text:span text:style-name="T7">) as reltuples</text:span><text:span text:style-name="T5">,</text:span><text:span text:style-name="T4"> -- Number of rows</text:span></text:p>
            <text:p text:style-name="P20"><text:span text:style-name="T4"><text:s text:c="4"/></text:span><text:span text:style-name="T7">t.r</text:span><text:span text:style-name="T5">elhasindex,</text:span><text:span text:style-name="T4"> <text:s/>-- Has an index</text:span></text:p>
            <text:p text:style-name="P20"><text:span text:style-name="T5"><text:s/></text:span></text:p>
            <text:p text:style-name="P20"><text:span text:style-name="T5"><text:s text:c="4"/></text:span><text:span text:style-name="T5">i.indisunique, </text:span><text:span text:style-name="T4">-- Is unique</text:span></text:p>
            <text:p text:style-name="P20"><text:span text:style-name="T5"><text:s text:c="4"/></text:span><text:span text:style-name="T5">i.indisprimary, </text:span><text:span text:style-name="T4">-- Is primary key</text:span></text:p>
            <text:p text:style-name="P20"><text:span text:style-name="T5"><text:s text:c="4"/></text:span><text:span text:style-name="T5">i.indisclustered, </text:span><text:span text:style-name="T4">-- Is clustered</text:span></text:p>
            <text:p text:style-name="P20"><text:span text:style-name="T5"><text:s text:c="4"/></text:span><text:span text:style-name="T5">i.indkey </text:span><text:span text:style-name="T4">-- Array of columns included in the index</text:span></text:p>
            <text:p text:style-name="P20"><text:span text:style-name="T4"/></text:p>
            <text:p text:style-name="P20"><text:span text:style-name="T4"><text:s text:c="4"/></text:span><text:span text:style-name="T7">ti.</text:span><text:span text:style-name="T5">relpages,</text:span><text:span text:style-name="T4"> -- Number of pages</text:span></text:p>
            <text:p text:style-name="P20"><text:span text:style-name="T4"><text:s text:c="3"/></text:span><text:span text:style-name="T7"><text:s/></text:span><text:span text:style-name="T7">to_char(ti.reltuples, </text:span><text:span text:style-name="T6">'999,999,999'</text:span><text:span text:style-name="T7">) as reltuples</text:span><text:span text:style-name="T5">,</text:span><text:span text:style-name="T4"> -- Number of rows</text:span></text:p>
            <text:p text:style-name="P20"><text:span text:style-name="T2">FROM</text:span><text:span text:style-name="T4"> </text:span><text:span text:style-name="T15">pg_class t</text:span></text:p>
            <text:p text:style-name="P20"><text:span text:style-name="T15"><text:s text:c="4"/></text:span><text:span text:style-name="T21">JOIN</text:span><text:span text:style-name="T22"> </text:span><text:span text:style-name="T15">pg_index i </text:span><text:span text:style-name="T21">ON</text:span><text:span text:style-name="T22"> i.indrelid = t.oid</text:span></text:p>
            <text:p text:style-name="P20"><text:span text:style-name="T21"><text:s text:c="4"/></text:span><text:span text:style-name="T21">JOIN</text:span><text:span text:style-name="T22"> </text:span><text:span text:style-name="T15">pg_index ti </text:span><text:span text:style-name="T21">ON</text:span><text:span text:style-name="T22"> i.indrelid = ti.oid</text:span></text:p>
            <text:p text:style-name="P20"><text:span text:style-name="T2">WHERE</text:span><text:span text:style-name="T4"> </text:span><text:span text:style-name="T5">t.relname = </text:span><text:span text:style-name="T6">'product'</text:span><text:span text:style-name="T5">;</text:span></text:p>
            <text:p text:style-name="P20"><text:span text:style-name="T5"/></text:p>
            <text:p text:style-name="P20"><text:span text:style-name="T5"/></text:p>
            <text:p text:style-name="P20"><text:span text:style-name="T5"/></text:p>
          </draw:text-box>
        </draw:frame>
        <draw:frame draw:style-name="gr15" draw:layer="layout" svg:width="27.515cm" svg:height="1.391cm" svg:x="0.22cm" svg:y="11.654cm">
          <table:table table:template-name="blue-gray" table:use-first-row-styles="true" table:use-banding-rows-styles="true">
            <table:table-column table:style-name="co21"/>
            <table:table-column table:style-name="co22"/>
            <table:table-column table:style-name="co23"/>
            <table:table-column table:style-name="co24"/>
            <table:table-column table:style-name="co25"/>
            <table:table-column table:style-name="co26"/>
            <table:table-column table:style-name="co27"/>
            <table:table-column table:style-name="co28"/>
            <table:table-column table:style-name="co29"/>
            <table:table-row table:style-name="ro5" table:default-cell-style-name="ce3">
              <table:table-cell>
                <text:p text:style-name="P16">relpages</text:p>
              </table:table-cell>
              <table:table-cell>
                <text:p text:style-name="P16">reltuples</text:p>
              </table:table-cell>
              <table:table-cell>
                <text:p text:style-name="P16">relhasindex</text:p>
              </table:table-cell>
              <table:table-cell>
                <text:p text:style-name="P16">indisunique</text:p>
              </table:table-cell>
              <table:table-cell>
                <text:p text:style-name="P16">indisprimary</text:p>
              </table:table-cell>
              <table:table-cell>
                <text:p text:style-name="P16">indisclustered</text:p>
              </table:table-cell>
              <table:table-cell>
                <text:p text:style-name="P16">indkey</text:p>
              </table:table-cell>
              <table:table-cell>
                <text:p text:style-name="P16">relpages</text:p>
              </table:table-cell>
              <table:table-cell>
                <text:p text:style-name="P16">reltuples</text:p>
              </table:table-cell>
            </table:table-row>
            <table:table-row table:style-name="ro4" table:default-cell-style-name="ce3">
              <table:table-cell table:style-name="ce4">
                <text:p text:style-name="P27">32769</text:p>
              </table:table-cell>
              <table:table-cell table:style-name="ce5">
                <text:p text:style-name="P27">1,999,957</text:p>
              </table:table-cell>
              <table:table-cell>
                <text:p text:style-name="P16">t</text:p>
              </table:table-cell>
              <table:table-cell>
                <text:p text:style-name="P16">t</text:p>
              </table:table-cell>
              <table:table-cell>
                <text:p text:style-name="P16">t</text:p>
              </table:table-cell>
              <table:table-cell>
                <text:p text:style-name="P16">f</text:p>
              </table:table-cell>
              <table:table-cell>
                <text:p text:style-name="P16">1</text:p>
              </table:table-cell>
              <table:table-cell>
                <text:p text:style-name="P16">5486</text:p>
              </table:table-cell>
              <table:table-cell>
                <text:p text:style-name="P16">1,999,957</text:p>
              </table:table-cell>
            </table:table-row>
          </table:table>
          <draw:image xlink:href="Pictures/TablePreview6.svm" xlink:type="simple" xlink:show="embed" xlink:actuate="onLoad"/>
        </draw:frame>
        <draw:custom-shape draw:style-name="gr23" draw:text-style-name="P8" draw:layer="layout" svg:width="1cm" svg:height="8.473cm" draw:transform="rotate (-1.5707963267949) translate (8.717cm 13.233cm)">
          <text:p/>
          <draw:enhanced-geometry svg:viewBox="0 0 21600 21600" draw:glue-points="0 0 0 21600 21600 10800" draw:text-areas="0 ?f9 7800 ?f10" draw:type="right-brace" draw:modifiers="1800 11427.047439225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4" draw:text-style-name="P18" draw:layer="layout" svg:width="3.65cm" svg:height="0.962cm" svg:x="2.777cm" svg:y="14.062cm">
          <draw:text-box>
            <text:p><text:span text:style-name="T11">MainTable</text:span></text:p>
          </draw:text-box>
        </draw:frame>
        <draw:custom-shape draw:style-name="gr25" draw:text-style-name="P8" draw:layer="layout" svg:width="1cm" svg:height="18.73cm" draw:transform="rotate (-1.5707963267949) translate (27.71cm 13.298cm)">
          <text:p/>
          <draw:enhanced-geometry svg:viewBox="0 0 21600 21600" draw:glue-points="0 0 0 21600 21600 10800" draw:text-areas="0 ?f9 7800 ?f10" draw:mirror-horizontal="false" draw:mirror-vertical="false" draw:type="right-brace" draw:modifiers="1800 11427.047439225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6" draw:text-style-name="P18" draw:layer="layout" svg:width="6.825cm" svg:height="1.19cm" svg:x="14.813cm" svg:y="14.127cm">
          <draw:text-box>
            <text:p><text:span text:style-name="T11">Primary unique Index</text:span></text:p>
          </draw:text-box>
        </draw:frame>
        <presentation:notes draw:style-name="dp1">
          <office:forms form:automatic-focus="false" form:apply-design-mode="false"/>
          <draw:page-thumbnail draw:style-name="gr1" draw:layer="layout" svg:width="14.848cm" svg:height="11.136cm" svg:x="3.075cm" svg:y="2.257cm" draw:page-number="10" presentation:class="page"/>
          <draw:frame presentation:style-name="pr18" draw:text-style-name="P21" draw:layer="layout" svg:width="16.799cm" svg:height="13.364cm" svg:x="2.1cm" svg:y="14.107cm" presentation:class="notes" presentation:user-transformed="true">
            <draw:text-box>
              <text:p text:style-name="P12"><text:span text:style-name="T12">Number of pages: </text:span><text:span text:style-name="T23">32,768</text:span></text:p>
              <text:p text:style-name="P12"><text:span text:style-name="T12">Number of tuples: </text:span><text:span text:style-name="T23">1,999,957</text:span><text:span text:style-name="T12"> (~2M rows)</text:span></text:p>
              <text:p text:style-name="P12"><text:span text:style-name="T12">The table has an index? Why?</text:span></text:p>
              <text:p text:style-name="P12"><text:span text:style-name="T12">The serial primary key creates this UNIQUE index</text:span></text:p>
              <text:p text:style-name="P12"><text:span text:style-name="T12"/></text:p>
              <text:p text:style-name="P12"><text:span text:style-name="T12">Number of pages: </text:span><text:span text:style-name="T23">5,486</text:span></text:p>
              <text:p text:style-name="P12"><text:span text:style-name="T12">Number of tuples: </text:span><text:span text:style-name="T23">1,999,957</text:span><text:span text:style-name="T12"> (~2M rows)</text:span></text:p>
              <text:p text:style-name="P12"><text:span text:style-name="T12">Index on colum #1 (id)</text:span></text:p>
              <text:p text:style-name="P12"><text:span text:style-name="T12"/></text:p>
              <text:p text:style-name="P12"><text:span text:style-name="T12"/></text:p>
              <text:p text:style-name="P12"><text:span text:style-name="T12">How would you select your cluster index and secondary indexes here? All depends in how you access the database. </text:span></text:p>
              <text:p text:style-name="P12"><text:span text:style-name="T12"/></text:p>
              <text:p text:style-name="P12"><text:span text:style-name="T12">In this case in order to optimeze for query single product by id, because you query 1 at a time you can use a simple secondary index. You don’t need to cluster them.</text:span></text:p>
              <text:p text:style-name="P12"><text:span text:style-name="T12"/></text:p>
              <text:p text:style-name="P12"><text:span text:style-name="T12">In the case you want to query all the products that belong to a particular store_id, then you beter cluster by store_id and not by product id.</text:span></text:p>
            </draw:text-box>
          </draw:frame>
        </presentation:notes>
      </draw:page>
      <draw:page draw:name="page11" draw:style-name="dp1" draw:master-page-name="Forestbird2_5f__5f_" presentation:presentation-page-layout-name="AL2T1">
        <office:forms form:automatic-focus="false" form:apply-design-mode="false"/>
        <draw:frame presentation:style-name="pr19" draw:text-style-name="P22" draw:layer="layout" svg:width="25cm" svg:height="2.5cm" svg:x="1.5cm" svg:y="0.5cm" presentation:class="title" presentation:user-transformed="true">
          <draw:text-box>
            <text:p text:style-name="P22">Indexing</text:p>
          </draw:text-box>
        </draw:frame>
        <draw:frame draw:style-name="gr27" draw:text-style-name="P26" draw:layer="layout" svg:width="7.041cm" svg:height="1.874cm" svg:x="10.351cm" svg:y="4.687cm">
          <draw:text-box>
            <text:p text:style-name="P20"><text:span text:style-name="T8">SELECT *</text:span><text:span text:style-name="T8"><text:line-break/></text:span><text:span text:style-name="T8">FROM </text:span><text:span text:style-name="T9">product</text:span><text:span text:style-name="T9"><text:line-break/></text:span><text:span text:style-name="T2">WHERE</text:span><text:span text:style-name="T7"> store_</text:span><text:span text:style-name="T3">id = 5;</text:span></text:p>
          </draw:text-box>
        </draw:frame>
        <draw:g draw:style-name="gr28">
          <draw:custom-shape draw:style-name="gr29" draw:text-style-name="P3" draw:layer="layout" svg:width="18.622cm" svg:height="3.007cm" svg:x="4.108cm" svg:y="10.993cm">
            <text:p/>
            <draw:enhanced-geometry svg:viewBox="0 0 21600 21600" draw:type="rectangle" draw:enhanced-path="M 0 0 L 21600 0 21600 21600 0 21600 0 0 Z N"/>
          </draw:custom-shape>
          <draw:frame draw:style-name="gr30" draw:text-style-name="P7" draw:layer="layout" svg:width="4.126cm" svg:height="0.962cm" svg:x="11.028cm" svg:y="12.425cm">
            <draw:text-box>
              <text:p>Table (Heap)</text:p>
            </draw:text-box>
          </draw:frame>
          <draw:custom-shape draw:style-name="gr31" draw:text-style-name="P5" draw:layer="layout" svg:width="1.634cm" svg:height="1.5cm" svg:x="4.108cm" svg:y="10.993cm">
            <text:p text:style-name="P4">P<text:span text:style-name="T24">1</text:span></text:p>
            <draw:enhanced-geometry svg:viewBox="0 0 21600 21600" draw:type="rectangle" draw:enhanced-path="M 0 0 L 21600 0 21600 21600 0 21600 0 0 Z N"/>
          </draw:custom-shape>
          <draw:custom-shape draw:style-name="gr31" draw:text-style-name="P5" draw:layer="layout" svg:width="1.634cm" svg:height="1.5cm" svg:x="21.096cm" svg:y="12.5cm">
            <text:p text:style-name="P4">P<text:span text:style-name="T24">n</text:span></text:p>
            <draw:enhanced-geometry svg:viewBox="0 0 21600 21600" draw:type="rectangle" draw:enhanced-path="M 0 0 L 21600 0 21600 21600 0 21600 0 0 Z N"/>
          </draw:custom-shape>
          <draw:custom-shape draw:style-name="gr31" draw:text-style-name="P5" draw:layer="layout" svg:width="1.634cm" svg:height="1.5cm" svg:x="7.376cm" svg:y="10.993cm">
            <text:p text:style-name="P4">P<text:span text:style-name="T24">3</text:span></text:p>
            <draw:enhanced-geometry svg:viewBox="0 0 21600 21600" draw:type="rectangle" draw:enhanced-path="M 0 0 L 21600 0 21600 21600 0 21600 0 0 Z N"/>
          </draw:custom-shape>
          <draw:custom-shape draw:style-name="gr31" draw:text-style-name="P5" draw:layer="layout" svg:width="1.634cm" svg:height="1.5cm" svg:x="5.742cm" svg:y="10.993cm">
            <text:p text:style-name="P4">P<text:span text:style-name="T24">2</text:span></text:p>
            <draw:enhanced-geometry svg:viewBox="0 0 21600 21600" draw:type="rectangle" draw:enhanced-path="M 0 0 L 21600 0 21600 21600 0 21600 0 0 Z N"/>
          </draw:custom-shape>
          <draw:frame draw:style-name="gr7" draw:text-style-name="P7" draw:layer="layout" svg:width="1.5cm" svg:height="1cm" svg:x="9.184cm" svg:y="11.534cm">
            <draw:text-box>
              <text:p>...</text:p>
            </draw:text-box>
          </draw:frame>
        </draw:g>
        <draw:line draw:style-name="gr6" draw:text-style-name="P6" draw:layer="layout" svg:x1="11.527cm" svg:y1="6.623cm" svg:x2="5.09cm" svg:y2="11.001cm">
          <text:p/>
        </draw:line>
        <draw:line draw:style-name="gr6" draw:text-style-name="P6" draw:layer="layout" svg:x1="11.548cm" svg:y1="6.603cm" svg:x2="5.111cm" svg:y2="10.981cm">
          <text:p/>
        </draw:line>
        <draw:line draw:style-name="gr6" draw:text-style-name="P6" draw:layer="layout" svg:x1="11.548cm" svg:y1="6.603cm" svg:x2="6.591cm" svg:y2="10.986cm">
          <text:p/>
        </draw:line>
        <draw:line draw:style-name="gr6" draw:text-style-name="P6" draw:layer="layout" svg:x1="11.569cm" svg:y1="6.583cm" svg:x2="8.2cm" svg:y2="11.001cm">
          <text:p/>
        </draw:line>
        <draw:line draw:style-name="gr6" draw:text-style-name="P6" draw:layer="layout" svg:x1="11.569cm" svg:y1="6.583cm" svg:x2="21.94cm" svg:y2="12.533cm">
          <text:p/>
        </draw:line>
        <draw:frame draw:style-name="gr32" draw:text-style-name="P28" draw:layer="layout" svg:width="6.42cm" svg:height="0.961cm" svg:x="17.159cm" svg:y="4.967cm">
          <draw:text-box>
            <text:p>Sequential Scan</text:p>
          </draw:text-box>
        </draw:frame>
        <draw:custom-shape draw:style-name="gr33" draw:text-style-name="P8" draw:layer="layout" svg:width="0.499cm" svg:height="1.607cm" svg:x="16.441cm" svg:y="4.689cm">
          <text:p/>
          <draw:enhanced-geometry svg:viewBox="0 0 21600 21600" draw:glue-points="0 0 0 21600 21600 10800" draw:text-areas="0 ?f9 7800 ?f10" draw:type="right-brace" draw:modifiers="1800 10901.1174871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office:forms form:automatic-focus="false" form:apply-design-mode="false"/>
          <draw:page-thumbnail draw:style-name="gr1" draw:layer="layout" svg:width="14.848cm" svg:height="11.136cm" svg:x="3.075cm" svg:y="2.257cm" draw:page-number="11" presentation:class="page"/>
          <draw:frame presentation:style-name="pr20" draw:text-style-name="P21" draw:layer="layout" svg:width="16.799cm" svg:height="13.364cm" svg:x="2.1cm" svg:y="14.107cm" presentation:class="notes" presentation:user-transformed="true">
            <draw:text-box>
              <text:p text:style-name="P29"><text:span text:style-name="T12">Given that our query is by store_id and we have no index on store_id, the planner will execute a sequential scan of the whole table.</text:span></text:p>
              <text:p text:style-name="P29"><text:span text:style-name="T12"/></text:p>
              <text:p text:style-name="P29"><text:span text:style-name="T12"/></text:p>
              <text:p text:style-name="P29"><text:span text:style-name="T12">The cost to do that is to fetch every single page and compute to check if the store_id is equal to the one we are looking for.</text:span></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Ref: </text:span><text:span text:style-name="T12"><text:a xlink:href="https://www.postgresql.org/docs/current/runtime-config-query.html#GUC-SEQ-PAGE-COST" xlink:type="simple">https://www.postgresql.org/docs/current/runtime-config-query.html#GUC-SEQ-PAGE-COST</text:a></text:span></text:p>
              <text:p text:style-name="P29"><text:span text:style-name="T12"/></text:p>
            </draw:text-box>
          </draw:frame>
        </presentation:notes>
      </draw:page>
      <draw:page draw:name="page12" draw:style-name="dp1" draw:master-page-name="Forestbird2_5f__5f__5f_" presentation:presentation-page-layout-name="AL2T1">
        <office:forms form:automatic-focus="false" form:apply-design-mode="false"/>
        <draw:frame presentation:style-name="pr21" draw:text-style-name="P22" draw:layer="layout" svg:width="25cm" svg:height="2.5cm" svg:x="1.5cm" svg:y="0.5cm" presentation:class="title" presentation:user-transformed="true">
          <draw:text-box>
            <text:p text:style-name="P22">Indexing</text:p>
          </draw:text-box>
        </draw:frame>
        <draw:g draw:style-name="gr28">
          <draw:custom-shape draw:style-name="gr29" draw:text-style-name="P3" draw:layer="layout" svg:width="18.622cm" svg:height="3.007cm" svg:x="4.108cm" svg:y="10.993cm">
            <text:p/>
            <draw:enhanced-geometry svg:viewBox="0 0 21600 21600" draw:type="rectangle" draw:enhanced-path="M 0 0 L 21600 0 21600 21600 0 21600 0 0 Z N"/>
          </draw:custom-shape>
          <draw:frame draw:style-name="gr30" draw:text-style-name="P7" draw:layer="layout" svg:width="4.126cm" svg:height="0.962cm" svg:x="11.028cm" svg:y="12.425cm">
            <draw:text-box>
              <text:p>Table (Heap)</text:p>
            </draw:text-box>
          </draw:frame>
          <draw:custom-shape draw:style-name="gr31" draw:text-style-name="P5" draw:layer="layout" svg:width="1.634cm" svg:height="1.5cm" svg:x="4.108cm" svg:y="10.993cm">
            <text:p text:style-name="P4">P<text:span text:style-name="T24">1</text:span></text:p>
            <draw:enhanced-geometry svg:viewBox="0 0 21600 21600" draw:type="rectangle" draw:enhanced-path="M 0 0 L 21600 0 21600 21600 0 21600 0 0 Z N"/>
          </draw:custom-shape>
          <draw:custom-shape draw:style-name="gr31" draw:text-style-name="P5" draw:layer="layout" svg:width="1.634cm" svg:height="1.5cm" svg:x="21.096cm" svg:y="12.5cm">
            <text:p text:style-name="P4">P<text:span text:style-name="T24">n</text:span></text:p>
            <draw:enhanced-geometry svg:viewBox="0 0 21600 21600" draw:type="rectangle" draw:enhanced-path="M 0 0 L 21600 0 21600 21600 0 21600 0 0 Z N"/>
          </draw:custom-shape>
          <draw:custom-shape draw:style-name="gr31" draw:text-style-name="P5" draw:layer="layout" svg:width="1.634cm" svg:height="1.5cm" svg:x="7.376cm" svg:y="10.993cm">
            <text:p text:style-name="P4">P<text:span text:style-name="T24">3</text:span></text:p>
            <draw:enhanced-geometry svg:viewBox="0 0 21600 21600" draw:type="rectangle" draw:enhanced-path="M 0 0 L 21600 0 21600 21600 0 21600 0 0 Z N"/>
          </draw:custom-shape>
          <draw:custom-shape draw:style-name="gr31" draw:text-style-name="P5" draw:layer="layout" svg:width="1.634cm" svg:height="1.5cm" svg:x="5.742cm" svg:y="10.993cm">
            <text:p text:style-name="P4">P<text:span text:style-name="T24">2</text:span></text:p>
            <draw:enhanced-geometry svg:viewBox="0 0 21600 21600" draw:type="rectangle" draw:enhanced-path="M 0 0 L 21600 0 21600 21600 0 21600 0 0 Z N"/>
          </draw:custom-shape>
          <draw:frame draw:style-name="gr7" draw:text-style-name="P7" draw:layer="layout" svg:width="1.5cm" svg:height="1cm" svg:x="9.184cm" svg:y="11.534cm">
            <draw:text-box>
              <text:p>...</text:p>
            </draw:text-box>
          </draw:frame>
        </draw:g>
        <draw:line draw:style-name="gr6" draw:text-style-name="P6" draw:layer="layout" svg:x1="9.146cm" svg:y1="9.725cm" svg:x2="5.111cm" svg:y2="10.981cm">
          <text:p/>
        </draw:line>
        <draw:line draw:style-name="gr6" draw:text-style-name="P6" draw:layer="layout" svg:x1="9.146cm" svg:y1="9.725cm" svg:x2="21.94cm" svg:y2="12.533cm">
          <text:p/>
        </draw:line>
        <draw:frame draw:style-name="gr34" draw:text-style-name="P26" draw:layer="layout" svg:width="7.041cm" svg:height="1.889cm" svg:x="1.734cm" svg:y="3.124cm">
          <draw:text-box>
            <text:p text:style-name="P20"><text:span text:style-name="T8">CREATE INDEX</text:span><text:span text:style-name="T14"> ix_product</text:span><text:span text:style-name="T8"><text:line-break/></text:span><text:span text:style-name="T8">ON </text:span><text:span text:style-name="T9">product</text:span><text:span text:style-name="T9"><text:line-break/></text:span><text:span text:style-name="T2">USING </text:span><text:span text:style-name="T3">btree (store_id);</text:span></text:p>
          </draw:text-box>
        </draw:frame>
        <draw:frame draw:style-name="gr35" draw:text-style-name="P26" draw:layer="layout" svg:width="7.041cm" svg:height="1.874cm" svg:x="10.749cm" svg:y="2.91cm">
          <draw:text-box>
            <text:p text:style-name="P20"><text:span text:style-name="T8">SELECT *</text:span><text:span text:style-name="T8"><text:line-break/></text:span><text:span text:style-name="T8">FROM </text:span><text:span text:style-name="T9">product</text:span><text:span text:style-name="T9"><text:line-break/></text:span><text:span text:style-name="T2">WHERE</text:span><text:span text:style-name="T7"> store_</text:span><text:span text:style-name="T3">id = 5;</text:span></text:p>
          </draw:text-box>
        </draw:frame>
        <draw:custom-shape draw:style-name="gr36" draw:text-style-name="P3" draw:layer="layout" svg:width="9.106cm" svg:height="4.415cm" svg:x="8.467cm" svg:y="5.312cm">
          <text:p/>
          <draw:enhanced-geometry svg:viewBox="0 0 21600 21600" draw:type="rectangle" draw:enhanced-path="M 0 0 L 21600 0 21600 21600 0 21600 0 0 Z N"/>
        </draw:custom-shape>
        <draw:custom-shape draw:style-name="gr31" draw:text-style-name="P5" draw:layer="layout" svg:width="1.634cm" svg:height="1.5cm" svg:x="12.175cm" svg:y="5.322cm">
          <text:p text:style-name="P4">PI<text:span text:style-name="T24">0</text:span></text:p>
          <draw:enhanced-geometry svg:viewBox="0 0 21600 21600" draw:type="rectangle" draw:enhanced-path="M 0 0 L 21600 0 21600 21600 0 21600 0 0 Z N"/>
        </draw:custom-shape>
        <draw:custom-shape draw:style-name="gr31" draw:text-style-name="P5" xml:id="id6" draw:id="id6" draw:layer="layout" svg:width="1.634cm" svg:height="1.5cm" svg:x="15.939cm" svg:y="8.227cm">
          <text:p text:style-name="P4">PI<text:span text:style-name="T24">1</text:span></text:p>
          <draw:enhanced-geometry svg:viewBox="0 0 21600 21600" draw:type="rectangle" draw:enhanced-path="M 0 0 L 21600 0 21600 21600 0 21600 0 0 Z N"/>
        </draw:custom-shape>
        <draw:custom-shape draw:style-name="gr31" draw:text-style-name="P5" xml:id="id5" draw:id="id5" draw:layer="layout" svg:width="1.634cm" svg:height="1.5cm" svg:x="8.467cm" svg:y="8.227cm">
          <text:p text:style-name="P4">PI<text:span text:style-name="T24">1</text:span></text:p>
          <draw:enhanced-geometry svg:viewBox="0 0 21600 21600" draw:type="rectangle" draw:enhanced-path="M 0 0 L 21600 0 21600 21600 0 21600 0 0 Z N"/>
        </draw:custom-shape>
        <draw:line draw:style-name="gr6" draw:text-style-name="P6" draw:layer="layout" svg:x1="12.96cm" svg:y1="6.73cm" svg:x2="9.386cm" svg:y2="8.227cm">
          <text:p/>
        </draw:line>
        <draw:line draw:style-name="gr6" draw:text-style-name="P6" draw:layer="layout" svg:x1="12.96cm" svg:y1="6.73cm" svg:x2="16.774cm" svg:y2="8.227cm">
          <text:p/>
        </draw:line>
        <draw:line draw:style-name="gr6" draw:text-style-name="P6" draw:layer="layout" svg:x1="16.634cm" svg:y1="9.725cm" svg:x2="6.59cm" svg:y2="11.003cm">
          <text:p/>
        </draw:line>
        <draw:line draw:style-name="gr6" draw:text-style-name="P6" draw:layer="layout" svg:x1="16.634cm" svg:y1="9.725cm" svg:x2="8.167cm" svg:y2="11.063cm">
          <text:p/>
        </draw:line>
        <draw:custom-shape draw:style-name="gr37" draw:text-style-name="P8" draw:layer="layout" svg:width="0.499cm" svg:height="4.353cm" draw:transform="rotate (3.12728095372344) translate (7.982cm 9.723cm)">
          <text:p/>
          <draw:enhanced-geometry svg:viewBox="0 0 21600 21600" draw:glue-points="0 0 0 21600 21600 10800" draw:text-areas="0 ?f9 7800 ?f10" draw:type="right-brace" draw:modifiers="1800 10901.1174871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2" draw:text-style-name="P28" draw:layer="layout" svg:width="5.625cm" svg:height="0.961cm" svg:x="1.824cm" svg:y="6.985cm">
          <draw:text-box>
            <text:p>Each index page has many keys</text:p>
          </draw:text-box>
        </draw:frame>
        <draw:connector draw:style-name="gr38" draw:text-style-name="P8" draw:layer="layout" draw:type="line" svg:x1="10.101cm" svg:y1="8.977cm" svg:x2="15.939cm" svg:y2="8.977cm" draw:start-shape="id5" draw:start-glue-point="1" draw:end-shape="id6" draw:end-glue-point="3" svg:d="M10101 8977h5838" svg:viewBox="0 0 5839 1">
          <text:p/>
        </draw:connector>
        <draw:frame draw:style-name="gr32" draw:text-style-name="P28" draw:layer="layout" svg:width="6.42cm" svg:height="0.961cm" svg:x="17.678cm" svg:y="3.071cm">
          <draw:text-box>
            <text:p>Index Scan</text:p>
          </draw:text-box>
        </draw:frame>
        <draw:custom-shape draw:style-name="gr33" draw:text-style-name="P8" draw:layer="layout" svg:width="0.499cm" svg:height="1.607cm" svg:x="16.94cm" svg:y="2.812cm">
          <text:p/>
          <draw:enhanced-geometry svg:viewBox="0 0 21600 21600" draw:glue-points="0 0 0 21600 21600 10800" draw:text-areas="0 ?f9 7800 ?f10" draw:type="right-brace" draw:modifiers="1800 10901.1174871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office:forms form:automatic-focus="false" form:apply-design-mode="false"/>
          <draw:page-thumbnail draw:style-name="gr1" draw:layer="layout" svg:width="14.848cm" svg:height="11.136cm" svg:x="3.075cm" svg:y="2.257cm" draw:page-number="12" presentation:class="page"/>
          <draw:frame presentation:style-name="pr22" draw:text-style-name="P21" draw:layer="layout" svg:width="16.799cm" svg:height="13.364cm" svg:x="2.1cm" svg:y="14.107cm" presentation:class="notes" presentation:user-transformed="true">
            <draw:text-box>
              <text:p text:style-name="P29">Remember that index are also stored as pages, so each index page will have multiple rows with keys pointing to the data.</text:p>
              <text:p text:style-name="P29"/>
              <text:p text:style-name="P29">The tree structure is for binary search and basically repeate just one of the keys in the bottom and top node.</text:p>
              <text:p text:style-name="P29"/>
              <text:p text:style-name="P29">In our example, we can imagine that the top page will have all the store_id (1 to 10). Then once the page get full will repeate one key in a new bottom row and add below those number to the left and above that number to the right.</text:p>
              <text:p text:style-name="P29"/>
            </draw:text-box>
          </draw:frame>
        </presentation:notes>
      </draw:page>
      <draw:page draw:name="page13" draw:style-name="dp1" draw:master-page-name="Forestbird2_5f__5f__5f_" presentation:presentation-page-layout-name="AL2T1">
        <office:forms form:automatic-focus="false" form:apply-design-mode="false"/>
        <draw:frame presentation:style-name="pr21" draw:text-style-name="P22" draw:layer="layout" svg:width="25cm" svg:height="2.5cm" svg:x="1.5cm" svg:y="0.5cm" presentation:class="title" presentation:user-transformed="true">
          <draw:text-box>
            <text:p text:style-name="P22">Explainer</text:p>
          </draw:text-box>
        </draw:frame>
        <draw:frame draw:style-name="gr39" draw:text-style-name="P26" draw:layer="layout" svg:width="7.041cm" svg:height="1.874cm" svg:x="10.351cm" svg:y="4.687cm">
          <draw:text-box>
            <text:p text:style-name="P30"><text:span text:style-name="T8">SELECT *</text:span><text:span text:style-name="T8"><text:line-break/></text:span><text:span text:style-name="T8">FROM </text:span><text:span text:style-name="T9">product</text:span><text:span text:style-name="T9"><text:line-break/></text:span><text:span text:style-name="T2">WHERE</text:span><text:span text:style-name="T7"> store_</text:span><text:span text:style-name="T3">id = 345;</text:span></text:p>
          </draw:text-box>
        </draw:frame>
        <draw:g draw:style-name="gr28">
          <draw:custom-shape draw:style-name="gr29" draw:text-style-name="P3" draw:layer="layout" svg:width="18.622cm" svg:height="3.007cm" svg:x="4.108cm" svg:y="10.993cm">
            <text:p/>
            <draw:enhanced-geometry svg:viewBox="0 0 21600 21600" draw:type="rectangle" draw:enhanced-path="M 0 0 L 21600 0 21600 21600 0 21600 0 0 Z N"/>
          </draw:custom-shape>
          <draw:frame draw:style-name="gr30" draw:text-style-name="P7" draw:layer="layout" svg:width="4.126cm" svg:height="0.962cm" svg:x="11.028cm" svg:y="12.425cm">
            <draw:text-box>
              <text:p>Table (Heap)</text:p>
            </draw:text-box>
          </draw:frame>
          <draw:custom-shape draw:style-name="gr31" draw:text-style-name="P5" draw:layer="layout" svg:width="1.634cm" svg:height="1.5cm" svg:x="4.108cm" svg:y="10.993cm">
            <text:p text:style-name="P4">P<text:span text:style-name="T24">1</text:span></text:p>
            <draw:enhanced-geometry svg:viewBox="0 0 21600 21600" draw:type="rectangle" draw:enhanced-path="M 0 0 L 21600 0 21600 21600 0 21600 0 0 Z N"/>
          </draw:custom-shape>
          <draw:custom-shape draw:style-name="gr31" draw:text-style-name="P5" draw:layer="layout" svg:width="1.634cm" svg:height="1.5cm" svg:x="21.096cm" svg:y="12.5cm">
            <text:p text:style-name="P4">P<text:span text:style-name="T24">n</text:span></text:p>
            <draw:enhanced-geometry svg:viewBox="0 0 21600 21600" draw:type="rectangle" draw:enhanced-path="M 0 0 L 21600 0 21600 21600 0 21600 0 0 Z N"/>
          </draw:custom-shape>
          <draw:custom-shape draw:style-name="gr31" draw:text-style-name="P5" draw:layer="layout" svg:width="1.634cm" svg:height="1.5cm" svg:x="7.376cm" svg:y="10.993cm">
            <text:p text:style-name="P4">P<text:span text:style-name="T24">3</text:span></text:p>
            <draw:enhanced-geometry svg:viewBox="0 0 21600 21600" draw:type="rectangle" draw:enhanced-path="M 0 0 L 21600 0 21600 21600 0 21600 0 0 Z N"/>
          </draw:custom-shape>
          <draw:custom-shape draw:style-name="gr31" draw:text-style-name="P5" draw:layer="layout" svg:width="1.634cm" svg:height="1.5cm" svg:x="5.742cm" svg:y="10.993cm">
            <text:p text:style-name="P4">P<text:span text:style-name="T24">2</text:span></text:p>
            <draw:enhanced-geometry svg:viewBox="0 0 21600 21600" draw:type="rectangle" draw:enhanced-path="M 0 0 L 21600 0 21600 21600 0 21600 0 0 Z N"/>
          </draw:custom-shape>
          <draw:frame draw:style-name="gr7" draw:text-style-name="P7" draw:layer="layout" svg:width="1.5cm" svg:height="1cm" svg:x="9.184cm" svg:y="11.534cm">
            <draw:text-box>
              <text:p>...</text:p>
            </draw:text-box>
          </draw:frame>
        </draw:g>
        <draw:line draw:style-name="gr6" draw:text-style-name="P6" draw:layer="layout" svg:x1="11.527cm" svg:y1="6.623cm" svg:x2="5.09cm" svg:y2="11.001cm">
          <text:p/>
        </draw:line>
        <draw:line draw:style-name="gr6" draw:text-style-name="P6" draw:layer="layout" svg:x1="11.548cm" svg:y1="6.603cm" svg:x2="5.111cm" svg:y2="10.981cm">
          <text:p/>
        </draw:line>
        <draw:line draw:style-name="gr6" draw:text-style-name="P6" draw:layer="layout" svg:x1="11.548cm" svg:y1="6.603cm" svg:x2="6.591cm" svg:y2="10.986cm">
          <text:p/>
        </draw:line>
        <draw:line draw:style-name="gr6" draw:text-style-name="P6" draw:layer="layout" svg:x1="11.569cm" svg:y1="6.583cm" svg:x2="8.2cm" svg:y2="11.001cm">
          <text:p/>
        </draw:line>
        <draw:line draw:style-name="gr6" draw:text-style-name="P6" draw:layer="layout" svg:x1="11.569cm" svg:y1="6.583cm" svg:x2="21.94cm" svg:y2="12.533cm">
          <text:p/>
        </draw:line>
        <draw:frame draw:style-name="gr32" draw:text-style-name="P32" draw:layer="layout" svg:width="6.42cm" svg:height="0.961cm" svg:x="17.159cm" svg:y="4.967cm">
          <draw:text-box>
            <text:p text:style-name="P31">Sequential Scan</text:p>
          </draw:text-box>
        </draw:frame>
        <draw:custom-shape draw:style-name="gr33" draw:text-style-name="P8" draw:layer="layout" svg:width="0.499cm" svg:height="1.607cm" svg:x="16.441cm" svg:y="4.689cm">
          <text:p/>
          <draw:enhanced-geometry svg:viewBox="0 0 21600 21600" draw:glue-points="0 0 0 21600 21600 10800" draw:text-areas="0 ?f9 7800 ?f10" draw:type="right-brace" draw:modifiers="1800 10901.1174871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presentation:style-name="pr23" draw:text-style-name="P33" draw:layer="layout" svg:width="25cm" svg:height="9cm" svg:x="1.5cm" svg:y="3.5cm" presentation:class="outline" presentation:user-transformed="true">
          <draw:text-box>
            <text:list text:style-name="L2">
              <text:list-item>
                <text:p><text:span text:style-name="T25">The </text:span><text:span text:style-name="T26">EXPLAIN</text:span><text:span text:style-name="T25"> command will generate a query plan.</text:span></text:p>
              </text:list-item>
              <text:list-item>
                <text:p text:style-name="P23"><text:span text:style-name="T25">The </text:span><text:span text:style-name="T26">EXPLAIN ANALYZE</text:span><text:span text:style-name="T25"> command will actually execute thq query and show what actually happened.</text:span></text:p>
              </text:list-item>
            </text:list>
          </draw:text-box>
        </draw:frame>
        <presentation:notes draw:style-name="dp1">
          <office:forms form:automatic-focus="false" form:apply-design-mode="false"/>
          <draw:page-thumbnail draw:style-name="gr1" draw:layer="layout" svg:width="14.848cm" svg:height="11.136cm" svg:x="3.075cm" svg:y="2.257cm" draw:page-number="13" presentation:class="page"/>
          <draw:frame presentation:style-name="pr22" draw:text-style-name="P21" draw:layer="layout" svg:width="16.799cm" svg:height="13.364cm" svg:x="2.1cm" svg:y="14.107cm" presentation:class="notes" presentation:user-transformed="true">
            <draw:text-box>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Ref: </text:span><text:span text:style-name="T12"><text:a xlink:href="https://www.postgresql.org/docs/current/runtime-config-query.html#GUC-SEQ-PAGE-COST" xlink:type="simple">https://www.postgresql.org/docs/current/runtime-config-query.html#GUC-SEQ-PAGE-COST</text:a></text:span></text:p>
              <text:p text:style-name="P29"><text:span text:style-name="T12"/></text:p>
            </draw:text-box>
          </draw:frame>
        </presentation:notes>
      </draw:page>
      <draw:page draw:name="page14" draw:style-name="dp1" draw:master-page-name="Forestbird3_5f_" presentation:presentation-page-layout-name="AL2T1">
        <office:forms form:automatic-focus="false" form:apply-design-mode="false"/>
        <draw:frame presentation:style-name="pr24" draw:layer="layout" svg:width="25cm" svg:height="2.5cm" svg:x="1.5cm" svg:y="0.5cm" presentation:class="title">
          <draw:text-box>
            <text:p text:style-name="P22">Explain</text:p>
          </draw:text-box>
        </draw:frame>
        <draw:frame presentation:style-name="pr25" draw:text-style-name="P33" draw:layer="layout" svg:width="25cm" svg:height="9cm" svg:x="1.5cm" svg:y="3.5cm" presentation:class="outline" presentation:user-transformed="true">
          <draw:text-box>
            <text:list text:style-name="L2">
              <text:list-item>
                <text:p><text:span text:style-name="T25">The </text:span><text:span text:style-name="T26">EXPLAIN</text:span><text:span text:style-name="T25"> command will generate a query plan.</text:span></text:p>
              </text:list-item>
              <text:list-item>
                <text:p text:style-name="P23"><text:span text:style-name="T25">The </text:span><text:span text:style-name="T26">EXPLAIN ANALYZE</text:span><text:span text:style-name="T25"> command will actually execute thq query and show what actually happened.</text:span></text:p>
              </text:list-item>
            </text:list>
          </draw:text-box>
        </draw:frame>
        <presentation:notes draw:style-name="dp1">
          <office:forms form:automatic-focus="false" form:apply-design-mode="false"/>
          <draw:page-thumbnail draw:style-name="gr1" draw:layer="layout" svg:width="14.848cm" svg:height="11.136cm" svg:x="3.075cm" svg:y="2.257cm" draw:page-number="14" presentation:class="page"/>
          <draw:frame presentation:style-name="pr26" draw:text-style-name="P34" draw:layer="layout" svg:width="16.799cm" svg:height="13.364cm" svg:x="2.1cm" svg:y="14.107cm" presentation:class="notes" presentation:placeholder="true">
            <draw:text-box/>
          </draw:frame>
        </presentation:notes>
      </draw:page>
      <draw:page draw:name="page15" draw:style-name="dp1" draw:master-page-name="Forestbird3_5f_" presentation:presentation-page-layout-name="AL2T1">
        <office:forms form:automatic-focus="false" form:apply-design-mode="false"/>
        <draw:frame presentation:style-name="pr24" draw:layer="layout" svg:width="25cm" svg:height="2.5cm" svg:x="1.5cm" svg:y="0.5cm" presentation:class="title">
          <draw:text-box>
            <text:p text:style-name="P22">Monitoring</text:p>
          </draw:text-box>
        </draw:frame>
        <draw:frame presentation:style-name="pr25" draw:layer="layout" svg:width="25cm" svg:height="9cm" svg:x="1.5cm" svg:y="3.5cm" presentation:class="outline" presentation:user-transformed="true">
          <draw:text-box>
            <text:p>The extension pg_stat_statements</text:p>
            <text:p/>
            <text:list text:style-name="L2">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2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nsolas" svg:font-family="Consolas" style:font-family-generic="modern" style:font-pitch="fixed"/>
    <style:font-face style:name="Consolas1" svg:font-family="Consolas" style:font-family-generic="modern"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13" svg:d="M0 13l10-13 10 13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7 20 13" svg:d="M0 20l10-13 10 13z"/>
    <draw:stroke-dash draw:name="Dashed_20__28_var_29__20_2" draw:display-name="Dashed (var) 2" draw:style="rect" draw:dots1="1" draw:dots1-length="0.02cm" draw:dots2="1" draw:dots2-length="0.02cm" draw:distance="0.02cm"/>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A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with-border" style:family="table-cell" style:parent-style-name="default">
      <loext:graphic-properties draw:fill="solid" draw:fill-color="#cccccc"/>
      <style:paragraph-properties fo:border="0.28pt solid #666666"/>
    </style:style>
    <style:style style:name="white-with-border" style:family="table-cell" style:parent-style-name="default">
      <loext:graphic-properties draw:fill="solid" draw:fill-color="#ffffff"/>
      <style:paragraph-properties fo:border="0.28pt solid #666666"/>
    </style:style>
    <style:style style:name="blue-title-with-border" style:family="table-cell" style:parent-style-name="default">
      <loext:graphic-properties draw:fill="solid" draw:fill-color="#5983b0"/>
      <style:paragraph-properties fo:border="0.28pt solid #666666"/>
      <style:text-properties fo:color="#ffffff" loext:opacity="100%"/>
    </style:style>
    <table:table-template table:name="blue-gray">
      <table:first-row table:style-name="blue-title-with-border"/>
      <table:last-row table:style-name="blue-title-with-border"/>
      <table:first-column table:style-name="blue-title-with-border"/>
      <table:last-column table:style-name="blue-title-with-border"/>
      <table:body table:style-name="white-with-border"/>
      <table:odd-rows table:style-name="gray-with-border"/>
      <table:odd-columns table:style-name="gray-with-border"/>
    </table:table-template>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background" style:display-name="Forestbird3_-background" style:family="presentation">
      <style:graphic-properties draw:stroke="none" draw:fill="none" style:repeat="stretch"/>
      <style:text-properties style:letter-kerning="true"/>
    </style:style>
    <style:style style:name="Forestbird3_5f_-backgroundobjects" style:display-name="Forestbird3_-backgroundobjects" style:family="presentation">
      <style:graphic-properties draw:textarea-horizontal-align="justify" draw:shadow="hidden" draw:shadow-offset-x="0.2cm" draw:shadow-offset-y="0.2cm" draw:shadow-color="#808080"/>
      <style:text-properties style:letter-kerning="true"/>
    </style:style>
    <style:style style:name="Forestbird3_5f_-notes" style:display-name="Forestbird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outline1" style:display-name="Forestbird3_-outline1" style:family="presentation">
      <style:graphic-properties draw:stroke="none" draw:fill="none" draw:auto-grow-height="false" draw:fit-to-size="false" style:shrink-to-fit="true">
        <text:list-style style:name="Forestbird3_5f_-outline1" style:display-name="Forestbird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outline2" style:display-name="Forestbird3_-outline2" style:family="presentation" style:parent-style-name="Forestbird3_5f_-outline1">
      <style:paragraph-properties fo:margin-left="0cm" fo:margin-right="0cm" fo:margin-top="0.3cm" fo:margin-bottom="0cm" fo:text-indent="0cm"/>
      <style:text-properties fo:font-size="21pt" style:font-size-asian="21pt" style:font-size-complex="21pt"/>
    </style:style>
    <style:style style:name="Forestbird3_5f_-outline3" style:display-name="Forestbird3_-outline3" style:family="presentation" style:parent-style-name="Forestbird3_5f_-outline2">
      <style:paragraph-properties fo:margin-left="0cm" fo:margin-right="0cm" fo:margin-top="0.224cm" fo:margin-bottom="0cm" fo:text-indent="0cm"/>
      <style:text-properties fo:font-size="18pt" style:font-size-asian="18pt" style:font-size-complex="18pt"/>
    </style:style>
    <style:style style:name="Forestbird3_5f_-outline4" style:display-name="Forestbird3_-outline4" style:family="presentation" style:parent-style-name="Forestbird3_5f_-outline3">
      <style:paragraph-properties fo:margin-left="0cm" fo:margin-right="0cm" fo:margin-top="0.149cm" fo:margin-bottom="0cm" fo:text-indent="0cm"/>
      <style:text-properties fo:font-size="15pt" style:font-size-asian="15pt" style:font-size-complex="15pt"/>
    </style:style>
    <style:style style:name="Forestbird3_5f_-outline5" style:display-name="Forestbird3_-outline5" style:family="presentation" style:parent-style-name="Forestbird3_5f_-outline4">
      <style:paragraph-properties fo:margin-left="0cm" fo:margin-right="0cm" fo:margin-top="0.074cm" fo:margin-bottom="0cm" fo:text-indent="0cm"/>
    </style:style>
    <style:style style:name="Forestbird3_5f_-outline6" style:display-name="Forestbird3_-outline6" style:family="presentation" style:parent-style-name="Forestbird3_5f_-outline5"/>
    <style:style style:name="Forestbird3_5f_-outline7" style:display-name="Forestbird3_-outline7" style:family="presentation" style:parent-style-name="Forestbird3_5f_-outline6"/>
    <style:style style:name="Forestbird3_5f_-outline8" style:display-name="Forestbird3_-outline8" style:family="presentation" style:parent-style-name="Forestbird3_5f_-outline7"/>
    <style:style style:name="Forestbird3_5f_-outline9" style:display-name="Forestbird3_-outline9" style:family="presentation" style:parent-style-name="Forestbird3_5f_-outline8"/>
    <style:style style:name="Forestbird3_5f_-subtitle" style:display-name="Forestbird3_-subtitle" style:family="presentation">
      <style:graphic-properties draw:stroke="none" draw:fill="none" draw:textarea-vertical-align="middle">
        <text:list-style style:name="Forestbird3_5f_-subtitle" style:display-name="Forestbird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title" style:display-name="Forestbird3_-title" style:family="presentation">
      <style:graphic-properties draw:stroke="none" draw:fill="none" draw:textarea-vertical-align="middle">
        <text:list-style style:name="Forestbird3_5f_-title" style:display-name="Forestbird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background" style:display-name="Forestbird3__-background" style:family="presentation">
      <style:graphic-properties draw:stroke="none" draw:fill="none" style:repeat="stretch"/>
      <style:text-properties style:letter-kerning="true"/>
    </style:style>
    <style:style style:name="Forestbird3_5f__5f_-backgroundobjects" style:display-name="Forestbird3__-backgroundobjects" style:family="presentation">
      <style:graphic-properties draw:textarea-horizontal-align="justify" draw:shadow="hidden" draw:shadow-offset-x="0.2cm" draw:shadow-offset-y="0.2cm" draw:shadow-color="#808080"/>
      <style:text-properties style:letter-kerning="true"/>
    </style:style>
    <style:style style:name="Forestbird3_5f__5f_-notes" style:display-name="Forestbird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outline1" style:display-name="Forestbird3__-outline1" style:family="presentation">
      <style:graphic-properties draw:stroke="none" draw:fill="none" draw:auto-grow-height="false" draw:fit-to-size="false" style:shrink-to-fit="true">
        <text:list-style style:name="Forestbird3_5f__5f_-outline1" style:display-name="Forestbird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outline2" style:display-name="Forestbird3__-outline2" style:family="presentation" style:parent-style-name="Forestbird3_5f__5f_-outline1">
      <style:paragraph-properties fo:margin-left="0cm" fo:margin-right="0cm" fo:margin-top="0.3cm" fo:margin-bottom="0cm" fo:text-indent="0cm"/>
      <style:text-properties fo:font-size="21pt" style:font-size-asian="21pt" style:font-size-complex="21pt"/>
    </style:style>
    <style:style style:name="Forestbird3_5f__5f_-outline3" style:display-name="Forestbird3__-outline3" style:family="presentation" style:parent-style-name="Forestbird3_5f__5f_-outline2">
      <style:paragraph-properties fo:margin-left="0cm" fo:margin-right="0cm" fo:margin-top="0.224cm" fo:margin-bottom="0cm" fo:text-indent="0cm"/>
      <style:text-properties fo:font-size="18pt" style:font-size-asian="18pt" style:font-size-complex="18pt"/>
    </style:style>
    <style:style style:name="Forestbird3_5f__5f_-outline4" style:display-name="Forestbird3__-outline4" style:family="presentation" style:parent-style-name="Forestbird3_5f__5f_-outline3">
      <style:paragraph-properties fo:margin-left="0cm" fo:margin-right="0cm" fo:margin-top="0.149cm" fo:margin-bottom="0cm" fo:text-indent="0cm"/>
      <style:text-properties fo:font-size="15pt" style:font-size-asian="15pt" style:font-size-complex="15pt"/>
    </style:style>
    <style:style style:name="Forestbird3_5f__5f_-outline5" style:display-name="Forestbird3__-outline5" style:family="presentation" style:parent-style-name="Forestbird3_5f__5f_-outline4">
      <style:paragraph-properties fo:margin-left="0cm" fo:margin-right="0cm" fo:margin-top="0.074cm" fo:margin-bottom="0cm" fo:text-indent="0cm"/>
    </style:style>
    <style:style style:name="Forestbird3_5f__5f_-outline6" style:display-name="Forestbird3__-outline6" style:family="presentation" style:parent-style-name="Forestbird3_5f__5f_-outline5"/>
    <style:style style:name="Forestbird3_5f__5f_-outline7" style:display-name="Forestbird3__-outline7" style:family="presentation" style:parent-style-name="Forestbird3_5f__5f_-outline6"/>
    <style:style style:name="Forestbird3_5f__5f_-outline8" style:display-name="Forestbird3__-outline8" style:family="presentation" style:parent-style-name="Forestbird3_5f__5f_-outline7"/>
    <style:style style:name="Forestbird3_5f__5f_-outline9" style:display-name="Forestbird3__-outline9" style:family="presentation" style:parent-style-name="Forestbird3_5f__5f_-outline8"/>
    <style:style style:name="Forestbird3_5f__5f_-subtitle" style:display-name="Forestbird3__-subtitle" style:family="presentation">
      <style:graphic-properties draw:stroke="none" draw:fill="none" draw:textarea-vertical-align="middle">
        <text:list-style style:name="Forestbird3_5f__5f_-subtitle" style:display-name="Forestbird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title" style:display-name="Forestbird3__-title" style:family="presentation">
      <style:graphic-properties draw:stroke="none" draw:fill="none" draw:textarea-vertical-align="middle">
        <text:list-style style:name="Forestbird3_5f__5f_-title" style:display-name="Forestbird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_5f_-background" style:display-name="Forestbird2_-background" style:family="presentation">
      <style:graphic-properties draw:stroke="none" draw:fill="none" style:repeat="stretch"/>
      <style:text-properties style:letter-kerning="true"/>
    </style:style>
    <style:style style:name="Forestbird2_5f_-backgroundobjects" style:display-name="Forestbird2_-backgroundobjects" style:family="presentation">
      <style:graphic-properties draw:textarea-horizontal-align="justify" draw:shadow="hidden" draw:shadow-offset-x="0.2cm" draw:shadow-offset-y="0.2cm" draw:shadow-color="#808080"/>
      <style:text-properties style:letter-kerning="true"/>
    </style:style>
    <style:style style:name="Forestbird2_5f_-notes" style:display-name="Forestbird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_5f_-outline1" style:display-name="Forestbird2_-outline1" style:family="presentation">
      <style:graphic-properties draw:stroke="none" draw:fill="none" draw:auto-grow-height="false" draw:fit-to-size="false" style:shrink-to-fit="true">
        <text:list-style style:name="Forestbird2_5f_-outline1" style:display-name="Forestbird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_5f_-outline2" style:display-name="Forestbird2_-outline2" style:family="presentation" style:parent-style-name="Forestbird2_5f_-outline1">
      <style:paragraph-properties fo:margin-left="0cm" fo:margin-right="0cm" fo:margin-top="0.3cm" fo:margin-bottom="0cm" fo:text-indent="0cm"/>
      <style:text-properties fo:font-size="21pt" style:font-size-asian="21pt" style:font-size-complex="21pt"/>
    </style:style>
    <style:style style:name="Forestbird2_5f_-outline3" style:display-name="Forestbird2_-outline3" style:family="presentation" style:parent-style-name="Forestbird2_5f_-outline2">
      <style:paragraph-properties fo:margin-left="0cm" fo:margin-right="0cm" fo:margin-top="0.224cm" fo:margin-bottom="0cm" fo:text-indent="0cm"/>
      <style:text-properties fo:font-size="18pt" style:font-size-asian="18pt" style:font-size-complex="18pt"/>
    </style:style>
    <style:style style:name="Forestbird2_5f_-outline4" style:display-name="Forestbird2_-outline4" style:family="presentation" style:parent-style-name="Forestbird2_5f_-outline3">
      <style:paragraph-properties fo:margin-left="0cm" fo:margin-right="0cm" fo:margin-top="0.149cm" fo:margin-bottom="0cm" fo:text-indent="0cm"/>
      <style:text-properties fo:font-size="15pt" style:font-size-asian="15pt" style:font-size-complex="15pt"/>
    </style:style>
    <style:style style:name="Forestbird2_5f_-outline5" style:display-name="Forestbird2_-outline5" style:family="presentation" style:parent-style-name="Forestbird2_5f_-outline4">
      <style:paragraph-properties fo:margin-left="0cm" fo:margin-right="0cm" fo:margin-top="0.074cm" fo:margin-bottom="0cm" fo:text-indent="0cm"/>
    </style:style>
    <style:style style:name="Forestbird2_5f_-outline6" style:display-name="Forestbird2_-outline6" style:family="presentation" style:parent-style-name="Forestbird2_5f_-outline5"/>
    <style:style style:name="Forestbird2_5f_-outline7" style:display-name="Forestbird2_-outline7" style:family="presentation" style:parent-style-name="Forestbird2_5f_-outline6"/>
    <style:style style:name="Forestbird2_5f_-outline8" style:display-name="Forestbird2_-outline8" style:family="presentation" style:parent-style-name="Forestbird2_5f_-outline7"/>
    <style:style style:name="Forestbird2_5f_-outline9" style:display-name="Forestbird2_-outline9" style:family="presentation" style:parent-style-name="Forestbird2_5f_-outline8"/>
    <style:style style:name="Forestbird2_5f_-subtitle" style:display-name="Forestbird2_-subtitle" style:family="presentation">
      <style:graphic-properties draw:stroke="none" draw:fill="none" draw:textarea-vertical-align="middle">
        <text:list-style style:name="Forestbird2_5f_-subtitle" style:display-name="Forestbird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_5f_-title" style:display-name="Forestbird2_-title" style:family="presentation">
      <style:graphic-properties draw:stroke="none" draw:fill="none" draw:textarea-vertical-align="middle">
        <text:list-style style:name="Forestbird2_5f_-title" style:display-name="Forestbird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_5f__5f_-background" style:display-name="Forestbird2__-background" style:family="presentation">
      <style:graphic-properties draw:stroke="none" draw:fill="none" style:repeat="stretch"/>
      <style:text-properties style:letter-kerning="true"/>
    </style:style>
    <style:style style:name="Forestbird2_5f__5f_-backgroundobjects" style:display-name="Forestbird2__-backgroundobjects" style:family="presentation">
      <style:graphic-properties draw:textarea-horizontal-align="justify" draw:shadow="hidden" draw:shadow-offset-x="0.2cm" draw:shadow-offset-y="0.2cm" draw:shadow-color="#808080"/>
      <style:text-properties style:letter-kerning="true"/>
    </style:style>
    <style:style style:name="Forestbird2_5f__5f_-notes" style:display-name="Forestbird2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_5f__5f_-outline1" style:display-name="Forestbird2__-outline1" style:family="presentation">
      <style:graphic-properties draw:stroke="none" draw:fill="none" draw:auto-grow-height="false" draw:fit-to-size="false" style:shrink-to-fit="true">
        <text:list-style style:name="Forestbird2_5f__5f_-outline1" style:display-name="Forestbird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_5f__5f_-outline2" style:display-name="Forestbird2__-outline2" style:family="presentation" style:parent-style-name="Forestbird2_5f__5f_-outline1">
      <style:paragraph-properties fo:margin-left="0cm" fo:margin-right="0cm" fo:margin-top="0.3cm" fo:margin-bottom="0cm" fo:text-indent="0cm"/>
      <style:text-properties fo:font-size="21pt" style:font-size-asian="21pt" style:font-size-complex="21pt"/>
    </style:style>
    <style:style style:name="Forestbird2_5f__5f_-outline3" style:display-name="Forestbird2__-outline3" style:family="presentation" style:parent-style-name="Forestbird2_5f__5f_-outline2">
      <style:paragraph-properties fo:margin-left="0cm" fo:margin-right="0cm" fo:margin-top="0.224cm" fo:margin-bottom="0cm" fo:text-indent="0cm"/>
      <style:text-properties fo:font-size="18pt" style:font-size-asian="18pt" style:font-size-complex="18pt"/>
    </style:style>
    <style:style style:name="Forestbird2_5f__5f_-outline4" style:display-name="Forestbird2__-outline4" style:family="presentation" style:parent-style-name="Forestbird2_5f__5f_-outline3">
      <style:paragraph-properties fo:margin-left="0cm" fo:margin-right="0cm" fo:margin-top="0.149cm" fo:margin-bottom="0cm" fo:text-indent="0cm"/>
      <style:text-properties fo:font-size="15pt" style:font-size-asian="15pt" style:font-size-complex="15pt"/>
    </style:style>
    <style:style style:name="Forestbird2_5f__5f_-outline5" style:display-name="Forestbird2__-outline5" style:family="presentation" style:parent-style-name="Forestbird2_5f__5f_-outline4">
      <style:paragraph-properties fo:margin-left="0cm" fo:margin-right="0cm" fo:margin-top="0.074cm" fo:margin-bottom="0cm" fo:text-indent="0cm"/>
    </style:style>
    <style:style style:name="Forestbird2_5f__5f_-outline6" style:display-name="Forestbird2__-outline6" style:family="presentation" style:parent-style-name="Forestbird2_5f__5f_-outline5"/>
    <style:style style:name="Forestbird2_5f__5f_-outline7" style:display-name="Forestbird2__-outline7" style:family="presentation" style:parent-style-name="Forestbird2_5f__5f_-outline6"/>
    <style:style style:name="Forestbird2_5f__5f_-outline8" style:display-name="Forestbird2__-outline8" style:family="presentation" style:parent-style-name="Forestbird2_5f__5f_-outline7"/>
    <style:style style:name="Forestbird2_5f__5f_-outline9" style:display-name="Forestbird2__-outline9" style:family="presentation" style:parent-style-name="Forestbird2_5f__5f_-outline8"/>
    <style:style style:name="Forestbird2_5f__5f_-subtitle" style:display-name="Forestbird2__-subtitle" style:family="presentation">
      <style:graphic-properties draw:stroke="none" draw:fill="none" draw:textarea-vertical-align="middle">
        <text:list-style style:name="Forestbird2_5f__5f_-subtitle" style:display-name="Forestbird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_5f__5f_-title" style:display-name="Forestbird2__-title" style:family="presentation">
      <style:graphic-properties draw:stroke="none" draw:fill="none" draw:textarea-vertical-align="middle">
        <text:list-style style:name="Forestbird2_5f__5f_-title" style:display-name="Forestbird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_5f__5f__5f_-background" style:display-name="Forestbird2___-background" style:family="presentation">
      <style:graphic-properties draw:stroke="none" draw:fill="none" style:repeat="stretch"/>
      <style:text-properties style:letter-kerning="true"/>
    </style:style>
    <style:style style:name="Forestbird2_5f__5f__5f_-backgroundobjects" style:display-name="Forestbird2___-backgroundobjects" style:family="presentation">
      <style:graphic-properties draw:textarea-horizontal-align="justify" draw:shadow="hidden" draw:shadow-offset-x="0.2cm" draw:shadow-offset-y="0.2cm" draw:shadow-color="#808080"/>
      <style:text-properties style:letter-kerning="true"/>
    </style:style>
    <style:style style:name="Forestbird2_5f__5f__5f_-notes" style:display-name="Forestbird2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_5f__5f__5f_-outline1" style:display-name="Forestbird2___-outline1" style:family="presentation">
      <style:graphic-properties draw:stroke="none" draw:fill="none" draw:auto-grow-height="false" draw:fit-to-size="false" style:shrink-to-fit="true">
        <text:list-style style:name="Forestbird2_5f__5f__5f_-outline1" style:display-name="Forestbird2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_5f__5f__5f_-outline2" style:display-name="Forestbird2___-outline2" style:family="presentation" style:parent-style-name="Forestbird2_5f__5f__5f_-outline1">
      <style:paragraph-properties fo:margin-left="0cm" fo:margin-right="0cm" fo:margin-top="0.3cm" fo:margin-bottom="0cm" fo:text-indent="0cm"/>
      <style:text-properties fo:font-size="21pt" style:font-size-asian="21pt" style:font-size-complex="21pt"/>
    </style:style>
    <style:style style:name="Forestbird2_5f__5f__5f_-outline3" style:display-name="Forestbird2___-outline3" style:family="presentation" style:parent-style-name="Forestbird2_5f__5f__5f_-outline2">
      <style:paragraph-properties fo:margin-left="0cm" fo:margin-right="0cm" fo:margin-top="0.224cm" fo:margin-bottom="0cm" fo:text-indent="0cm"/>
      <style:text-properties fo:font-size="18pt" style:font-size-asian="18pt" style:font-size-complex="18pt"/>
    </style:style>
    <style:style style:name="Forestbird2_5f__5f__5f_-outline4" style:display-name="Forestbird2___-outline4" style:family="presentation" style:parent-style-name="Forestbird2_5f__5f__5f_-outline3">
      <style:paragraph-properties fo:margin-left="0cm" fo:margin-right="0cm" fo:margin-top="0.149cm" fo:margin-bottom="0cm" fo:text-indent="0cm"/>
      <style:text-properties fo:font-size="15pt" style:font-size-asian="15pt" style:font-size-complex="15pt"/>
    </style:style>
    <style:style style:name="Forestbird2_5f__5f__5f_-outline5" style:display-name="Forestbird2___-outline5" style:family="presentation" style:parent-style-name="Forestbird2_5f__5f__5f_-outline4">
      <style:paragraph-properties fo:margin-left="0cm" fo:margin-right="0cm" fo:margin-top="0.074cm" fo:margin-bottom="0cm" fo:text-indent="0cm"/>
    </style:style>
    <style:style style:name="Forestbird2_5f__5f__5f_-outline6" style:display-name="Forestbird2___-outline6" style:family="presentation" style:parent-style-name="Forestbird2_5f__5f__5f_-outline5"/>
    <style:style style:name="Forestbird2_5f__5f__5f_-outline7" style:display-name="Forestbird2___-outline7" style:family="presentation" style:parent-style-name="Forestbird2_5f__5f__5f_-outline6"/>
    <style:style style:name="Forestbird2_5f__5f__5f_-outline8" style:display-name="Forestbird2___-outline8" style:family="presentation" style:parent-style-name="Forestbird2_5f__5f__5f_-outline7"/>
    <style:style style:name="Forestbird2_5f__5f__5f_-outline9" style:display-name="Forestbird2___-outline9" style:family="presentation" style:parent-style-name="Forestbird2_5f__5f__5f_-outline8"/>
    <style:style style:name="Forestbird2_5f__5f__5f_-subtitle" style:display-name="Forestbird2___-subtitle" style:family="presentation">
      <style:graphic-properties draw:stroke="none" draw:fill="none" draw:textarea-vertical-align="middle">
        <text:list-style style:name="Forestbird2_5f__5f__5f_-subtitle" style:display-name="Forestbird2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_5f__5f__5f_-title" style:display-name="Forestbird2___-title" style:family="presentation">
      <style:graphic-properties draw:stroke="none" draw:fill="none" draw:textarea-vertical-align="middle">
        <text:list-style style:name="Forestbird2_5f__5f__5f_-title" style:display-name="Forestbird2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9ecf6c" draw:textarea-vertical-align="middle" draw:auto-grow-height="false" fo:min-height="1.75cm" fo:min-width="28cm"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loext:decorative="false"/>
    </style:style>
    <style:style style:name="Mgr6" style:family="graphic" style:parent-style-name="standard">
      <style:graphic-properties draw:stroke="none" draw:fill="solid" draw:fill-color="#9ecf6c" draw:textarea-vertical-align="middle" draw:auto-grow-height="false" fo:min-height="1.5cm" fo:min-width="27.5cm" loext:decorative="false"/>
    </style:style>
    <style:style style:name="Mpr1" style:family="presentation" style:parent-style-name="Forestbird-backgroundobjects">
      <style:graphic-properties draw:stroke="none" draw:fill="none" draw:fill-color="#ffffff" draw:auto-grow-height="false" fo:min-height="1.449cm" loext:decorative="false"/>
      <style:paragraph-properties style:writing-mode="lr-tb"/>
    </style:style>
    <style:style style:name="Mpr2" style:family="presentation" style:parent-style-name="Forestbird-backgroundobjects">
      <style:graphic-properties draw:stroke="none" draw:fill="solid" draw:fill-color="#74b531" draw:auto-grow-height="false" fo:min-height="1.449cm" loext:decorative="false"/>
      <style:paragraph-properties style:writing-mode="lr-tb"/>
    </style:style>
    <style:style style:name="Mpr3" style:family="presentation" style:parent-style-name="Forestbird-backgroundobjects">
      <style:graphic-properties draw:stroke="none" draw:fill="none" draw:fill-color="#ffffff" draw:auto-grow-height="false" fo:min-height="1.485cm" loext:decorative="false"/>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Forestbird1-backgroundobjects">
      <style:graphic-properties draw:stroke="none" draw:fill="none" draw:fill-color="#ffffff" draw:auto-grow-height="false" fo:min-height="1.449cm" loext:decorative="false"/>
      <style:paragraph-properties style:writing-mode="lr-tb"/>
    </style:style>
    <style:style style:name="Mpr6" style:family="presentation" style:parent-style-name="Forestbird1-backgroundobjects">
      <style:graphic-properties draw:stroke="none" draw:fill="none" draw:fill-color="#ffffff" draw:auto-grow-height="false" fo:min-height="1.485cm" loext:decorative="false"/>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Forestbird2-backgroundobjects">
      <style:graphic-properties draw:stroke="none" draw:fill="none" draw:fill-color="#ffffff" draw:auto-grow-height="false" fo:min-height="1.449cm" loext:decorative="false"/>
      <style:paragraph-properties style:writing-mode="lr-tb"/>
    </style:style>
    <style:style style:name="Mpr9" style:family="presentation" style:parent-style-name="Forestbird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Forestbird3-backgroundobjects">
      <style:graphic-properties draw:stroke="none" draw:fill="none" draw:fill-color="#ffffff" draw:auto-grow-height="false" fo:min-height="1.449cm" loext:decorative="false"/>
      <style:paragraph-properties style:writing-mode="lr-tb"/>
    </style:style>
    <style:style style:name="Mpr12" style:family="presentation" style:parent-style-name="Forestbird3-backgroundobjects">
      <style:graphic-properties draw:stroke="none" draw:fill="none" draw:fill-color="#ffffff" draw:auto-grow-height="false" fo:min-height="1.485cm" loext:decorative="false"/>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Forestbird3_5f_-backgroundobjects">
      <style:graphic-properties draw:stroke="none" draw:fill="none" draw:fill-color="#ffffff" draw:auto-grow-height="false" fo:min-height="1.449cm" loext:decorative="false"/>
      <style:paragraph-properties style:writing-mode="lr-tb"/>
    </style:style>
    <style:style style:name="Mpr15" style:family="presentation" style:parent-style-name="Forestbird3_5f_-backgroundobjects">
      <style:graphic-properties draw:stroke="none" draw:fill="none" draw:fill-color="#ffffff" draw:auto-grow-height="false" fo:min-height="1.485cm" loext:decorative="false"/>
      <style:paragraph-properties style:writing-mode="lr-tb"/>
    </style:style>
    <style:style style:name="Mpr16" style:family="presentation" style:parent-style-name="Forestbird3_5f_-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Forestbird3_5f__5f_-backgroundobjects">
      <style:graphic-properties draw:stroke="none" draw:fill="none" draw:fill-color="#ffffff" draw:auto-grow-height="false" fo:min-height="1.449cm" loext:decorative="false"/>
      <style:paragraph-properties style:writing-mode="lr-tb"/>
    </style:style>
    <style:style style:name="Mpr18" style:family="presentation" style:parent-style-name="Forestbird3_5f__5f_-backgroundobjects">
      <style:graphic-properties draw:stroke="none" draw:fill="none" draw:fill-color="#ffffff" draw:auto-grow-height="false" fo:min-height="1.485cm" loext:decorative="false"/>
      <style:paragraph-properties style:writing-mode="lr-tb"/>
    </style:style>
    <style:style style:name="Mpr19" style:family="presentation" style:parent-style-name="Forestbird3_5f_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Forestbird2_5f_-backgroundobjects">
      <style:graphic-properties draw:stroke="none" draw:fill="none" draw:fill-color="#ffffff" draw:auto-grow-height="false" fo:min-height="1.449cm" loext:decorative="false"/>
      <style:paragraph-properties style:writing-mode="lr-tb"/>
    </style:style>
    <style:style style:name="Mpr21" style:family="presentation" style:parent-style-name="Forestbird2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Forestbird2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Forestbird2_5f__5f_-backgroundobjects">
      <style:graphic-properties draw:stroke="none" draw:fill="none" draw:fill-color="#ffffff" draw:auto-grow-height="false" fo:min-height="1.449cm" loext:decorative="false"/>
      <style:paragraph-properties style:writing-mode="lr-tb"/>
    </style:style>
    <style:style style:name="Mpr24" style:family="presentation" style:parent-style-name="Forestbird2_5f__5f_-backgroundobjects">
      <style:graphic-properties draw:stroke="none" draw:fill="none" draw:fill-color="#ffffff" draw:auto-grow-height="false" fo:min-height="1.485cm" loext:decorative="false"/>
      <style:paragraph-properties style:writing-mode="lr-tb"/>
    </style:style>
    <style:style style:name="Mpr25" style:family="presentation" style:parent-style-name="Forestbird2_5f__5f_-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Forestbird2_5f__5f__5f_-backgroundobjects">
      <style:graphic-properties draw:stroke="none" draw:fill="none" draw:fill-color="#ffffff" draw:auto-grow-height="false" fo:min-height="1.449cm" loext:decorative="false"/>
      <style:paragraph-properties style:writing-mode="lr-tb"/>
    </style:style>
    <style:style style:name="Mpr27" style:family="presentation" style:parent-style-name="Forestbird2_5f__5f__5f_-backgroundobjects">
      <style:graphic-properties draw:stroke="none" draw:fill="none" draw:fill-color="#ffffff" draw:auto-grow-height="false" fo:min-height="1.485cm" loext:decorative="false"/>
      <style:paragraph-properties style:writing-mode="lr-tb"/>
    </style:style>
    <style:style style:name="Mpr28" style:family="presentation" style:parent-style-name="Forestbird2_5f_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text-properties fo:font-size="14pt" style:font-size-asian="14pt" style:font-size-complex="14pt"/>
    </style:style>
    <style:style style:name="MP7" style:family="paragraph">
      <loext:graphic-properties draw:fill="solid" draw:fill-color="#9ecf6c"/>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style-name="Mgr4">
        <draw:path draw:style-name="Mgr5"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5" draw:text-style-name="MP8" draw:layer="backgroundobjects" svg:width="0.426cm" svg:height="0.537cm" svg:x="8.468cm" svg:y="14.31cm" svg:viewBox="0 0 427 538" svg:d="M403 452c92-348-102-301-153-452-73 36-146 71-219 107 0-3-67 333-3 407 50 55 356 9 375-62z">
          <text:p/>
        </draw:path>
        <draw:path draw:style-name="Mgr5" draw:text-style-name="MP8" draw:layer="backgroundobjects" svg:width="0.252cm" svg:height="0.13cm" svg:x="8.498cm" svg:y="14.61cm" svg:viewBox="0 0 253 131" svg:d="M34 63c18-19 40-37 65-46 49-22 105-22 154-3-53 0-99 3-145 24-21 9-43 22-61 37-16 16-34 34-47 56 4-25 15-50 34-68z">
          <text:p/>
        </draw:path>
        <draw:path draw:style-name="Mgr5" draw:text-style-name="MP8" draw:layer="backgroundobjects" svg:width="0.363cm" svg:height="0.654cm" svg:x="8.188cm" svg:y="14.267cm" svg:viewBox="0 0 364 655" svg:d="M290 615c74-77 71-418 74-588-105-9-210-18-314-27-3 0-89 541-28 615 46 55 216 52 268 0z">
          <text:p/>
        </draw:path>
        <draw:path draw:style-name="Mgr5" draw:text-style-name="MP8" draw:layer="backgroundobjects" svg:width="0.363cm" svg:height="0.654cm" svg:x="7.869cm" svg:y="14.267cm" svg:viewBox="0 0 364 655" svg:d="M74 615c-74-77-71-418-74-588 105-9 209-18 314-27 9 205 89 541 27 615-46 55-215 52-267 0z">
          <text:p/>
        </draw:path>
        <draw:path draw:style-name="Mgr5" draw:text-style-name="MP8" draw:layer="backgroundobjects" svg:width="0.024cm" svg:height="0.264cm" svg:x="8.198cm" svg:y="14.617cm" svg:viewBox="0 0 25 265" svg:d="M0 133c0-43 3-89 12-133 9 44 13 90 13 133-4 46-4 89-13 132-9-43-12-89-12-132z">
          <text:p/>
        </draw:path>
        <draw:path draw:style-name="Mgr5" draw:text-style-name="MP8" draw:layer="backgroundobjects" svg:width="0.553cm" svg:height="0.534cm" svg:x="7.933cm" svg:y="14.242cm" svg:viewBox="0 0 554 535" svg:d="M277 535c-92-95-277-145-277-283 0-139 123-252 277-252s277 113 277 252c0 138-185 188-277 283z">
          <text:p/>
        </draw:path>
        <draw:path draw:style-name="Mgr5" draw:text-style-name="MP8" draw:layer="backgroundobjects" svg:width="0.416cm" svg:height="0.808cm" svg:x="8.425cm" svg:y="13.077cm" svg:viewBox="0 0 417 809" svg:d="M37 354c-16 323-25 275-37 412 57 14 115 29 172 43 71-123-9-31 212-369 80-126-6-422-55-440-31-9-286 188-292 354z">
          <text:p/>
        </draw:path>
        <draw:path draw:style-name="Mgr5" draw:text-style-name="MP8" draw:layer="backgroundobjects" svg:width="0.302cm" svg:height="0.639cm" svg:x="8.458cm" svg:y="13.239cm" svg:viewBox="0 0 303 640" svg:d="M77 210c-58 313-51 268-77 402 38 10 76 19 114 28 55-127 0-22 166-382 44-91 19-242-27-257-31-9-151 80-176 209z">
          <text:p/>
        </draw:path>
        <draw:path draw:style-name="Mgr5" draw:text-style-name="MP8" draw:layer="backgroundobjects" svg:width="0.418cm" svg:height="0.808cm" svg:x="7.576cm" svg:y="13.077cm" svg:viewBox="0 0 419 809" svg:d="M382 354c15 323 24 275 37 412-58 14-115 29-172 43-71-123 9-31-213-369-83-126 6-422 56-440 30-9 286 188 292 354z">
          <text:p/>
        </draw:path>
        <draw:path draw:style-name="Mgr5" draw:text-style-name="MP8" draw:layer="backgroundobjects" svg:width="0.302cm" svg:height="0.642cm" svg:x="7.658cm" svg:y="13.239cm" svg:viewBox="0 0 303 643" svg:d="M226 210c59 313 51 268 77 402-37 11-74 21-111 31-56-127 0-21-169-381-43-95-22-246 28-261 30-9 150 80 175 209z">
          <text:p/>
        </draw:path>
        <draw:path draw:style-name="Mgr5"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5"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5"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5" draw:text-style-name="MP8" draw:layer="backgroundobjects" svg:width="0.272cm" svg:height="0.324cm" svg:x="8.334cm" svg:y="13.825cm" svg:viewBox="0 0 273 325" svg:d="M95 9c92-37 154 52 169 101 25 74-6 157-15 176-7 12-74 71-225 15 3 0-37-83-19-160 30-44 10-101 90-132z">
          <text:p/>
        </draw:path>
        <draw:path draw:style-name="Mgr5"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5"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5" draw:text-style-name="MP8" draw:layer="backgroundobjects" svg:width="0.269cm" svg:height="0.324cm" svg:x="7.813cm" svg:y="13.825cm" svg:viewBox="0 0 270 325" svg:d="M178 9c-92-37-153 52-168 101-25 74 5 157 15 176 5 12 74 71 224 15-4 0 33-83 18-160-29-44-9-101-89-132z">
          <text:p/>
        </draw:path>
        <draw:path draw:style-name="Mgr5"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5"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5" draw:text-style-name="MP8" draw:layer="backgroundobjects" svg:width="0.162cm" svg:height="0.135cm" svg:x="8.127cm" svg:y="14.248cm" svg:viewBox="0 0 163 136" svg:d="M0 0c54 0 109 0 163 0 0 45 0 91 0 136-54 0-109 0-163 0 0-45 0-91 0-136z">
          <text:p/>
        </draw:path>
        <draw:path draw:style-name="Mgr5"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5" draw:text-style-name="MP8" draw:layer="backgroundobjects" svg:width="0.234cm" svg:height="0.11cm" svg:x="8.089cm" svg:y="14.094cm" svg:viewBox="0 0 235 111" svg:d="M117 0c-21 0-86 0-111 19-15 12-3 43 37 71 28 18 53 21 71 21 22 0 46-6 71-21 49-28 58-59 43-71-22-19-89-19-111-19z">
          <text:p/>
        </draw:path>
      </draw:g>
      <draw:g draw:style-name="Mgr4">
        <draw:path draw:style-name="Mgr5"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5" draw:text-style-name="MP8" draw:layer="backgroundobjects" svg:width="0.212cm" svg:height="0.268cm" svg:x="3.692cm" svg:y="14.002cm" svg:viewBox="0 0 213 269" svg:d="M13 227c-47-174 51-151 76-227 37 18 73 36 109 54 0-1 34 166 1 203-24 28-177 5-186-30z">
          <text:p/>
        </draw:path>
        <draw:path draw:style-name="Mgr5" draw:text-style-name="MP8" draw:layer="backgroundobjects" svg:width="0.125cm" svg:height="0.064cm" svg:x="3.765cm" svg:y="14.153cm" svg:viewBox="0 0 126 65" svg:d="M109 31c-9-9-20-18-32-22-25-11-53-11-77-2 26 0 49 2 72 12 11 4 21 10 31 18 7 8 17 17 23 28-2-13-8-25-17-34z">
          <text:p/>
        </draw:path>
        <draw:path draw:style-name="Mgr5" draw:text-style-name="MP8" draw:layer="backgroundobjects" svg:width="0.18cm" svg:height="0.327cm" svg:x="3.865cm" svg:y="13.981cm" svg:viewBox="0 0 181 328" svg:d="M37 308c-37-39-36-210-37-294 52-5 105-9 157-14 1 0 44 271 13 308-23 27-107 26-133 0z">
          <text:p/>
        </draw:path>
        <draw:path draw:style-name="Mgr5" draw:text-style-name="MP8" draw:layer="backgroundobjects" svg:width="0.181cm" svg:height="0.327cm" svg:x="4.023cm" svg:y="13.981cm" svg:viewBox="0 0 182 328" svg:d="M145 308c37-39 36-210 37-294-52-5-104-9-157-14-4 103-44 271-14 308 23 27 108 26 134 0z">
          <text:p/>
        </draw:path>
        <draw:path draw:style-name="Mgr5" draw:text-style-name="MP8" draw:layer="backgroundobjects" svg:width="0.012cm" svg:height="0.132cm" svg:x="4.028cm" svg:y="14.156cm" svg:viewBox="0 0 13 133" svg:d="M13 66c0-22-2-44-7-66-4 22-6 45-6 66 2 23 2 45 6 67 5-22 7-46 7-67z">
          <text:p/>
        </draw:path>
        <draw:path draw:style-name="Mgr5" draw:text-style-name="MP8" draw:layer="backgroundobjects" svg:width="0.276cm" svg:height="0.266cm" svg:x="3.897cm" svg:y="13.969cm" svg:viewBox="0 0 277 267" svg:d="M138 267c46-47 139-72 139-141 0-70-62-126-139-126s-138 56-138 126c0 69 92 94 138 141z">
          <text:p/>
        </draw:path>
        <draw:path draw:style-name="Mgr5" draw:text-style-name="MP8" draw:layer="backgroundobjects" svg:width="0.208cm" svg:height="0.404cm" svg:x="3.718cm" svg:y="13.386cm" svg:viewBox="0 0 209 405" svg:d="M190 177c8 162 13 138 19 207-29 7-57 14-86 21-35-62 4-15-107-185-40-63 3-210 28-220 15-4 143 94 146 177z">
          <text:p/>
        </draw:path>
        <draw:path draw:style-name="Mgr5" draw:text-style-name="MP8" draw:layer="backgroundobjects" svg:width="0.15cm" svg:height="0.319cm" svg:x="3.759cm" svg:y="13.468cm" svg:viewBox="0 0 151 320" svg:d="M112 105c30 157 26 134 39 201-19 5-38 9-57 14-27-64 0-11-83-191-22-46-9-121 14-129 15-5 75 40 87 105z">
          <text:p/>
        </draw:path>
        <draw:path draw:style-name="Mgr5" draw:text-style-name="MP8" draw:layer="backgroundobjects" svg:width="0.208cm" svg:height="0.404cm" svg:x="4.142cm" svg:y="13.386cm" svg:viewBox="0 0 209 405" svg:d="M19 177c-8 162-13 138-19 207 29 7 57 14 86 21 35-62-4-15 106-185 42-63-3-210-27-220-16-4-143 94-146 177z">
          <text:p/>
        </draw:path>
        <draw:path draw:style-name="Mgr5" draw:text-style-name="MP8" draw:layer="backgroundobjects" svg:width="0.151cm" svg:height="0.321cm" svg:x="4.159cm" svg:y="13.468cm" svg:viewBox="0 0 152 322" svg:d="M38 105c-29 157-25 134-38 201 18 5 37 11 55 16 28-64 0-11 85-191 22-48 11-123-14-131-15-5-75 40-88 105z">
          <text:p/>
        </draw:path>
        <draw:path draw:style-name="Mgr5"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5"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5"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5" draw:text-style-name="MP8" draw:layer="backgroundobjects" svg:width="0.135cm" svg:height="0.161cm" svg:x="3.837cm" svg:y="13.76cm" svg:viewBox="0 0 136 162" svg:d="M89 5c-46-19-77 26-84 51-13 36 3 77 7 86 3 7 37 36 113 8-2 0 18-41 9-80-15-21-5-50-45-65z">
          <text:p/>
        </draw:path>
        <draw:path draw:style-name="Mgr5"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5"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5" draw:text-style-name="MP8" draw:layer="backgroundobjects" svg:width="0.135cm" svg:height="0.161cm" svg:x="4.097cm" svg:y="13.76cm" svg:viewBox="0 0 136 162" svg:d="M47 5c46-19 77 26 84 51 13 36-3 78-7 86s-37 36-113 8c2 0-17-41-9-80 15-21 5-50 45-65z">
          <text:p/>
        </draw:path>
        <draw:path draw:style-name="Mgr5"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5"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5" draw:text-style-name="MP8" draw:layer="backgroundobjects" svg:width="0.081cm" svg:height="0.066cm" svg:x="3.995cm" svg:y="13.972cm" svg:viewBox="0 0 82 67" svg:d="M82 0c-27 0-55 0-82 0 0 22 0 45 0 67 27 0 55 0 82 0 0-22 0-45 0-67z">
          <text:p/>
        </draw:path>
        <draw:path draw:style-name="Mgr5"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5" draw:text-style-name="MP8" draw:layer="backgroundobjects" svg:width="0.116cm" svg:height="0.054cm" svg:x="3.978cm" svg:y="13.895cm" svg:viewBox="0 0 117 55" svg:d="M59 0c11 0 43 0 55 9 8 6 2 21-18 35-14 10-26 11-36 11s-23-3-35-11c-25-14-29-29-21-35 10-9 44-9 55-9z">
          <text:p/>
        </draw:path>
      </draw:g>
      <draw:path draw:style-name="Mgr5" draw:text-style-name="MP8" draw:layer="backgroundobjects" svg:width="0.42cm" svg:height="0.635cm" svg:x="18.519cm" svg:y="13.538cm" svg:viewBox="0 0 421 636" svg:d="M240 544c120-104 192-231 180-401-5-67-30-111-60-138-23-21-164 27-164 180 2 289-131 299-196 449 69 11 152-12 240-90z">
        <text:p/>
      </draw:path>
      <draw:path draw:style-name="Mgr5" draw:text-style-name="MP8" draw:layer="backgroundobjects" svg:width="0.398cm" svg:height="0.649cm" svg:x="18.48cm" svg:y="13.519cm" svg:viewBox="0 0 399 650" svg:d="M399 24c-76-79-212 53-212 173 0 290-120 316-187 446 12 3 11 7 37 7 85-68 212-197 212-419 0-138 69-196 150-207z">
        <text:p/>
      </draw:path>
      <draw:path draw:style-name="Mgr5" draw:text-style-name="MP8" draw:layer="backgroundobjects" svg:width="0.375cm" svg:height="0.652cm" svg:x="18.48cm" svg:y="13.507cm" svg:viewBox="0 0 376 653" svg:d="M376 17c-88-53-217 23-217 169 0 237-106 228-159 343 0 41 0 83 0 124 37-25 212-174 212-435 0-139 81-199 164-201z">
        <text:p/>
      </draw:path>
      <draw:path draw:style-name="Mgr5"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5"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18.078cm" svg:y="13.712cm" svg:viewBox="0 0 278 511" svg:d="M255 0c-120 10-228 120-228 257 2 122 78 184 53 193-203 72 27 19 188 60 51 14-108-163-108-304 0-86 37-159 95-206z">
        <text:p/>
      </draw:path>
      <draw:path draw:style-name="Mgr5" draw:text-style-name="MP8" draw:layer="backgroundobjects" svg:width="0.499cm" svg:height="0.782cm" svg:x="18.075cm" svg:y="13.386cm" svg:viewBox="0 0 500 783" svg:d="M138 34c-51-16-97-27-138-34 4 18 7 39 9 57 284 72 558 360 390 726 81-114 101-211 101-359 0-159-221-346-362-390z">
        <text:p/>
      </draw:path>
      <draw:path draw:style-name="Mgr5"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5" draw:text-style-name="MP8" draw:layer="backgroundobjects" svg:width="0.129cm" svg:height="0.135cm" svg:x="17.841cm" svg:y="13.192cm" svg:viewBox="0 0 130 136" svg:d="M1 136c-7-72 35-91 53-136 25 41 69 51 76 122-43 5-86 9-129 14z">
        <text:p/>
      </draw:path>
      <draw:path draw:style-name="Mgr5"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5" draw:text-style-name="MP8" draw:layer="backgroundobjects" svg:width="0.1cm" svg:height="0.195cm" svg:x="17.907cm" svg:y="13.247cm" svg:viewBox="0 0 101 196" svg:d="M40 194c-27-5-49-5-37-104 7-53 40-60 60-90 13 35 41 51 37 104-12 99-32 95-60 90z">
        <text:p/>
      </draw:path>
      <draw:path draw:style-name="Mgr5" draw:text-style-name="MP8" draw:layer="backgroundobjects" svg:width="0.135cm" svg:height="0.124cm" svg:x="17.745cm" svg:y="13.411cm" svg:viewBox="0 0 136 125" svg:d="M60 125c-42 0-40-29-60-44 20-27 18-81 60-81 41 0 51 54 76 81-25 15-35 44-76 44z">
        <text:p/>
      </draw:path>
      <draw:path draw:style-name="Mgr5" draw:text-style-name="MP8" draw:layer="backgroundobjects" svg:width="0.082cm" svg:height="0.075cm" svg:x="17.765cm" svg:y="13.439cm" svg:viewBox="0 0 83 76" svg:d="M37 76c-26 0-25-19-37-28 12-16 11-48 37-48 25 0 31 32 46 48-15 9-21 28-46 28z">
        <text:p/>
      </draw:path>
      <draw:path draw:style-name="Mgr5"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17.6cm" svg:y="13.681cm" svg:viewBox="0 0 504 255" svg:d="M197 126c-64-12-171 12-193-37-32-69 163-111 213-78 120 73 282-69 287 145 2 53-125 208-307-30z">
        <text:p/>
      </draw:path>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5"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5" draw:text-style-name="MP8" draw:layer="backgroundobjects" svg:width="0.138cm" svg:height="0.055cm" svg:x="24.568cm" svg:y="10.116cm" svg:viewBox="0 0 139 56" svg:d="M77 27c3 2 23 11 41 18 9 3 21 7 21 9 0 4-11 2-20 0-23-5-48-13-69-24-6-2-41-21-50-27 7-3 17-3 24-3 18 11 34 19 53 27z">
          <text:p/>
        </draw:path>
        <draw:path draw:style-name="Mgr5" draw:text-style-name="MP8" draw:layer="backgroundobjects" svg:width="0.157cm" svg:height="0.031cm" svg:x="24.615cm" svg:y="10.252cm" svg:viewBox="0 0 158 32" svg:d="M125 23c11 2 33 2 33 6 0 3-19 3-31 3-43 0-90-6-127-24 4-4 13-8 19-8 41 16 91 21 106 23z">
          <text:p/>
        </draw:path>
        <draw:path draw:style-name="Mgr5" draw:text-style-name="MP8" draw:layer="backgroundobjects" svg:width="0.142cm" svg:height="0.019cm" svg:x="24.687cm" svg:y="10.357cm" svg:viewBox="0 0 143 20" svg:d="M106 9c20 2 36 0 37 3 1 5-20 6-31 6-33 2-56 4-93-3-4 0-20-3-19-5 3-4 11-9 16-10 21 5 69 8 90 9z">
          <text:p/>
        </draw:path>
        <draw:path draw:style-name="Mgr5" draw:text-style-name="MP8" draw:layer="backgroundobjects" svg:width="0.13cm" svg:height="0.018cm" svg:x="24.775cm" svg:y="10.459cm" svg:viewBox="0 0 131 19" svg:d="M7 0c17 3 31 5 48 6 12 1 30 3 46 3 13 1 30-1 30 2 0 5-19 7-32 8-29 0-62 0-96-8-1 0-3-2-3-2 2-3 5-7 7-9z">
          <text:p/>
        </draw:path>
      </draw:g>
      <draw:g draw:style-name="Mgr4">
        <draw:path draw:style-name="Mgr5"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5"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5" draw:text-style-name="MP8" draw:layer="backgroundobjects" svg:width="0.138cm" svg:height="0.055cm" svg:x="23.568cm" svg:y="10.616cm" svg:viewBox="0 0 139 56" svg:d="M77 27c3 2 23 11 41 18 9 3 21 7 21 9 0 4-11 2-20 0-23-5-48-13-69-24-6-2-41-21-50-27 7-3 17-3 24-3 18 11 34 19 53 27z">
          <text:p/>
        </draw:path>
        <draw:path draw:style-name="Mgr5" draw:text-style-name="MP8" draw:layer="backgroundobjects" svg:width="0.157cm" svg:height="0.031cm" svg:x="23.615cm" svg:y="10.752cm" svg:viewBox="0 0 158 32" svg:d="M125 23c11 2 33 2 33 6 0 3-19 3-31 3-43 0-90-6-127-24 4-4 13-8 19-8 41 16 91 21 106 23z">
          <text:p/>
        </draw:path>
        <draw:path draw:style-name="Mgr5" draw:text-style-name="MP8" draw:layer="backgroundobjects" svg:width="0.142cm" svg:height="0.019cm" svg:x="23.687cm" svg:y="10.857cm" svg:viewBox="0 0 143 20" svg:d="M106 9c20 2 36 0 37 3 1 5-20 6-31 6-33 2-56 4-93-3-4 0-20-3-19-5 3-4 11-9 16-10 21 5 69 8 90 9z">
          <text:p/>
        </draw:path>
        <draw:path draw:style-name="Mgr5"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9"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5"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5" draw:text-style-name="MP8" draw:layer="backgroundobjects" svg:width="0.138cm" svg:height="0.055cm" svg:x="24.068cm" svg:y="10.366cm" svg:viewBox="0 0 139 56" svg:d="M77 27c3 2 23 11 41 18 9 3 21 7 21 9 0 4-11 2-20 0-23-5-48-13-69-24-6-2-41-21-50-27 7-3 17-3 24-3 18 11 34 19 53 27z">
          <text:p/>
        </draw:path>
        <draw:path draw:style-name="Mgr5" draw:text-style-name="MP8" draw:layer="backgroundobjects" svg:width="0.157cm" svg:height="0.031cm" svg:x="24.115cm" svg:y="10.502cm" svg:viewBox="0 0 158 32" svg:d="M125 23c11 2 33 2 33 6 0 3-19 3-31 3-43 0-90-6-127-24 4-4 13-8 19-8 41 16 91 21 106 23z">
          <text:p/>
        </draw:path>
        <draw:path draw:style-name="Mgr5" draw:text-style-name="MP8" draw:layer="backgroundobjects" svg:width="0.142cm" svg:height="0.019cm" svg:x="24.187cm" svg:y="10.607cm" svg:viewBox="0 0 143 20" svg:d="M106 9c20 2 36 0 37 3 1 5-20 6-31 6-33 2-56 4-93-3-4 0-20-3-19-5 3-4 11-9 16-10 21 5 69 8 90 9z">
          <text:p/>
        </draw:path>
        <draw:path draw:style-name="Mgr5" draw:text-style-name="MP8" draw:layer="backgroundobjects" svg:width="0.13cm" svg:height="0.018cm" svg:x="24.275cm" svg:y="10.709cm" svg:viewBox="0 0 131 19" svg:d="M7 0c17 3 31 5 48 6 12 1 30 3 46 3 13 1 30-1 30 2 0 5-19 7-32 8-29 0-62 0-96-8-1 0-3-2-3-2 2-3 5-7 7-9z">
          <text:p/>
        </draw:path>
      </draw:g>
      <draw:g draw:style-name="Mgr4">
        <draw:path draw:style-name="Mgr5"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5"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5" draw:text-style-name="MP8" draw:layer="backgroundobjects" svg:width="0.138cm" svg:height="0.055cm" svg:x="25.568cm" svg:y="9.866cm" svg:viewBox="0 0 139 56" svg:d="M77 27c3 2 23 11 41 18 9 3 21 7 21 9 0 4-11 2-20 0-23-5-48-13-69-24-6-2-41-21-50-27 7-3 17-3 24-3 18 11 34 19 53 27z">
          <text:p/>
        </draw:path>
        <draw:path draw:style-name="Mgr5" draw:text-style-name="MP8" draw:layer="backgroundobjects" svg:width="0.157cm" svg:height="0.031cm" svg:x="25.615cm" svg:y="10.002cm" svg:viewBox="0 0 158 32" svg:d="M125 23c11 2 33 2 33 6 0 3-19 3-31 3-43 0-90-6-127-24 4-4 13-8 19-8 41 16 91 21 106 23z">
          <text:p/>
        </draw:path>
        <draw:path draw:style-name="Mgr5" draw:text-style-name="MP8" draw:layer="backgroundobjects" svg:width="0.142cm" svg:height="0.019cm" svg:x="25.687cm" svg:y="10.107cm" svg:viewBox="0 0 143 20" svg:d="M106 9c20 2 36 0 37 3 1 5-20 6-31 6-33 2-56 4-93-3-4 0-20-3-19-5 3-4 11-9 16-10 21 5 69 8 90 9z">
          <text:p/>
        </draw:path>
        <draw:path draw:style-name="Mgr5"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9"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9"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 style:display-name="Forestbird3_"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title" draw:layer="backgroundobjects" svg:width="25cm" svg:height="2.5cm" svg:x="1.5cm" svg:y="0.5cm" presentation:class="title" presentation:placeholder="true">
        <draw:text-box/>
      </draw:frame>
      <draw:frame presentation:style-name="Forestbird3_5f_-outline1" draw:layer="backgroundobjects" svg:width="25cm" svg:height="9cm" svg:x="1.5cm" svg:y="3.5cm" presentation:class="outline" presentation:placeholder="true">
        <draw:text-box/>
      </draw:frame>
      <draw:frame presentation:style-name="Mpr14" draw:text-style-name="MP2" draw:layer="backgroundobjects" svg:width="6.523cm" svg:height="1.086cm" svg:x="1.4cm" svg:y="14.348cm" presentation:class="date-time">
        <draw:text-box>
          <text:p text:style-name="MP1"><text:span text:style-name="MT1"><presentation:date-time/></text:span></text:p>
        </draw:text-box>
      </draw:frame>
      <draw:frame presentation:style-name="Mpr14" draw:text-style-name="MP9" draw:layer="backgroundobjects" svg:width="8.875cm" svg:height="1.086cm" svg:x="9.576cm" svg:y="14.348cm" presentation:class="footer">
        <draw:text-box>
          <text:p text:style-name="MP5"><text:span text:style-name="MT1"><presentation:footer/></text:span></text:p>
        </draw:text-box>
      </draw:frame>
      <draw:frame presentation:style-name="Mpr14"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_5f_-title" draw:layer="backgroundobjects" svg:width="14.848cm" svg:height="11.136cm" svg:x="3.075cm" svg:y="2.257cm" presentation:class="page"/>
        <draw:frame presentation:style-name="Forestbird3_5f_-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 style:display-name="Forestbird3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title" draw:layer="backgroundobjects" svg:width="25cm" svg:height="2.5cm" svg:x="1.5cm" svg:y="0.5cm" presentation:class="title" presentation:placeholder="true">
        <draw:text-box/>
      </draw:frame>
      <draw:frame presentation:style-name="Forestbird3_5f__5f_-outline1" draw:layer="backgroundobjects" svg:width="25cm" svg:height="9cm" svg:x="1.5cm" svg:y="3.5cm" presentation:class="outline" presentation:placeholder="true">
        <draw:text-box/>
      </draw:frame>
      <draw:frame presentation:style-name="Mpr17" draw:text-style-name="MP2" draw:layer="backgroundobjects" svg:width="6.523cm" svg:height="1.086cm" svg:x="1.4cm" svg:y="14.348cm" presentation:class="date-time">
        <draw:text-box>
          <text:p text:style-name="MP1"><text:span text:style-name="MT1"><presentation:date-time/></text:span></text:p>
        </draw:text-box>
      </draw:frame>
      <draw:frame presentation:style-name="Mpr17" draw:text-style-name="MP9" draw:layer="backgroundobjects" svg:width="8.875cm" svg:height="1.086cm" svg:x="9.576cm" svg:y="14.348cm" presentation:class="footer">
        <draw:text-box>
          <text:p text:style-name="MP5"><text:span text:style-name="MT1"><presentation:footer/></text:span></text:p>
        </draw:text-box>
      </draw:frame>
      <draw:frame presentation:style-name="Mpr17"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title" draw:layer="backgroundobjects" svg:width="14.848cm" svg:height="11.136cm" svg:x="3.075cm" svg:y="2.257cm" presentation:class="page"/>
        <draw:frame presentation:style-name="Forestbird3_5f__5f_-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_5f_" style:display-name="Forestbird2_"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_5f_-title" draw:layer="backgroundobjects" svg:width="25cm" svg:height="2.5cm" svg:x="1.5cm" svg:y="0.5cm" presentation:class="title" presentation:placeholder="true">
        <draw:text-box/>
      </draw:frame>
      <draw:frame presentation:style-name="Forestbird2_5f_-outline1" draw:layer="backgroundobjects" svg:width="25cm" svg:height="9cm" svg:x="1.5cm" svg:y="3.5cm" presentation:class="outline" presentation:placeholder="true">
        <draw:text-box/>
      </draw:frame>
      <draw:frame presentation:style-name="Mpr20" draw:text-style-name="MP2" draw:layer="backgroundobjects" svg:width="6.523cm" svg:height="1.086cm" svg:x="1.4cm" svg:y="14.348cm" presentation:class="date-time">
        <draw:text-box>
          <text:p text:style-name="MP1"><text:span text:style-name="MT1"><presentation:date-time/></text:span></text:p>
        </draw:text-box>
      </draw:frame>
      <draw:frame presentation:style-name="Mpr20" draw:text-style-name="MP9" draw:layer="backgroundobjects" svg:width="8.875cm" svg:height="1.086cm" svg:x="9.576cm" svg:y="14.348cm" presentation:class="footer">
        <draw:text-box>
          <text:p text:style-name="MP5"><text:span text:style-name="MT1"><presentation:footer/></text:span></text:p>
        </draw:text-box>
      </draw:frame>
      <draw:frame presentation:style-name="Mpr20"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office:forms form:automatic-focus="false" form:apply-design-mode="false"/>
        <draw:page-thumbnail presentation:style-name="Forestbird2_5f_-title" draw:layer="backgroundobjects" svg:width="14.848cm" svg:height="11.136cm" svg:x="3.075cm" svg:y="2.257cm" presentation:class="page"/>
        <draw:frame presentation:style-name="Forestbird2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_5f__5f_" style:display-name="Forestbird2__"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_5f__5f_-title" draw:layer="backgroundobjects" svg:width="25cm" svg:height="2.5cm" svg:x="1.5cm" svg:y="0.5cm" presentation:class="title" presentation:placeholder="true">
        <draw:text-box/>
      </draw:frame>
      <draw:frame presentation:style-name="Forestbird2_5f__5f_-outline1" draw:layer="backgroundobjects" svg:width="25cm" svg:height="9cm" svg:x="1.5cm" svg:y="3.5cm" presentation:class="outline" presentation:placeholder="true">
        <draw:text-box/>
      </draw:frame>
      <draw:frame presentation:style-name="Mpr23" draw:text-style-name="MP2" draw:layer="backgroundobjects" svg:width="6.523cm" svg:height="1.086cm" svg:x="1.4cm" svg:y="14.348cm" presentation:class="date-time">
        <draw:text-box>
          <text:p text:style-name="MP1"><text:span text:style-name="MT1"><presentation:date-time/></text:span></text:p>
        </draw:text-box>
      </draw:frame>
      <draw:frame presentation:style-name="Mpr23" draw:text-style-name="MP9" draw:layer="backgroundobjects" svg:width="8.875cm" svg:height="1.086cm" svg:x="9.576cm" svg:y="14.348cm" presentation:class="footer">
        <draw:text-box>
          <text:p text:style-name="MP5"><text:span text:style-name="MT1"><presentation:footer/></text:span></text:p>
        </draw:text-box>
      </draw:frame>
      <draw:frame presentation:style-name="Mpr23"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office:forms form:automatic-focus="false" form:apply-design-mode="false"/>
        <draw:page-thumbnail presentation:style-name="Forestbird2_5f__5f_-title" draw:layer="backgroundobjects" svg:width="14.848cm" svg:height="11.136cm" svg:x="3.075cm" svg:y="2.257cm" presentation:class="page"/>
        <draw:frame presentation:style-name="Forestbird2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_5f__5f__5f_" style:display-name="Forestbird2___"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_5f__5f__5f_-title" draw:layer="backgroundobjects" svg:width="25cm" svg:height="2.5cm" svg:x="1.5cm" svg:y="0.5cm" presentation:class="title" presentation:placeholder="true">
        <draw:text-box/>
      </draw:frame>
      <draw:frame presentation:style-name="Forestbird2_5f__5f__5f_-outline1" draw:layer="backgroundobjects" svg:width="25cm" svg:height="9cm" svg:x="1.5cm" svg:y="3.5cm" presentation:class="outline" presentation:placeholder="true">
        <draw:text-box/>
      </draw:frame>
      <draw:frame presentation:style-name="Mpr26" draw:text-style-name="MP2" draw:layer="backgroundobjects" svg:width="6.523cm" svg:height="1.086cm" svg:x="1.4cm" svg:y="14.348cm" presentation:class="date-time">
        <draw:text-box>
          <text:p text:style-name="MP1"><text:span text:style-name="MT1"><presentation:date-time/></text:span></text:p>
        </draw:text-box>
      </draw:frame>
      <draw:frame presentation:style-name="Mpr26" draw:text-style-name="MP9" draw:layer="backgroundobjects" svg:width="8.875cm" svg:height="1.086cm" svg:x="9.576cm" svg:y="14.348cm" presentation:class="footer">
        <draw:text-box>
          <text:p text:style-name="MP5"><text:span text:style-name="MT1"><presentation:footer/></text:span></text:p>
        </draw:text-box>
      </draw:frame>
      <draw:frame presentation:style-name="Mpr26"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office:forms form:automatic-focus="false" form:apply-design-mode="false"/>
        <draw:page-thumbnail presentation:style-name="Forestbird2_5f__5f__5f_-title" draw:layer="backgroundobjects" svg:width="14.848cm" svg:height="11.136cm" svg:x="3.075cm" svg:y="2.257cm" presentation:class="page"/>
        <draw:frame presentation:style-name="Forestbird2_5f__5f__5f_-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0-11T22:42:27.369000000</meta:creation-date>
    <meta:editing-duration>P10DT11H22M32S</meta:editing-duration>
    <meta:editing-cycles>24</meta:editing-cycles>
    <meta:generator>LibreOffice/7.6.2.1$Windows_X86_64 LibreOffice_project/56f7684011345957bbf33a7ee678afaf4d2ba333</meta:generator>
    <dc:title>Forestbird</dc:title>
    <dc:date>2023-11-06T01:21:49.934000000</dc:date>
    <meta:document-statistic meta:object-count="689"/>
  </office:meta>
</office:document-meta>
</file>